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9.60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8.7055in"/>
    </style:style>
    <style:style style:name="co8" style:family="table-column">
      <style:table-column-properties fo:break-before="auto" style:column-width="8.2339in"/>
    </style:style>
    <style:style style:name="co9" style:family="table-column">
      <style:table-column-properties fo:break-before="auto" style:column-width="8.1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justify"/>
    </style:style>
    <style:style style:name="ce5" style:family="table-cell" style:parent-style-name="Default" style:data-style-name="N100"/>
    <style:style style:name="ce21" style:family="table-cell" style:parent-style-name="Default" style:data-style-name="N0"/>
    <style:style style:name="ce9" style:family="table-cell" style:parent-style-name="Default">
      <style:table-cell-properties style:text-align-source="fix" style:repeat-content="true"/>
      <style:paragraph-properties fo:text-align="start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tru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erci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3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3" office:value-type="string" calcext:value-type="string">
            <text:p><text:s/>file</text:p>
          </table:table-cell>
          <table:table-cell/>
          <table:table-cell table:style-name="ce3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file:///home/user/books/reading/cm-materials/2/www3.cs.stonybrook.edu/~cse547/ch1p1.pdf&quot;)" office:value-type="string" office:string-value="file:///home/user/books/reading/cm-materials/2/www3.cs.stonybrook.edu/~cse547/ch1p1.pdf" calcext:value-type="string">
            <text:p>file:///home/user/books/reading/cm-materials/2/www3.cs.stonybrook.edu/~cse547/ch1p1.pdf</text:p>
          </table:table-cell>
          <table:table-cell/>
          <table:table-cell office:value-type="string" calcext:value-type="string">
            <text:p>Note: All references to equation/page/chapter/exercise numbers </text:p>
            <text:p>refer to the 2<text:span text:style-name="T1">nd</text:span> edition, 32<text:span text:style-name="T1">nd</text:span> printing, April 2018 of Concrete Mathematic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.pdf&quot;)" office:value-type="string" office:string-value="file:///home/user/books/reading/cm-materials/2/www3.cs.stonybrook.edu/~cse547/ch1p2.pdf" calcext:value-type="string">
            <text:p>file:///home/user/books/reading/cm-materials/2/www3.cs.stonybrook.edu/~cse547/ch1p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HYPERLINK(&quot;https://math.stackexchange.com/q/143258&quot;)" office:value-type="string" office:string-value="https://math.stackexchange.com/q/143258" calcext:value-type="string">
            <text:p>https://math.stackexchange.com/q/14325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HYPERLINK(&quot;https://math.stackexchange.com/q/144788&quot;)" office:value-type="string" office:string-value="https://math.stackexchange.com/q/144788" calcext:value-type="string">
            <text:p>https://math.stackexchange.com/q/14478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1p6.pdf&quot;)" office:value-type="string" office:string-value="file:///home/user/books/reading/cm-materials/2/www3.cs.stonybrook.edu/~cse547/ch1p6.pdf" calcext:value-type="string">
            <text:p>file:///home/user/books/reading/cm-materials/2/www3.cs.stonybrook.edu/~cse547/ch1p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HYPERLINK(&quot;https://math.stackexchange.com/q/1344117&quot;)" office:value-type="string" office:string-value="https://math.stackexchange.com/q/1344117" calcext:value-type="string">
            <text:p>https://math.stackexchange.com/q/1344117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1p7.pdf&quot;)" office:value-type="string" office:string-value="file:///home/user/books/reading/cm-materials/2/www3.cs.stonybrook.edu/~cse547/ch1p7.pdf" calcext:value-type="string">
            <text:p>file:///home/user/books/reading/cm-materials/2/www3.cs.stonybrook.edu/~cse547/ch1p7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1p8.pdf&quot;)" office:value-type="string" office:string-value="file:///home/user/books/reading/cm-materials/2/www3.cs.stonybrook.edu/~cse547/ch1p8.pdf" calcext:value-type="string">
            <text:p>file:///home/user/books/reading/cm-materials/2/www3.cs.stonybrook.edu/~cse547/ch1p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3110992&quot;)" office:value-type="string" office:string-value="https://math.stackexchange.com/q/3110992" calcext:value-type="string">
            <text:p>https://math.stackexchange.com/q/311099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1p9.pdf&quot;)" office:value-type="string" office:string-value="file:///home/user/books/reading/cm-materials/2/www3.cs.stonybrook.edu/~cse547/ch1p9.pdf" calcext:value-type="string">
            <text:p>file:///home/user/books/reading/cm-materials/2/www3.cs.stonybrook.edu/~cse547/ch1p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HYPERLINK(&quot;https://math.stackexchange.com/q/221898/68328&quot;)" office:value-type="string" office:string-value="https://math.stackexchange.com/q/221898/68328" calcext:value-type="string">
            <text:p>https://math.stackexchange.com/q/221898/68328</text:p>
          </table:table-cell>
          <table:table-cell office:value-type="string" calcext:value-type="string">
            <text:p>hanoi varian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.pdf&quot;)" office:value-type="string" office:string-value="file:///home/user/books/reading/cm-materials/2/www3.cs.stonybrook.edu/~cse547/ch1p16.pdf" calcext:value-type="string">
            <text:p>file:///home/user/books/reading/cm-materials/2/www3.cs.stonybrook.edu/~cse547/ch1p1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general.pdf&quot;)" office:value-type="string" office:string-value="file:///home/user/books/reading/cm-materials/2/www3.cs.stonybrook.edu/~cse547/ch1p16general.pdf" calcext:value-type="string">
            <text:p>file:///home/user/books/reading/cm-materials/2/www3.cs.stonybrook.edu/~cse547/ch1p16general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845241&quot;)" office:value-type="string" office:string-value="https://math.stackexchange.com/q/1845241" calcext:value-type="string">
            <text:p>https://math.stackexchange.com/q/184524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374142&quot;)" office:value-type="string" office:string-value="https://math.stackexchange.com/q/374142" calcext:value-type="string">
            <text:p>https://math.stackexchange.com/q/37414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486461&quot;)" office:value-type="string" office:string-value="https://math.stackexchange.com/q/486461" calcext:value-type="string">
            <text:p>https://math.stackexchange.com/q/48646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2978228&quot;)" office:value-type="string" office:string-value="https://math.stackexchange.com/q/2978228" calcext:value-type="string">
            <text:p>https://math.stackexchange.com/q/297822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newLec1.pdf&quot;)" office:value-type="string" office:string-value="file:///home/user/books/reading/cm-materials/2/www3.cs.stonybrook.edu/~cse547/newLec1.pdf" calcext:value-type="string">
            <text:p>file:///home/user/books/reading/cm-materials/2/www3.cs.stonybrook.edu/~cse547/newLec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.pdf&quot;)" office:value-type="string" office:string-value="file:///home/user/books/reading/cm-materials/2/www3.cs.stonybrook.edu/~cse547/ch1p20.pdf" calcext:value-type="string">
            <text:p>file:///home/user/books/reading/cm-materials/2/www3.cs.stonybrook.edu/~cse547/ch1p20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sol2.pdf&quot;)" office:value-type="string" office:string-value="file:///home/user/books/reading/cm-materials/2/www3.cs.stonybrook.edu/~cse547/ch1p20sol2.pdf" calcext:value-type="string">
            <text:p>file:///home/user/books/reading/cm-materials/2/www3.cs.stonybrook.edu/~cse547/ch1p20sol2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a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b </text:p>
          </table:table-cell>
          <table:table-cell table:formula="of:=HYPERLINK(&quot;https://math.stackexchange.com/q/1819239&quot;)" office:value-type="string" office:string-value="https://math.stackexchange.com/q/1819239" calcext:value-type="string">
            <text:p>https://math.stackexchange.com/q/1819239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29902&quot;)" office:value-type="string" office:string-value="https://math.stackexchange.com/q/4029902" calcext:value-type="string">
            <text:p>https://math.stackexchange.com/q/4029902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46955&quot;)" office:value-type="string" office:string-value="https://math.stackexchange.com/q/4046955" calcext:value-type="string">
            <text:p>https://math.stackexchange.com/q/404695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a/753275&quot;)" office:value-type="string" office:string-value="https://math.stackexchange.com/a/753275" calcext:value-type="string">
            <text:p>https://math.stackexchange.com/a/75327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p6(corrected).pdf&quot;)" office:value-type="string" office:string-value="file:///home/user/books/reading/cm-materials/2/www3.cs.stonybrook.edu/~cse547/ch2p6(corrected).pdf" calcext:value-type="string">
            <text:p>file:///home/user/books/reading/cm-materials/2/www3.cs.stonybrook.edu/~cse547/ch2p6(corrected)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p8.pdf&quot;)" office:value-type="string" office:string-value="file:///home/user/books/reading/cm-materials/2/www3.cs.stonybrook.edu/~cse547/ch2p8.pdf" calcext:value-type="string">
            <text:p>file:///home/user/books/reading/cm-materials/2/www3.cs.stonybrook.edu/~cse547/ch2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p11.pdf&quot;)" office:value-type="string" office:string-value="file:///home/user/books/reading/cm-materials/2/www3.cs.stonybrook.edu/~cse547/ch2p11.pdf" calcext:value-type="string">
            <text:p>file:///home/user/books/reading/cm-materials/2/www3.cs.stonybrook.edu/~cse547/ch2p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HYPERLINK(&quot;https://math.stackexchange.com/q/2582642&quot;)" office:value-type="string" office:string-value="https://math.stackexchange.com/q/2582642" calcext:value-type="string">
            <text:p>https://math.stackexchange.com/q/258264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p15.pdf&quot;)" office:value-type="string" office:string-value="file:///home/user/books/reading/cm-materials/2/www3.cs.stonybrook.edu/~cse547/ch2p15.pdf" calcext:value-type="string">
            <text:p>file:///home/user/books/reading/cm-materials/2/www3.cs.stonybrook.edu/~cse547/ch2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a/131840&quot;)" office:value-type="string" office:string-value="https://math.stackexchange.com/a/131840" calcext:value-type="string">
            <text:p>https://math.stackexchange.com/a/13184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q/2106062&quot;)" office:value-type="string" office:string-value="https://math.stackexchange.com/q/2106062" calcext:value-type="string">
            <text:p>https://math.stackexchange.com/q/210606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q/947288&quot;)" office:value-type="string" office:string-value="https://math.stackexchange.com/q/947288" calcext:value-type="string">
            <text:p>https://math.stackexchange.com/q/947288</text:p>
          </table:table-cell>
          <table:table-cell office:value-type="string" calcext:value-type="string">
            <text:p>positive/negative decomposi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p19.pdf&quot;)" office:value-type="string" office:string-value="file:///home/user/books/reading/cm-materials/2/www3.cs.stonybrook.edu/~cse547/ch2p19.pdf" calcext:value-type="string">
            <text:p>file:///home/user/books/reading/cm-materials/2/www3.cs.stonybrook.edu/~cse547/ch2p1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p23.pdf&quot;)" office:value-type="string" office:string-value="file:///home/user/books/reading/cm-materials/2/www3.cs.stonybrook.edu/~cse547/ch2p23.pdf" calcext:value-type="string">
            <text:p>file:///home/user/books/reading/cm-materials/2/www3.cs.stonybrook.edu/~cse547/ch2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.pdf&quot;)" office:value-type="string" office:string-value="file:///home/user/books/reading/cm-materials/2/www3.cs.stonybrook.edu/~cse547/ch2p29.pdf" calcext:value-type="string">
            <text:p>file:///home/user/books/reading/cm-materials/2/www3.cs.stonybrook.edu/~cse547/ch2p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short.pdf&quot;)" office:value-type="string" office:string-value="file:///home/user/books/reading/cm-materials/2/www3.cs.stonybrook.edu/~cse547/ch2p29short.pdf" calcext:value-type="string">
            <text:p>file:///home/user/books/reading/cm-materials/2/www3.cs.stonybrook.edu/~cse547/ch2p29short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p31.pdf&quot;)" office:value-type="string" office:string-value="file:///home/user/books/reading/cm-materials/2/www3.cs.stonybrook.edu/~cse547/ch2p31.pdf" calcext:value-type="string">
            <text:p>file:///home/user/books/reading/cm-materials/2/www3.cs.stonybrook.edu/~cse547/ch2p3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q/16726&quot;)" office:value-type="string" office:string-value="https://math.stackexchange.com/q/16726" calcext:value-type="string">
            <text:p>https://math.stackexchange.com/q/1672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overflow.net/q/34145&quot;)" office:value-type="string" office:string-value="https://mathoverflow.net/q/34145" calcext:value-type="string">
            <text:p>https://mathoverflow.net/q/3414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1a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2423655&quot;)" office:value-type="string" office:string-value="https://math.stackexchange.com/q/2423655" calcext:value-type="string">
            <text:p>https://math.stackexchange.com/q/242365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3p11.pdf&quot;)" office:value-type="string" office:string-value="file:///home/user/books/reading/cm-materials/2/www3.cs.stonybrook.edu/~cse547/ch3p11.pdf" calcext:value-type="string">
            <text:p>file:///home/user/books/reading/cm-materials/2/www3.cs.stonybrook.edu/~cse547/ch3p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HYPERLINK(&quot;https://math.stackexchange.com/a/38071&quot;)" office:value-type="string" office:string-value="https://math.stackexchange.com/a/38071" calcext:value-type="string">
            <text:p>https://math.stackexchange.com/a/3807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3p14.pdf&quot;)" office:value-type="string" office:string-value="file:///home/user/books/reading/cm-materials/2/www3.cs.stonybrook.edu/~cse547/ch3p14.pdf" calcext:value-type="string">
            <text:p>file:///home/user/books/reading/cm-materials/2/www3.cs.stonybrook.edu/~cse547/ch3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3p16.pdf&quot;)" office:value-type="string" office:string-value="file:///home/user/books/reading/cm-materials/2/www3.cs.stonybrook.edu/~cse547/ch3p16.pdf" calcext:value-type="string">
            <text:p>file:///home/user/books/reading/cm-materials/2/www3.cs.stonybrook.edu/~cse547/ch3p1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3p17.pdf&quot;)" office:value-type="string" office:string-value="file:///home/user/books/reading/cm-materials/2/www3.cs.stonybrook.edu/~cse547/ch3p17.pdf" calcext:value-type="string">
            <text:p>file:///home/user/books/reading/cm-materials/2/www3.cs.stonybrook.edu/~cse547/ch3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137295&quot;)" office:value-type="string" office:string-value="https://math.stackexchange.com/q/3137295" calcext:value-type="string">
            <text:p>https://math.stackexchange.com/q/313729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988252&quot;)" office:value-type="string" office:string-value="https://math.stackexchange.com/q/3988252" calcext:value-type="string">
            <text:p>https://math.stackexchange.com/q/398825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3p23.pdf&quot;)" office:value-type="string" office:string-value="file:///home/user/books/reading/cm-materials/2/www3.cs.stonybrook.edu/~cse547/ch3p23.pdf" calcext:value-type="string">
            <text:p>file:///home/user/books/reading/cm-materials/2/www3.cs.stonybrook.edu/~cse547/ch3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2/www3.cs.stonybrook.edu/~cse547/ch3p28.pdf&quot;)" office:value-type="string" office:string-value="file:///home/user/books/reading/cm-materials/2/www3.cs.stonybrook.edu/~cse547/ch3p28.pdf" calcext:value-type="string">
            <text:p>file:///home/user/books/reading/cm-materials/2/www3.cs.stonybrook.edu/~cse547/ch3p28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&quot;)" office:value-type="string" office:string-value="https://math.stackexchange.com/q/327584" calcext:value-type="string">
            <text:p>https://math.stackexchange.com/q/32758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/68328&quot;)" office:value-type="string" office:string-value="https://math.stackexchange.com/q/327584/68328" calcext:value-type="string">
            <text:p>https://math.stackexchange.com/q/327584/68328</text:p>
          </table:table-cell>
          <table:table-cell office:value-type="string" calcext:value-type="string">
            <text:p>recurrence involving floor and square roo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&quot;)" office:value-type="string" office:string-value="https://math.stackexchange.com/q/3444733" calcext:value-type="string">
            <text:p>https://math.stackexchange.com/q/344473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/68328&quot;)" office:value-type="string" office:string-value="https://math.stackexchange.com/q/3444733/68328" calcext:value-type="string">
            <text:p>https://math.stackexchange.com/q/3444733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658823&quot;)" office:value-type="string" office:string-value="https://math.stackexchange.com/q/658823" calcext:value-type="string">
            <text:p>https://math.stackexchange.com/q/65882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3p31.pdf&quot;)" office:value-type="string" office:string-value="file:///home/user/books/reading/cm-materials/2/www3.cs.stonybrook.edu/~cse547/ch3p31.pdf" calcext:value-type="string">
            <text:p>file:///home/user/books/reading/cm-materials/2/www3.cs.stonybrook.edu/~cse547/ch3p3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2/www3.cs.stonybrook.edu/~cse547/ch3p35.pdf&quot;)" office:value-type="string" office:string-value="file:///home/user/books/reading/cm-materials/2/www3.cs.stonybrook.edu/~cse547/ch3p35.pdf" calcext:value-type="string">
            <text:p>file:///home/user/books/reading/cm-materials/2/www3.cs.stonybrook.edu/~cse547/ch3p3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4003208/68328&quot;)" office:value-type="string" office:string-value="https://math.stackexchange.com/a/4003208/68328" calcext:value-type="string">
            <text:p>https://math.stackexchange.com/a/4003208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&quot;)" office:value-type="string" office:string-value="https://math.stackexchange.com/q/2816879" calcext:value-type="string">
            <text:p>https://math.stackexchange.com/q/281687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/68328&quot;)" office:value-type="string" office:string-value="https://math.stackexchange.com/q/2816879/68328" calcext:value-type="string">
            <text:p>https://math.stackexchange.com/q/2816879/6832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1.pdf&quot;)" office:value-type="string" office:string-value="file:///home/user/books/reading/cm-materials/2/www3.cs.stonybrook.edu/~cse547/newLec11.pdf" calcext:value-type="string">
            <text:p>file:///home/user/books/reading/cm-materials/2/www3.cs.stonybrook.edu/~cse547/newLec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2.pdf&quot;)" office:value-type="string" office:string-value="file:///home/user/books/reading/cm-materials/2/www3.cs.stonybrook.edu/~cse547/newLec12.pdf" calcext:value-type="string">
            <text:p>file:///home/user/books/reading/cm-materials/2/www3.cs.stonybrook.edu/~cse547/newLec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4p6.pdf&quot;)" office:value-type="string" office:string-value="file:///home/user/books/reading/cm-materials/2/www3.cs.stonybrook.edu/~cse547/ch4p6.pdf" calcext:value-type="string">
            <text:p>file:///home/user/books/reading/cm-materials/2/www3.cs.stonybrook.edu/~cse547/ch4p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14.pdf&quot;)" office:value-type="string" office:string-value="file:///home/user/books/reading/cm-materials/2/www3.cs.stonybrook.edu/~cse547/ch4p14.pdf" calcext:value-type="string">
            <text:p>file:///home/user/books/reading/cm-materials/2/www3.cs.stonybrook.edu/~cse547/ch4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4p15.pdf&quot;)" office:value-type="string" office:string-value="file:///home/user/books/reading/cm-materials/2/www3.cs.stonybrook.edu/~cse547/ch4p15.pdf" calcext:value-type="string">
            <text:p>file:///home/user/books/reading/cm-materials/2/www3.cs.stonybrook.edu/~cse547/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a/262162&quot;)" office:value-type="string" office:string-value="https://math.stackexchange.com/a/262162" calcext:value-type="string">
            <text:p>https://math.stackexchange.com/a/262162</text:p>
          </table:table-cell>
          <table:table-cell office:value-type="string" calcext:value-type="string">
            <text:p>identity involving powers and gc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HYPERLINK(&quot;https://math.stackexchange.com/q/3135937&quot;)" office:value-type="string" office:string-value="https://math.stackexchange.com/q/3135937" calcext:value-type="string">
            <text:p>https://math.stackexchange.com/q/31359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formula="of:=HYPERLINK(&quot;file:///home/user/books/reading/cm-materials/2/www3.cs.stonybrook.edu/~cse547/ch4p45.pdf&quot;)" office:value-type="string" office:string-value="file:///home/user/books/reading/cm-materials/2/www3.cs.stonybrook.edu/~cse547/ch4p45.pdf" calcext:value-type="string">
            <text:p>file:///home/user/books/reading/cm-materials/2/www3.cs.stonybrook.edu/~cse547/ch4p4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&quot;)" office:value-type="string" office:string-value="https://math.stackexchange.com/q/47986" calcext:value-type="string">
            <text:p>https://math.stackexchange.com/q/4798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3a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2/www3.cs.stonybrook.edu/~cse547/ch5p4.pdf&quot;)" office:value-type="string" office:string-value="file:///home/user/books/reading/cm-materials/2/www3.cs.stonybrook.edu/~cse547/ch5p4.pdf" calcext:value-type="string">
            <text:p>file:///home/user/books/reading/cm-materials/2/www3.cs.stonybrook.edu/~cse547/ch5p4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5p7.pdf&quot;)" office:value-type="string" office:string-value="file:///home/user/books/reading/cm-materials/2/www3.cs.stonybrook.edu/~cse547/ch5p7.pdf" calcext:value-type="string">
            <text:p>file:///home/user/books/reading/cm-materials/2/www3.cs.stonybrook.edu/~cse547/ch5p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.pdf&quot;)" office:value-type="string" office:string-value="file:///home/user/books/reading/cm-materials/2/www3.cs.stonybrook.edu/~cse547/ch5p8.pdf" calcext:value-type="string">
            <text:p>file:///home/user/books/reading/cm-materials/2/www3.cs.stonybrook.edu/~cse547/ch5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(2).pdf&quot;)" office:value-type="string" office:string-value="file:///home/user/books/reading/cm-materials/2/www3.cs.stonybrook.edu/~cse547/ch5p8(2).pdf" calcext:value-type="string">
            <text:p>file:///home/user/books/reading/cm-materials/2/www3.cs.stonybrook.edu/~cse547/ch5p8(2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5p14.pdf&quot;)" office:value-type="string" office:string-value="file:///home/user/books/reading/cm-materials/2/www3.cs.stonybrook.edu/~cse547/ch5p14.pdf" calcext:value-type="string">
            <text:p>file:///home/user/books/reading/cm-materials/2/www3.cs.stonybrook.edu/~cse547/ch5p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4278877&quot;)" office:value-type="string" office:string-value="https://math.stackexchange.com/q/4278877" calcext:value-type="string">
            <text:p>https://math.stackexchange.com/q/427887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.pdf&quot;)" office:value-type="string" office:string-value="file:///home/user/books/reading/cm-materials/2/www3.cs.stonybrook.edu/~cse547/ch5p15.pdf" calcext:value-type="string">
            <text:p>file:///home/user/books/reading/cm-materials/2/www3.cs.stonybrook.edu/~cse547/ch5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5p17.pdf&quot;)" office:value-type="string" office:string-value="file:///home/user/books/reading/cm-materials/2/www3.cs.stonybrook.edu/~cse547/ch5p17.pdf" calcext:value-type="string">
            <text:p>file:///home/user/books/reading/cm-materials/2/www3.cs.stonybrook.edu/~cse547/ch5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HYPERLINK(&quot;https://kainwen.com/2018/10/28/proof-of-select-sample-problem&quot;)" office:value-type="string" office:string-value="https://kainwen.com/2018/10/28/proof-of-select-sample-problem" calcext:value-type="string">
            <text:p>https://kainwen.com/2018/10/28/proof-of-select-sample-problem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HYPERLINK(&quot;https://math.stackexchange.com/a/4364404 &quot;)" office:value-type="string" office:string-value="https://math.stackexchange.com/a/4364404 " calcext:value-type="string">
            <text:p>https://math.stackexchange.com/a/4364404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HYPERLINK(&quot;https://math.stackexchange.com/q/3051459&quot;)" office:value-type="string" office:string-value="https://math.stackexchange.com/q/3051459" calcext:value-type="string">
            <text:p>https://math.stackexchange.com/q/30514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4" calcext:value-type="float">
            <text:p>74</text:p>
          </table:table-cell>
          <table:table-cell table:formula="of:=HYPERLINK(&quot;file:///home/user/books/reading/cm-materials/2/www3.cs.stonybrook.edu/~cse547/ch5p74.pdf&quot;)" office:value-type="string" office:string-value="file:///home/user/books/reading/cm-materials/2/www3.cs.stonybrook.edu/~cse547/ch5p74.pdf" calcext:value-type="string">
            <text:p>file:///home/user/books/reading/cm-materials/2/www3.cs.stonybrook.edu/~cse547/ch5p7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YPERLINK(&quot;https://hasinarefinkhan.blogspot.com/2015/05/concrete-mathematics-exercise-solution.html &quot;)" office:value-type="string" office:string-value="https://hasinarefinkhan.blogspot.com/2015/05/concrete-mathematics-exercise-solution.html " calcext:value-type="string">
            <text:p>https://hasinarefinkhan.blogspot.com/2015/05/concrete-mathematics-exercise-solution.html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b</text:p>
          </table:table-cell>
          <table:table-cell table:formula="of:=HYPERLINK(&quot;https://math.stackexchange.com/a/27936&quot;)" office:value-type="string" office:string-value="https://math.stackexchange.com/a/27936" calcext:value-type="string">
            <text:p>https://math.stackexchange.com/a/279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a/4192759&quot;)" office:value-type="string" office:string-value="https://math.stackexchange.com/a/4192759" calcext:value-type="string">
            <text:p>https://math.stackexchange.com/a/41927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3024197&quot;)" office:value-type="string" office:string-value="https://math.stackexchange.com/a/3024197" calcext:value-type="string">
            <text:p>https://math.stackexchange.com/a/30241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4"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HYPERLINK(&quot;https://math.stackexchange.com/q/159752&quot;)" office:value-type="string" office:string-value="https://math.stackexchange.com/q/159752" calcext:value-type="string">
            <text:p>https://math.stackexchange.com/q/15975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YPERLINK(&quot;https://mikespivey.wordpress.com/2011/11/09/eulereulerian/&quot;)" office:value-type="string" office:string-value="https://mikespivey.wordpress.com/2011/11/09/eulereulerian/" calcext:value-type="string">
            <text:p>https://mikespivey.wordpress.com/2011/11/09/eulereulerian/</text:p>
          </table:table-cell>
          <table:table-cell office:value-type="string" calcext:value-type="string">
            <text:p>euler numbers, eulerian numbers, hyperbolic secant, permutatio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HYPERLINK(&quot;https://mikespivey.wordpress.com/2014/05/13/solving-two-term-combinatorial-recurrence-relations-part-ii/&quot;)" office:value-type="string" office:string-value="https://mikespivey.wordpress.com/2014/05/13/solving-two-term-combinatorial-recurrence-relations-part-ii/" calcext:value-type="string">
            <text:p>https://mikespivey.wordpress.com/2014/05/13/solving-two-term-combinatorial-recurrence-relations-part-ii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0/18/satisfying/&quot;)" office:value-type="string" office:string-value="https://mikespivey.wordpress.com/2011/10/18/satisfying/" calcext:value-type="string">
            <text:p>https://mikespivey.wordpress.com/2011/10/18/satisfying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2/14/solving-two-combinatorial-recurrence-relations/&quot;)" office:value-type="string" office:string-value="https://mikespivey.wordpress.com/2011/12/14/solving-two-combinatorial-recurrence-relations/" calcext:value-type="string">
            <text:p>https://mikespivey.wordpress.com/2011/12/14/solving-two-combinatorial-recurrence-relations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ab</text:p>
          </table:table-cell>
          <table:table-cell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12.pdf&quot;)" office:value-type="string" office:string-value="file:///home/user/books/reading/cm-materials/15/cs.ioc.ee/cm/ex12.pdf" calcext:value-type="string">
            <text:p>file:///home/user/books/reading/cm-materials/15/cs.ioc.ee/cm/ex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3.pdf&quot;)" office:value-type="string" office:string-value="file:///home/user/books/reading/cm-materials/15/cs.ioc.ee/cm/ex13.pdf" calcext:value-type="string">
            <text:p>file:///home/user/books/reading/cm-materials/15/cs.ioc.ee/cm/ex1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HYPERLINK(&quot;https://math.stackexchange.com/q/150021&quot;)" office:value-type="string" office:string-value="https://math.stackexchange.com/q/150021" calcext:value-type="string">
            <text:p>https://math.stackexchange.com/q/1500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cs.stackexchange.com/a/102654&quot;)" office:value-type="string" office:string-value="https://cs.stackexchange.com/a/102654" calcext:value-type="string">
            <text:p>https://cs.stackexchange.com/a/1026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154236&quot;)" office:value-type="string" office:string-value="https://math.stackexchange.com/q/154236" calcext:value-type="string">
            <text:p>https://math.stackexchange.com/q/15423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3736&quot;)" office:value-type="string" office:string-value="https://math.stackexchange.com/q/153736" calcext:value-type="string">
            <text:p>https://math.stackexchange.com/q/1537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42275&quot;)" office:value-type="string" office:string-value="https://math.stackexchange.com/q/42275" calcext:value-type="string">
            <text:p>https://math.stackexchange.com/q/4227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a/74657&quot;)" office:value-type="string" office:string-value="https://math.stackexchange.com/a/74657" calcext:value-type="string">
            <text:p>https://math.stackexchange.com/a/7465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HYPERLINK(&quot;https://math.stackexchange.com/q/155556&quot;)" office:value-type="string" office:string-value="https://math.stackexchange.com/q/155556" calcext:value-type="string">
            <text:p>https://math.stackexchange.com/q/15555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&quot;)" office:value-type="string" office:string-value="https://math.stackexchange.com/q/157312" calcext:value-type="string">
            <text:p>https://math.stackexchange.com/q/1573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/68328&quot;)" office:value-type="string" office:string-value="https://math.stackexchange.com/q/157312/68328" calcext:value-type="string">
            <text:p>https://math.stackexchange.com/q/157312/683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HYPERLINK(&quot;https://math.stackexchange.com/q/2107309&quot;)" office:value-type="string" office:string-value="https://math.stackexchange.com/q/2107309" calcext:value-type="string">
            <text:p>https://math.stackexchange.com/q/21073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HYPERLINK(&quot;https://math.stackexchange.com/q/975910&quot;)" office:value-type="string" office:string-value="https://math.stackexchange.com/q/975910" calcext:value-type="string">
            <text:p>https://math.stackexchange.com/q/9759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3550990&quot;)" office:value-type="string" office:string-value="https://math.stackexchange.com/q/3550990" calcext:value-type="string">
            <text:p>https://math.stackexchange.com/q/355099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table:formula="of:=HYPERLINK(&quot;https://redd.it/h00ux&quot;)" office:value-type="string" office:string-value="https://redd.it/h00ux" calcext:value-type="string">
            <text:p>https://redd.it/h00ux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formula="of:=HYPERLINK(&quot;https://math.stackexchange.com/q/3132413&quot;)" office:value-type="string" office:string-value="https://math.stackexchange.com/q/3132413" calcext:value-type="string">
            <text:p>https://math.stackexchange.com/q/3132413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 table:number-rows-repeated="5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 table:number-rows-repeated="55">
          <table:table-cell table:style-name="Default" table:number-columns-repeated="2"/>
          <table:table-cell table:number-columns-repeated="7"/>
        </table:table-row>
        <table:table-row table:style-name="ro1" table:number-rows-repeated="10482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s" table:style-name="ta1">
        <table:table-column table:style-name="co5" table:default-cell-style-name="ce5"/>
        <table:table-column table:style-name="co5" table:number-columns-repeated="3" table:default-cell-style-name="Default"/>
        <table:table-column table:style-name="co6" table:default-cell-style-name="ce9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3" office:value-type="string" calcext:value-type="string">
            <text:p>Inexact matches (or references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quation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</text:p>
          </table:table-cell>
          <table:table-cell table:style-name="ce2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not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32" calcext:value-type="float">
            <text:p>3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27" table:formula="of:=HYPERLINK(&quot;https://math.stackexchange.com/a/329222 &quot;)" office:value-type="string" office:string-value="https://math.stackexchange.com/a/329222 " calcext:value-type="string">
            <text:p>https://math.stackexchange.com/a/329222 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27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27" table:formula="of:=HYPERLINK(&quot;https://math.stackexchange.com/a/2482541 &quot;)" office:value-type="string" office:string-value="https://math.stackexchange.com/a/2482541 " calcext:value-type="string">
            <text:p>https://math.stackexchange.com/a/2482541 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style-name="ce27" table:formula="of:=HYPERLINK(&quot;https://math.stackexchange.com/a/71359&quot;)" office:value-type="string" office:string-value="https://math.stackexchange.com/a/71359" calcext:value-type="string">
            <text:p>https://math.stackexchange.com/a/7135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27" table:formula="of:=HYPERLINK(&quot;https://math.stackexchange.com/q/113847&quot;)" office:value-type="string" office:string-value="https://math.stackexchange.com/q/113847" calcext:value-type="string">
            <text:p>https://math.stackexchange.com/q/113847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27" table:formula="of:=HYPERLINK(&quot;https://math.stackexchange.com/a/166031&quot;)" office:value-type="string" office:string-value="https://math.stackexchange.com/a/166031" calcext:value-type="string">
            <text:p>https://math.stackexchange.com/a/16603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27" table:formula="of:=HYPERLINK(&quot;https://math.stackexchange.com/a/127026&quot;)" office:value-type="string" office:string-value="https://math.stackexchange.com/a/127026" calcext:value-type="string">
            <text:p>https://math.stackexchange.com/a/127026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style-name="ce27" table:formula="of:=HYPERLINK(&quot;https://math.stackexchange.com/a/2200054&quot;)" office:value-type="string" office:string-value="https://math.stackexchange.com/a/2200054" calcext:value-type="string">
            <text:p>https://math.stackexchange.com/a/2200054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27" table:formula="of:=HYPERLINK(&quot;https://math.stackexchange.com/a/2083478&quot;)" office:value-type="string" office:string-value="https://math.stackexchange.com/a/2083478" calcext:value-type="string">
            <text:p>https://math.stackexchange.com/a/2083478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??</text:p>
          </table:table-cell>
          <table:table-cell table:style-name="ce27" table:formula="of:=HYPERLINK(&quot;https://math.stackexchange.com/a/3177462&quot;)" office:value-type="string" office:string-value="https://math.stackexchange.com/a/3177462" calcext:value-type="string">
            <text:p>https://math.stackexchange.com/a/3177462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27" table:formula="of:=HYPERLINK(&quot;https://math.stackexchange.com/a/69569&quot;)" office:value-type="string" office:string-value="https://math.stackexchange.com/a/69569" calcext:value-type="string">
            <text:p>https://math.stackexchange.com/a/6956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??</text:p>
          </table:table-cell>
          <table:table-cell table:style-name="ce27" table:formula="of:=HYPERLINK(&quot;https://math.stackexchange.com/a/4360559&quot;)" office:value-type="string" office:string-value="https://math.stackexchange.com/a/4360559" calcext:value-type="string">
            <text:p>https://math.stackexchange.com/a/436055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27" table:formula="of:=HYPERLINK(&quot;https://math.stackexchange.com/q/638946&quot;)" office:value-type="string" office:string-value="https://math.stackexchange.com/q/638946" calcext:value-type="string">
            <text:p>https://math.stackexchange.com/q/63894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style-name="ce27" table:formula="of:=HYPERLINK(&quot;https://math.stackexchange.com/q/1853870&quot;)" office:value-type="string" office:string-value="https://math.stackexchange.com/q/1853870" calcext:value-type="string">
            <text:p>https://math.stackexchange.com/q/185387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27" table:formula="of:=HYPERLINK(&quot;https://math.stackexchange.com/q/2187927&quot;)" office:value-type="string" office:string-value="https://math.stackexchange.com/q/2187927" calcext:value-type="string">
            <text:p>https://math.stackexchange.com/q/218792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54" calcext:value-type="float">
            <text:p>154</text:p>
          </table:table-cell>
          <table:table-cell table:style-name="ce5" table:number-columns-repeated="2"/>
          <table:table-cell table:style-name="ce27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27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27" table:formula="of:=HYPERLINK(&quot;https://math.stackexchange.com/q/409805&quot;)" office:value-type="string" office:string-value="https://math.stackexchange.com/q/409805" calcext:value-type="string">
            <text:p>https://math.stackexchange.com/q/40980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table:number-columns-repeated="2"/>
          <table:table-cell table:style-name="ce27" table:formula="of:=HYPERLINK(&quot;https://math.stackexchange.com/q/413915&quot;)" office:value-type="string" office:string-value="https://math.stackexchange.com/q/413915" calcext:value-type="string">
            <text:p>https://math.stackexchange.com/q/41391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7" table:formula="of:=HYPERLINK(&quot;https://math.stackexchange.com/a/282367&quot;)" office:value-type="string" office:string-value="https://math.stackexchange.com/a/282367" calcext:value-type="string">
            <text:p>https://math.stackexchange.com/a/282367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27" table:formula="of:=HYPERLINK(&quot;https://math.stackexchange.com/a/27991&quot;)" office:value-type="string" office:string-value="https://math.stackexchange.com/a/27991" calcext:value-type="string">
            <text:p>https://math.stackexchange.com/a/2799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27" table:formula="of:=HYPERLINK(&quot;https://math.stackexchange.com/a/85095&quot;)" office:value-type="string" office:string-value="https://math.stackexchange.com/a/85095" calcext:value-type="string">
            <text:p>https://math.stackexchange.com/a/8509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7" table:formula="of:=HYPERLINK(&quot;https://cs.stackexchange.com/a/96527&quot;)" office:value-type="string" office:string-value="https://cs.stackexchange.com/a/96527" calcext:value-type="string">
            <text:p>https://cs.stackexchange.com/a/96527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formula="of:=HYPERLINK(&quot;https://cs.stackexchange.com/a/43789&quot;)" office:value-type="string" office:string-value="https://cs.stackexchange.com/a/43789" calcext:value-type="string">
            <text:p>https://cs.stackexchange.com/a/43789</text:p>
          </table:table-cell>
          <table:table-cell/>
          <table:table-cell office:value-type="string" calcext:value-type="string">
            <text:p>generalized josephu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formula="of:=HYPERLINK(&quot;https://cs.stackexchange.com/a/88562&quot;)" office:value-type="string" office:string-value="https://cs.stackexchange.com/a/88562" calcext:value-type="string">
            <text:p>https://cs.stackexchange.com/a/88562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9.3</text:p>
          </table:table-cell>
          <table:table-cell table:style-name="ce5"/>
          <table:table-cell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formula="of:=HYPERLINK(&quot;https://cs.stackexchange.com/q/6176&quot;)" office:value-type="string" office:string-value="https://cs.stackexchange.com/q/6176" calcext:value-type="string">
            <text:p>https://cs.stackexchange.com/q/6176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formula="of:=HYPERLINK(&quot;https://cs.stackexchange.com/q/3563&quot;)" office:value-type="string" office:string-value="https://cs.stackexchange.com/q/3563" calcext:value-type="string">
            <text:p>https://cs.stackexchange.com/q/3563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formula="of:=HYPERLINK(&quot;https://math.stackexchange.com/a/2482541&quot;)" office:value-type="string" office:string-value="https://math.stackexchange.com/a/2482541" calcext:value-type="string">
            <text:p>https://math.stackexchange.com/a/248254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formula="of:=HYPERLINK(&quot;https://math.stackexchange.com/q/3592240&quot;)" office:value-type="string" office:string-value="https://math.stackexchange.com/q/3592240" calcext:value-type="string">
            <text:p>https://math.stackexchange.com/q/3592240</text:p>
          </table:table-cell>
          <table:table-cell/>
          <table:table-cell office:value-type="string" calcext:value-type="string">
            <text:p>stirling identities of both kind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3645232&quot;)" office:value-type="string" office:string-value="https://math.stackexchange.com/q/3645232" calcext:value-type="string">
            <text:p>https://math.stackexchange.com/q/3645232</text:p>
          </table:table-cell>
          <table:table-cell/>
          <table:table-cell office:value-type="string" calcext:value-type="string">
            <text:p>recurrence problem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formula="of:=HYPERLINK(&quot;https://math.stackexchange.com/a/2636184&quot;)" office:value-type="string" office:string-value="https://math.stackexchange.com/a/2636184" calcext:value-type="string">
            <text:p>https://math.stackexchange.com/a/2636184</text:p>
          </table:table-cell>
          <table:table-cell/>
          <table:table-cell office:value-type="string" calcext:value-type="string">
            <text:p>annihilated coefficient extractor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formula="of:=HYPERLINK(&quot;https://math.stackexchange.com/q/27989&quot;)" office:value-type="string" office:string-value="https://math.stackexchange.com/q/27989" calcext:value-type="string">
            <text:p>https://math.stackexchange.com/q/2798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325-327,343-344</text:p>
          </table:table-cell>
          <table:table-cell table:style-name="ce5" table:number-columns-repeated="2"/>
          <table:table-cell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formula="of:=HYPERLINK(&quot;https://math.stackexchange.com/a/3488336&quot;)" office:value-type="string" office:string-value="https://math.stackexchange.com/a/3488336" calcext:value-type="string">
            <text:p>https://math.stackexchange.com/a/3488336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3"/>
          <table:table-cell table:formula="of:=HYPERLINK(&quot;https://mathoverflow.net/q/21238&quot;)" office:value-type="string" office:string-value="https://mathoverflow.net/q/21238" calcext:value-type="string">
            <text:p>https://mathoverflow.net/q/21238</text:p>
          </table:table-cell>
          <table:table-cell/>
          <table:table-cell office:value-type="string" calcext:value-type="string">
            <text:p>inhomogeneous recurrence relation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/>
          <table:table-cell office:value-type="string" calcext:value-type="string">
            <text:p>papers and identities related to eulerian and bernoulli numbers</text:p>
          </table:table-cell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table:number-columns-repeated="2"/>
          <table:table-cell table:formula="of:=HYPERLINK(&quot;https://math.stackexchange.com/q/3145199&quot;)" office:value-type="string" office:string-value="https://math.stackexchange.com/q/3145199" calcext:value-type="string">
            <text:p>https://math.stackexchange.com/q/314519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2.4" calcext:value-type="float">
            <text:p>2.4</text:p>
          </table:table-cell>
          <table:table-cell table:style-name="ce5"/>
          <table:table-cell table:formula="of:=HYPERLINK(&quot;https://math.stackexchange.com/q/414916&quot;)" office:value-type="string" office:string-value="https://math.stackexchange.com/q/414916" calcext:value-type="string">
            <text:p>https://math.stackexchange.com/q/414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0</text:p>
          </table:table-cell>
          <table:table-cell table:style-name="ce5" table:number-columns-repeated="3"/>
          <table:table-cell table:formula="of:=HYPERLINK(&quot;https://math.stackexchange.com/q/3843186&quot;)" office:value-type="string" office:string-value="https://math.stackexchange.com/q/3843186" calcext:value-type="string">
            <text:p>https://math.stackexchange.com/q/384318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75</text:p>
          </table:table-cell>
          <table:table-cell table:style-name="ce5" table:number-columns-repeated="2"/>
          <table:table-cell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74</text:p>
          </table:table-cell>
          <table:table-cell table:style-name="ce5" table:number-columns-repeated="2"/>
          <table:table-cell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9</text:p>
          </table:table-cell>
          <table:table-cell table:style-name="ce5" table:number-columns-repeated="3"/>
          <table:table-cell table:formula="of:=HYPERLINK(&quot;https://math.stackexchange.com/q/3818185&quot;)" office:value-type="string" office:string-value="https://math.stackexchange.com/q/3818185" calcext:value-type="string">
            <text:p>https://math.stackexchange.com/q/3818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4</text:p>
          </table:table-cell>
          <table:table-cell table:style-name="ce5" table:number-columns-repeated="3"/>
          <table:table-cell table:formula="of:=HYPERLINK(&quot;https://math.stackexchange.com/q/4438702&quot;)" office:value-type="string" office:string-value="https://math.stackexchange.com/q/4438702" calcext:value-type="string">
            <text:p>https://math.stackexchange.com/q/443870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62</text:p>
          </table:table-cell>
          <table:table-cell table:style-name="ce5" table:number-columns-repeated="2"/>
          <table:table-cell table:formula="of:=HYPERLINK(&quot;https://math.stackexchange.com/q/3566277&quot;)" office:value-type="string" office:string-value="https://math.stackexchange.com/q/3566277" calcext:value-type="string">
            <text:p>https://math.stackexchange.com/q/356627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87</text:p>
          </table:table-cell>
          <table:table-cell table:style-name="ce5" table:number-columns-repeated="2"/>
          <table:table-cell table:formula="of:=HYPERLINK(&quot;https://math.stackexchange.com/q/1200536&quot;)" office:value-type="string" office:string-value="https://math.stackexchange.com/q/1200536" calcext:value-type="string">
            <text:p>https://math.stackexchange.com/q/1200536</text:p>
          </table:table-cell>
          <table:table-cell/>
          <table:table-cell office:value-type="string" calcext:value-type="string">
            <text:p>binomial identity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table:style-name="ce5" office:value-type="string" calcext:value-type="string">
            <text:p>441</text:p>
          </table:table-cell>
          <table:table-cell table:style-name="ce5" table:number-columns-repeated="2"/>
          <table:table-cell table:formula="of:=HYPERLINK(&quot;https://math.stackexchange.com/q/3766205&quot;)" office:value-type="string" office:string-value="https://math.stackexchange.com/q/3766205" calcext:value-type="string">
            <text:p>https://math.stackexchange.com/q/3766205</text:p>
          </table:table-cell>
          <table:table-cell/>
          <table:table-cell office:value-type="string" calcext:value-type="string">
            <text:p>provides a proof that’s unavailable in the book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table:style-name="ce5" table:number-columns-repeated="3"/>
          <table:table-cell table:formula="of:=HYPERLINK(&quot;https://math.stackexchange.com/a/1083306&quot;)" office:value-type="string" office:string-value="https://math.stackexchange.com/a/1083306" calcext:value-type="string">
            <text:p>https://math.stackexchange.com/a/1083306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7</text:p>
          </table:table-cell>
          <table:table-cell table:style-name="ce5"/>
          <table:table-cell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/>
          <table:table-cell office:value-type="string" calcext:value-type="string">
            <text:p>discussion about dominos</text:p>
          </table:table-cell>
        </table:table-row>
        <table:table-row table:style-name="ro1">
          <table:table-cell/>
          <table:table-cell table:style-name="ce5" office:value-type="string" calcext:value-type="string">
            <text:p>271</text:p>
          </table:table-cell>
          <table:table-cell table:style-name="ce5" table:number-columns-repeated="2"/>
          <table:table-cell table:formula="of:=HYPERLINK(&quot;https://math.stackexchange.com/q/4304469&quot;)" office:value-type="string" office:string-value="https://math.stackexchange.com/q/4304469" calcext:value-type="string">
            <text:p>https://math.stackexchange.com/q/4304469</text:p>
          </table:table-cell>
          <table:table-cell/>
          <table:table-cell office:value-type="string" calcext:value-type="string">
            <text:p>stirling 2<text:span text:style-name="T1">nd</text:span> kind, combinatorial interpretation</text:p>
          </table:table-cell>
        </table:table-row>
        <table:table-row table:style-name="ro1">
          <table:table-cell/>
          <table:table-cell table:style-name="ce5" office:value-type="string" calcext:value-type="string">
            <text:p>453</text:p>
          </table:table-cell>
          <table:table-cell table:style-name="ce5" table:number-columns-repeated="2"/>
          <table:table-cell table:formula="of:=HYPERLINK(&quot;https://math.stackexchange.com/q/4230224&quot;)" office:value-type="string" office:string-value="https://math.stackexchange.com/q/4230224" calcext:value-type="string">
            <text:p>https://math.stackexchange.com/q/423022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61-62</text:p>
          </table:table-cell>
          <table:table-cell table:style-name="ce5" table:number-columns-repeated="2"/>
          <table:table-cell table:formula="of:=HYPERLINK(&quot;https://math.stackexchange.com/q/487947&quot;)" office:value-type="string" office:string-value="https://math.stackexchange.com/q/487947" calcext:value-type="string">
            <text:p>https://math.stackexchange.com/q/487947</text:p>
          </table:table-cell>
          <table:table-cell/>
          <table:table-cell office:value-type="string" calcext:value-type="string">
            <text:p>proofs related to absolute convergence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2965511 &quot;)" office:value-type="string" office:string-value="https://math.stackexchange.com/q/2965511 " calcext:value-type="string">
            <text:p>https://math.stackexchange.com/q/2965511 </text:p>
          </table:table-cell>
          <table:table-cell/>
          <table:table-cell office:value-type="string" calcext:value-type="string">
            <text:p>sum involving stirling numbers</text:p>
          </table:table-cell>
        </table:table-row>
        <table:table-row table:style-name="ro1">
          <table:table-cell office:value-type="string" calcext:value-type="string">
            <text:p>5.68,5.60,5.58,5.70</text:p>
          </table:table-cell>
          <table:table-cell table:style-name="ce5"/>
          <table:table-cell table:style-name="ce5" office:value-type="string" calcext:value-type="string">
            <text:p>5</text:p>
          </table:table-cell>
          <table:table-cell table:style-name="ce5"/>
          <table:table-cell table:formula="of:=HYPERLINK(&quot;https://math.stackexchange.com/q/3064256&quot;)" office:value-type="string" office:string-value="https://math.stackexchange.com/q/3064256" calcext:value-type="string">
            <text:p>https://math.stackexchange.com/q/3064256</text:p>
          </table:table-cell>
          <table:table-cell/>
          <table:table-cell office:value-type="string" calcext:value-type="string">
            <text:p>binomial series expansion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a/211002&quot;)" office:value-type="string" office:string-value="https://math.stackexchange.com/a/211002" calcext:value-type="string">
            <text:p>https://math.stackexchange.com/a/211002</text:p>
          </table:table-cell>
          <table:table-cell/>
          <table:table-cell office:value-type="string" calcext:value-type="string">
            <text:p>discussion on finite calculus chain rule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1606513&quot;)" office:value-type="string" office:string-value="https://math.stackexchange.com/q/1606513" calcext:value-type="string">
            <text:p>https://math.stackexchange.com/q/1606513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5" office:value-type="string" calcext:value-type="string">
            <text:p>436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formula="of:=HYPERLINK(&quot;https://math.stackexchange.com/q/1519347&quot;)" office:value-type="string" office:string-value="https://math.stackexchange.com/q/1519347" calcext:value-type="string">
            <text:p>https://math.stackexchange.com/q/151934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200</text:p>
          </table:table-cell>
          <table:table-cell table:style-name="ce5" table:number-columns-repeated="2"/>
          <table:table-cell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lambert-W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155759&quot;)" office:value-type="string" office:string-value="https://math.stackexchange.com/q/155759" calcext:value-type="string">
            <text:p>https://math.stackexchange.com/q/155759</text:p>
          </table:table-cell>
          <table:table-cell/>
          <table:table-cell office:value-type="string" calcext:value-type="string">
            <text:p>applications of finite calculus</text:p>
          </table:table-cell>
        </table:table-row>
        <table:table-row table:style-name="ro1">
          <table:table-cell table:number-columns-repeated="4"/>
          <table:table-cell table:formula="of:=HYPERLINK(&quot;https://math.stackexchange.com/q/168214&quot;)" office:value-type="string" office:string-value="https://math.stackexchange.com/q/168214" calcext:value-type="string">
            <text:p>https://math.stackexchange.com/q/168214</text:p>
          </table:table-cell>
          <table:table-cell/>
          <table:table-cell office:value-type="string" calcext:value-type="string">
            <text:p>quicksort functional equatio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HYPERLINK(&quot;https://math.stackexchange.com/q/4150884&quot;)" office:value-type="string" office:string-value="https://math.stackexchange.com/q/4150884" calcext:value-type="string">
            <text:p>https://math.stackexchange.com/q/4150884</text:p>
          </table:table-cell>
          <table:table-cell/>
          <table:table-cell office:value-type="string" calcext:value-type="string">
            <text:p>geometric series visual proof</text:p>
          </table:table-cell>
        </table:table-row>
        <table:table-row table:style-name="ro1">
          <table:table-cell office:value-type="string" calcext:value-type="string">
            <text:p>9.62,9.57,9.58,9.61</text:p>
          </table:table-cell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/>
          <table:table-cell table:formula="of:=HYPERLINK(&quot;https://math.stackexchange.com/q/2566961&quot;)" office:value-type="string" office:string-value="https://math.stackexchange.com/q/2566961" calcext:value-type="string">
            <text:p>https://math.stackexchange.com/q/256696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table:number-columns-repeated="3"/>
          <table:table-cell table:formula="of:=HYPERLINK(&quot;https://math.stackexchange.com/q/3414758&quot;)" office:value-type="string" office:string-value="https://math.stackexchange.com/q/3414758" calcext:value-type="string">
            <text:p>https://math.stackexchange.com/q/341475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HYPERLINK(&quot;https://puzzling.stackexchange.com/a/403&quot;)" office:value-type="string" office:string-value="https://puzzling.stackexchange.com/a/403" calcext:value-type="string">
            <text:p>https://puzzling.stackexchange.com/a/403</text:p>
          </table:table-cell>
          <table:table-cell/>
          <table:table-cell office:value-type="string" calcext:value-type="string">
            <text:p>another josephus generalization</text:p>
          </table:table-cell>
        </table:table-row>
        <table:table-row table:style-name="ro1">
          <table:table-cell table:number-columns-repeated="4"/>
          <table:table-cell table:formula="of:=HYPERLINK(&quot;https://cs.stackexchange.com/a/2998&quot;)" office:value-type="string" office:string-value="https://cs.stackexchange.com/a/2998" calcext:value-type="string">
            <text:p>https://cs.stackexchange.com/a/2998</text:p>
          </table:table-cell>
          <table:table-cell/>
          <table:table-cell office:value-type="string" calcext:value-type="string">
            <text:p>recurrence related to nested loops</text:p>
          </table:table-cell>
        </table:table-row>
        <table:table-row table:style-name="ro1">
          <table:table-cell table:number-columns-repeated="4"/>
          <table:table-cell table:formula="of:=HYPERLINK(&quot;https://cs.stackexchange.com/q/87521&quot;)" office:value-type="string" office:string-value="https://cs.stackexchange.com/q/87521" calcext:value-type="string">
            <text:p>https://cs.stackexchange.com/q/8752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number-columns-repeated="4"/>
          <table:table-cell table:formula="of:=HYPERLINK(&quot;https://chemistry.stackexchange.com/a/14620&quot;)" office:value-type="string" office:string-value="https://chemistry.stackexchange.com/a/14620" calcext:value-type="string">
            <text:p>https://chemistry.stackexchange.com/a/14620</text:p>
          </table:table-cell>
          <table:table-cell/>
          <table:table-cell office:value-type="string" calcext:value-type="string">
            <text:p>interesting unanswered question in chemistry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HYPERLINK(&quot;https://groups.google.com/g/sci.math/c/olSrka8ALRQ/m/TYBLDev0aIAJ&quot;)" office:value-type="string" office:string-value="https://groups.google.com/g/sci.math/c/olSrka8ALRQ/m/TYBLDev0aIAJ" calcext:value-type="string">
            <text:p>https://groups.google.com/g/sci.math/c/olSrka8ALRQ/m/TYBLDev0aIA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HYPERLINK(&quot;https://groups.google.com/g/sci.math/c/1dB4arKawhY/m/UDflT1LyQf8J&quot;)" office:value-type="string" office:string-value="https://groups.google.com/g/sci.math/c/1dB4arKawhY/m/UDflT1LyQf8J" calcext:value-type="string">
            <text:p>https://groups.google.com/g/sci.math/c/1dB4arKawhY/m/UDflT1LyQf8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/>
          <table:table-cell table:formula="of:=HYPERLINK(&quot;https://janmr.com/blog/2009/11/continued-fractions-and-continuants/&quot;)" office:value-type="string" office:string-value="https://janmr.com/blog/2009/11/continued-fractions-and-continuants/" calcext:value-type="string">
            <text:p>https://janmr.com/blog/2009/11/continued-fractions-and-continuant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formula="of:=HYPERLINK(&quot;https://janmr.com/blog/2009/12/the-stern-brocot-tree-of-fractions/&quot;)" office:value-type="string" office:string-value="https://janmr.com/blog/2009/12/the-stern-brocot-tree-of-fractions/" calcext:value-type="string">
            <text:p>https://janmr.com/blog/2009/12/the-stern-brocot-tree-of-fraction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/>
          <table:table-cell table:formula="of:=HYPERLINK(&quot;https://grossack.site/2021/05/13/stirling-basis-change.html&quot;)" office:value-type="string" office:string-value="https://grossack.site/2021/05/13/stirling-basis-change.html" calcext:value-type="string">
            <text:p>https://grossack.site/2021/05/13/stirling-basis-chang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formula="of:=HYPERLINK(&quot;https://www.luschny.de/math/factorial/factandgamma.html&quot;)" office:value-type="string" office:string-value="https://www.luschny.de/math/factorial/factandgamma.html" calcext:value-type="string">
            <text:p>https://www.luschny.de/math/factorial/factandgamma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26" calcext:value-type="float">
            <text:p>5.26</text:p>
          </table:table-cell>
          <table:table-cell/>
          <table:table-cell table:formula="of:=HYPERLINK(&quot;https://psychedelicgeometry.wordpress.com/2009/12/23/splitting-fta-functions-iii/&quot;)" office:value-type="string" office:string-value="https://psychedelicgeometry.wordpress.com/2009/12/23/splitting-fta-functions-iii/" calcext:value-type="string">
            <text:p>https://psychedelicgeometry.wordpress.com/2009/12/23/splitting-fta-functions-iii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formula="of:=HYPERLINK(&quot;https://hasinarefinkhan.blogspot.com/2015/04/concrete-mathematics-exercise-solution_6.html&quot;)" office:value-type="string" office:string-value="https://hasinarefinkhan.blogspot.com/2015/04/concrete-mathematics-exercise-solution_6.html" calcext:value-type="string">
            <text:p>https://hasinarefinkhan.blogspot.com/2015/04/concrete-mathematics-exercise-solution_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table:formula="of:=HYPERLINK(&quot;https://hasinarefinkhan.blogspot.com/2015/04/concrete-mathematics-exercise-solution_50.html&quot;)" office:value-type="string" office:string-value="https://hasinarefinkhan.blogspot.com/2015/04/concrete-mathematics-exercise-solution_50.html" calcext:value-type="string">
            <text:p>https://hasinarefinkhan.blogspot.com/2015/04/concrete-mathematics-exercise-solution_5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formula="of:=HYPERLINK(&quot;https://hasinarefinkhan.blogspot.com/2015/04/concrete-mathematics-exercise-solution_81.html&quot;)" office:value-type="string" office:string-value="https://hasinarefinkhan.blogspot.com/2015/04/concrete-mathematics-exercise-solution_81.html" calcext:value-type="string">
            <text:p>https://hasinarefinkhan.blogspot.com/2015/04/concrete-mathematics-exercise-solution_81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56.html&quot;)" office:value-type="string" office:string-value="https://hasinarefinkhan.blogspot.com/2015/04/concrete-mathematics-exercise-solution_56.html" calcext:value-type="string">
            <text:p>https://hasinarefinkhan.blogspot.com/2015/04/concrete-mathematics-exercise-solution_5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73.html&quot;)" office:value-type="string" office:string-value="https://hasinarefinkhan.blogspot.com/2015/04/concrete-mathematics-exercise-solution_73.html" calcext:value-type="string">
            <text:p>https://hasinarefinkhan.blogspot.com/2015/04/concrete-mathematics-exercise-solution_7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20.html&quot;)" office:value-type="string" office:string-value="https://hasinarefinkhan.blogspot.com/2015/04/concrete-mathematics-exercise-solution_20.html" calcext:value-type="string">
            <text:p>https://hasinarefinkhan.blogspot.com/2015/04/concrete-mathematics-exercise-solution_20.html</text:p>
          </table:table-cell>
          <table:table-cell table:number-columns-repeated="2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HYPERLINK(&quot;https://hasinarefinkhan.blogspot.com/2015/04/concrete-mathematics-exercise-solution_26.html&quot;)" office:value-type="string" office:string-value="https://hasinarefinkhan.blogspot.com/2015/04/concrete-mathematics-exercise-solution_26.html" calcext:value-type="string">
            <text:p>https://hasinarefinkhan.blogspot.com/2015/04/concrete-mathematics-exercise-solution_2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table:formula="of:=HYPERLINK(&quot;https://hasinarefinkhan.blogspot.com/2015/04/concrete-mathematics-exercise-solution_30.html&quot;)" office:value-type="string" office:string-value="https://hasinarefinkhan.blogspot.com/2015/04/concrete-mathematics-exercise-solution_30.html" calcext:value-type="string">
            <text:p>https://hasinarefinkhan.blogspot.com/2015/04/concrete-mathematics-exercise-solution_3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formula="of:=HYPERLINK(&quot;https://hasinarefinkhan.blogspot.com/2015/04/concrete-mathematics-exercise-solution_13.html&quot;)" office:value-type="string" office:string-value="https://hasinarefinkhan.blogspot.com/2015/04/concrete-mathematics-exercise-solution_13.html" calcext:value-type="string">
            <text:p>https://hasinarefinkhan.blogspot.com/2015/04/concrete-mathematics-exercise-solution_1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formula="of:=HYPERLINK(&quot;https://hasinarefinkhan.blogspot.com/2015/04/concrete-mathematics-exercise-solution_88.html&quot;)" office:value-type="string" office:string-value="https://hasinarefinkhan.blogspot.com/2015/04/concrete-mathematics-exercise-solution_88.html" calcext:value-type="string">
            <text:p>https://hasinarefinkhan.blogspot.com/2015/04/concrete-mathematics-exercise-solution_88.html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HYPERLINK(&quot;https://hasinarefinkhan.blogspot.com/2015/04/concrete-mathematics-exercise-solution_22.html&quot;)" office:value-type="string" office:string-value="https://hasinarefinkhan.blogspot.com/2015/04/concrete-mathematics-exercise-solution_22.html" calcext:value-type="string">
            <text:p>https://hasinarefinkhan.blogspot.com/2015/04/concrete-mathematics-exercise-solution_22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table:formula="of:=HYPERLINK(&quot;https://arxiv.org/pdf/math/9905012.pdf&quot;)" office:value-type="string" office:string-value="https://arxiv.org/pdf/math/9905012.pdf" calcext:value-type="string">
            <text:p>https://arxiv.org/pdf/math/9905012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table:formula="of:=HYPERLINK(&quot;http://godplaysdice.blogspot.com/2007/12/tilings-of-plane.html&quot;)" office:value-type="string" office:string-value="http://godplaysdice.blogspot.com/2007/12/tilings-of-plane.html" calcext:value-type="string">
            <text:p>http://godplaysdice.blogspot.com/2007/12/tilings-of-plan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7.1" calcext:value-type="float">
            <text:p>7.1</text:p>
          </table:table-cell>
          <table:table-cell/>
          <table:table-cell table:formula="of:=HYPERLINK(&quot;https://math.stackexchange.com/a/2693322&quot;)" office:value-type="string" office:string-value="https://math.stackexchange.com/a/2693322" calcext:value-type="string">
            <text:p>https://math.stackexchange.com/a/2693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/>
          <table:table-cell table:formula="of:=HYPERLINK(&quot;https://math.stackexchange.com/a/3628771&quot;)" office:value-type="string" office:string-value="https://math.stackexchange.com/a/3628771" calcext:value-type="string">
            <text:p>https://math.stackexchange.com/a/3628771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table:formula="of:=HYPERLINK(&quot;https://math.stackexchange.com/q/1908270&quot;)" office:value-type="string" office:string-value="https://math.stackexchange.com/q/1908270" calcext:value-type="string">
            <text:p>https://math.stackexchange.com/q/1908270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.58</text:p>
          </table:table-cell>
          <table:table-cell table:number-columns-repeated="3"/>
          <table:table-cell table:formula="of:=HYPERLINK(&quot;https://math.stackexchange.com/q/120388&quot;)" office:value-type="string" office:string-value="https://math.stackexchange.com/q/120388" calcext:value-type="string">
            <text:p>https://math.stackexchange.com/q/120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table:formula="of:=HYPERLINK(&quot;https://math.stackexchange.com/a/33768&quot;)" office:value-type="string" office:string-value="https://math.stackexchange.com/a/33768" calcext:value-type="string">
            <text:p>https://math.stackexchange.com/a/33768</text:p>
          </table:table-cell>
          <table:table-cell table:number-columns-repeated="2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HYPERLINK(&quot;https://math.stackexchange.com/a/80101&quot;)" office:value-type="string" office:string-value="https://math.stackexchange.com/a/80101" calcext:value-type="string">
            <text:p>https://math.stackexchange.com/a/80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27-330,344-346</text:p>
          </table:table-cell>
          <table:table-cell table:number-columns-repeated="2"/>
          <table:table-cell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/>
          <table:table-cell table:formula="of:=HYPERLINK(&quot;https://sites.math.rutgers.edu/~zeilberg/mamarim/mamarimPDF/invmaj3rd.pdf&quot;)" office:value-type="string" office:string-value="https://sites.math.rutgers.edu/~zeilberg/mamarim/mamarimPDF/invmaj3rd.pdf" calcext:value-type="string">
            <text:p>https://sites.math.rutgers.edu/~zeilberg/mamarim/mamarimPDF/invmaj3rd.pdf</text:p>
          </table:table-cell>
          <table:table-cell/>
          <table:table-cell office:value-type="string" calcext:value-type="string">
            <text:p>covariance, combinatorial statistic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kainwen.com/2020/09/19/coupon-collectors-problem-sample-without-replacement/&quot;)" office:value-type="string" office:string-value="https://kainwen.com/2020/09/19/coupon-collectors-problem-sample-without-replacement/" calcext:value-type="string">
            <text:p>https://kainwen.com/2020/09/19/coupon-collectors-problem-sample-without-replacement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table:formula="of:=HYPERLINK(&quot;https://kainwen.com/2020/07/11/elementary-sampling-theory/&quot;)" office:value-type="string" office:string-value="https://kainwen.com/2020/07/11/elementary-sampling-theory/" calcext:value-type="string">
            <text:p>https://kainwen.com/2020/07/11/elementary-sampling-theory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2"/>
          <table:table-cell table:formula="of:=HYPERLINK(&quot;https://kainwen.com/2019/11/25/analysis-of-the-number-of-swapping-in-partition-of-quicksort/&quot;)" office:value-type="string" office:string-value="https://kainwen.com/2019/11/25/analysis-of-the-number-of-swapping-in-partition-of-quicksort/" calcext:value-type="string">
            <text:p>https://kainwen.com/2019/11/25/analysis-of-the-number-of-swapping-in-partition-of-quicksort/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table:formula="of:=HYPERLINK(&quot;https://kainwen.com/2019/08/20/coupon-collectors-problem-a-infinite-series-perspective/&quot;)" office:value-type="string" office:string-value="https://kainwen.com/2019/08/20/coupon-collectors-problem-a-infinite-series-perspective/" calcext:value-type="string">
            <text:p>https://kainwen.com/2019/08/20/coupon-collectors-problem-a-infinite-series-perspective/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85" calcext:value-type="float">
            <text:p>8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/>
          <table:table-cell office:value-type="string" calcext:value-type="string">
            <text:p>hashing, hermite’s identity</text:p>
          </table:table-cell>
        </table:table-row>
        <table:table-row table:style-name="ro1">
          <table:table-cell table:number-columns-repeated="4"/>
          <table:table-cell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table:formula="of:=HYPERLINK(&quot;https://mathoverflow.net/a/255604&quot;)" office:value-type="string" office:string-value="https://mathoverflow.net/a/255604" calcext:value-type="string">
            <text:p>https://mathoverflow.net/a/255604</text:p>
          </table:table-cell>
          <table:table-cell/>
          <table:table-cell office:value-type="string" calcext:value-type="string">
            <text:p>Trick 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/68328 &quot;)" office:value-type="string" office:string-value="https://math.stackexchange.com/q/47986/68328 " calcext:value-type="string">
            <text:p>https://math.stackexchange.com/q/47986/6832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/>
          <table:table-cell table:formula="of:=HYPERLINK(&quot;https://math.stackexchange.com/a/4360559/68328&quot;)" office:value-type="string" office:string-value="https://math.stackexchange.com/a/4360559/68328" calcext:value-type="string">
            <text:p>https://math.stackexchange.com/a/4360559/68328</text:p>
          </table:table-cell>
          <table:table-cell/>
          <table:table-cell office:value-type="string" calcext:value-type="string">
            <text:p>Lambert-W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HYPERLINK(&quot;https://math.stackexchange.com/a/71359/68328&quot;)" office:value-type="string" office:string-value="https://math.stackexchange.com/a/71359/68328" calcext:value-type="string">
            <text:p>https://math.stackexchange.com/a/71359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table:formula="of:=HYPERLINK(&quot;https://math.stackexchange.com/a/4674/68328&quot;)" office:value-type="string" office:string-value="https://math.stackexchange.com/a/4674/68328" calcext:value-type="string">
            <text:p>https://math.stackexchange.com/a/4674/68328</text:p>
          </table:table-cell>
          <table:table-cell/>
          <table:table-cell office:value-type="string" calcext:value-type="string">
            <text:p>Coin-flipping</text:p>
          </table:table-cell>
        </table:table-row>
        <table:table-row table:style-name="ro1">
          <table:table-cell/>
          <table:table-cell office:value-type="string" calcext:value-type="string">
            <text:p>40,41</text:p>
          </table:table-cell>
          <table:table-cell table:number-columns-repeated="2"/>
          <table:table-cell table:formula="of:=HYPERLINK(&quot;https://math.stackexchange.com/q/1698826&quot;)" office:value-type="string" office:string-value="https://math.stackexchange.com/q/1698826" calcext:value-type="string">
            <text:p>https://math.stackexchange.com/q/16988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/>
          <table:table-cell office:value-type="string" calcext:value-type="string">
            <text:p>sums involving floor</text:p>
          </table:table-cell>
        </table:table-row>
        <table:table-row table:style-name="ro1">
          <table:table-cell office:value-type="string" calcext:value-type="string">
            <text:p>3.5,3.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HYPERLINK(&quot;https://kainwen.com/2017/08/12/a-lemma-on-number-theory/&quot;)" office:value-type="string" office:string-value="https://kainwen.com/2017/08/12/a-lemma-on-number-theory/" calcext:value-type="string">
            <text:p>https://kainwen.com/2017/08/12/a-lemma-on-number-theory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formula="of:=HYPERLINK(&quot;https://math.stackexchange.com/a/4310164/68328&quot;)" office:value-type="string" office:string-value="https://math.stackexchange.com/a/4310164/68328" calcext:value-type="string">
            <text:p>https://math.stackexchange.com/a/4310164/68328</text:p>
          </table:table-cell>
          <table:table-cell/>
          <table:table-cell office:value-type="string" calcext:value-type="string">
            <text:p>pulling coefficients, extracting coefficients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table:formula="of:=HYPERLINK(&quot;https://math.stackexchange.com/a/4242716/68328&quot;)" office:value-type="string" office:string-value="https://math.stackexchange.com/a/4242716/68328" calcext:value-type="string">
            <text:p>https://math.stackexchange.com/a/4242716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HYPERLINK(&quot;https://kainwen.com/2018/06/25/jump-consistent-hash-algorithm/ &quot;)" office:value-type="string" office:string-value="https://kainwen.com/2018/06/25/jump-consistent-hash-algorithm/ " calcext:value-type="string">
            <text:p>https://kainwen.com/2018/06/25/jump-consistent-hash-algorithm/ </text:p>
          </table:table-cell>
          <table:table-cell/>
          <table:table-cell office:value-type="string" calcext:value-type="string">
            <text:p>hashing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/>
          <table:table-cell table:formula="of:=HYPERLINK(&quot;https://math.stackexchange.com/q/3823079&quot;)" office:value-type="string" office:string-value="https://math.stackexchange.com/q/3823079" calcext:value-type="string">
            <text:p>https://math.stackexchange.com/q/3823079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HYPERLINK(&quot;https://math.stackexchange.com/a/3768203/68328&quot;)" office:value-type="string" office:string-value="https://math.stackexchange.com/a/3768203/68328" calcext:value-type="string">
            <text:p>https://math.stackexchange.com/a/3768203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formula="of:=HYPERLINK(&quot;https://math.stackexchange.com/q/1317885/68328&quot;)" office:value-type="string" office:string-value="https://math.stackexchange.com/q/1317885/68328" calcext:value-type="string">
            <text:p>https://math.stackexchange.com/q/1317885/68328</text:p>
          </table:table-cell>
          <table:table-cell/>
          <table:table-cell office:value-type="string" calcext:value-type="string">
            <text:p>dominos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formula="of:=HYPERLINK(&quot;https://math.stackexchange.com/q/3485226/68328&quot;)" office:value-type="string" office:string-value="https://math.stackexchange.com/q/3485226/68328" calcext:value-type="string">
            <text:p>https://math.stackexchange.com/q/3485226/68328</text:p>
          </table:table-cell>
          <table:table-cell/>
          <table:table-cell office:value-type="string" calcext:value-type="string">
            <text:p>geometric series</text:p>
          </table:table-cell>
        </table:table-row>
        <table:table-row table:style-name="ro1">
          <table:table-cell table:number-columns-repeated="4"/>
          <table:table-cell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/>
          <table:table-cell office:value-type="string" calcext:value-type="string">
            <text:p>probabilities and hashing</text:p>
          </table:table-cell>
        </table:table-row>
        <table:table-row table:style-name="ro1">
          <table:table-cell table:number-columns-repeated="4"/>
          <table:table-cell table:formula="of:=HYPERLINK(&quot;https://stuartmarks.wordpress.com/2014/12/29/knuth-christmas-trees-and-grand-theft-auto/&quot;)" office:value-type="string" office:string-value="https://stuartmarks.wordpress.com/2014/12/29/knuth-christmas-trees-and-grand-theft-auto/" calcext:value-type="string">
            <text:p>https://stuartmarks.wordpress.com/2014/12/29/knuth-christmas-trees-and-grand-theft-auto/</text:p>
          </table:table-cell>
          <table:table-cell/>
          <table:table-cell office:value-type="string" calcext:value-type="string">
            <text:p>Knuth and Grand Theft Auto, sums of powers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HYPERLINK(&quot;https://lupucezar.files.wordpress.com/2010/04/april-2007.pdf&quot;)" office:value-type="string" office:string-value="https://lupucezar.files.wordpress.com/2010/04/april-2007.pdf" calcext:value-type="string">
            <text:p>https://lupucezar.files.wordpress.com/2010/04/april-2007.pdf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table:formula="of:=HYPERLINK(&quot;https://kuaiyumath.wordpress.com/2015/07/07/eulerian-numbers-and-worpitzkys-identity/&quot;)" office:value-type="string" office:string-value="https://kuaiyumath.wordpress.com/2015/07/07/eulerian-numbers-and-worpitzkys-identity/" calcext:value-type="string">
            <text:p>https://kuaiyumath.wordpress.com/2015/07/07/eulerian-numbers-and-worpitzkys-identity/</text:p>
          </table:table-cell>
          <table:table-cell/>
          <table:table-cell office:value-type="string" calcext:value-type="string">
            <text:p>worpitsky’s identity</text:p>
          </table:table-cell>
        </table:table-row>
        <table:table-row table:style-name="ro1">
          <table:table-cell office:value-type="string" calcext:value-type="string">
            <text:p>5.62,5.6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HYPERLINK(&quot;https://mikespivey.wordpress.com/2015/09/04/combinatorial-proofs-of-two-hagen-rothe-identities-in-concrete-mathematics/&quot;)" office:value-type="string" office:string-value="https://mikespivey.wordpress.com/2015/09/04/combinatorial-proofs-of-two-hagen-rothe-identities-in-concrete-mathematics/" calcext:value-type="string">
            <text:p>https://mikespivey.wordpress.com/2015/09/04/combinatorial-proofs-of-two-hagen-rothe-identities-in-concrete-mathematics/</text:p>
          </table:table-cell>
          <table:table-cell/>
          <table:table-cell office:value-type="string" calcext:value-type="string">
            <text:p>binomial identities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string" calcext:value-type="string">
            <text:p>40-41</text:p>
          </table:table-cell>
          <table:table-cell table:number-columns-repeated="2"/>
          <table:table-cell table:formula="of:=HYPERLINK(&quot;https://mikespivey.wordpress.com/2015/05/07/a-double-euler-mascheroni-sequence/&quot;)" office:value-type="string" office:string-value="https://mikespivey.wordpress.com/2015/05/07/a-double-euler-mascheroni-sequence/" calcext:value-type="string">
            <text:p>https://mikespivey.wordpress.com/2015/05/07/a-double-euler-mascheroni-sequence/</text:p>
          </table:table-cell>
          <table:table-cell/>
          <table:table-cell office:value-type="string" calcext:value-type="string">
            <text:p>proof of harmonic sum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table:formula="of:=HYPERLINK(&quot;https://mikespivey.wordpress.com/2015/03/09/proof-of-the-recursive-identity-for-the-bernoulli-numbers/&quot;)" office:value-type="string" office:string-value="https://mikespivey.wordpress.com/2015/03/09/proof-of-the-recursive-identity-for-the-bernoulli-numbers/" calcext:value-type="string">
            <text:p>https://mikespivey.wordpress.com/2015/03/09/proof-of-the-recursive-identity-for-the-bernoulli-numbers/</text:p>
          </table:table-cell>
          <table:table-cell/>
          <table:table-cell office:value-type="string" calcext:value-type="string">
            <text:p>bernoulli numbers, binomial convolution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HYPERLINK(&quot;https://mikespivey.wordpress.com/2014/06/20/derangements3/&quot;)" office:value-type="string" office:string-value="https://mikespivey.wordpress.com/2014/06/20/derangements3/" calcext:value-type="string">
            <text:p>https://mikespivey.wordpress.com/2014/06/20/derangements3/</text:p>
          </table:table-cell>
          <table:table-cell/>
          <table:table-cell office:value-type="string" calcext:value-type="string">
            <text:p>binomial inversion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/>
          <table:table-cell table:formula="of:=HYPERLINK(&quot;https://mikespivey.wordpress.com/2011/12/10/harmonic-numbers-and-stirling-numbers/&quot;)" office:value-type="string" office:string-value="https://mikespivey.wordpress.com/2011/12/10/harmonic-numbers-and-stirling-numbers/" calcext:value-type="string">
            <text:p>https://mikespivey.wordpress.com/2011/12/10/harmonic-numbers-and-stirling-numbers/</text:p>
          </table:table-cell>
          <table:table-cell/>
          <table:table-cell office:value-type="string" calcext:value-type="string">
            <text:p>stirling cycle numbers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table:formula="of:=HYPERLINK(&quot;https://mathandmaking.wordpress.com/2015/12/21/simple-formulas-deserve-nice-proofs/&quot;)" office:value-type="string" office:string-value="https://mathandmaking.wordpress.com/2015/12/21/simple-formulas-deserve-nice-proofs/" calcext:value-type="string">
            <text:p>https://mathandmaking.wordpress.com/2015/12/21/simple-formulas-deserve-nice-proofs/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table:formula="of:=HYPERLINK(&quot;https://math.stackexchange.com/a/3473032/68328&quot;)" office:value-type="string" office:string-value="https://math.stackexchange.com/a/3473032/68328" calcext:value-type="string">
            <text:p>https://math.stackexchange.com/a/3473032/68328</text:p>
          </table:table-cell>
          <table:table-cell/>
          <table:table-cell office:value-type="string" calcext:value-type="string">
            <text:p>problem related to chap 3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Default" table:formula="of:=HYPERLINK(&quot;https://math.stackexchange.com/q/2788621/68328&quot;)" office:value-type="string" office:string-value="https://math.stackexchange.com/q/2788621/68328" calcext:value-type="string">
            <text:p>https://math.stackexchange.com/q/2788621/68328</text:p>
          </table:table-cell>
          <table:table-cell/>
          <table:table-cell office:value-type="string" calcext:value-type="string">
            <text:p>coin flipping pattern problem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a/2670784/68328&quot;)" office:value-type="string" office:string-value="https://math.stackexchange.com/a/2670784/68328" calcext:value-type="string">
            <text:p>https://math.stackexchange.com/a/2670784/68328</text:p>
          </table:table-cell>
          <table:table-cell/>
          <table:table-cell office:value-type="string" calcext:value-type="string">
            <text:p>generating function, recurrence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 table:formula="of:=HYPERLINK(&quot;https://math.stackexchange.com/q/2433167/68328&quot;)" office:value-type="string" office:string-value="https://math.stackexchange.com/q/2433167/68328" calcext:value-type="string">
            <text:p>https://math.stackexchange.com/q/2433167/68328</text:p>
          </table:table-cell>
          <table:table-cell/>
          <table:table-cell office:value-type="string" calcext:value-type="string">
            <text:p>sum of square roots of integer parts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table:style-name="Default" table:formula="of:=HYPERLINK(&quot;https://math.stackexchange.com/a/1686718/68328&quot;)" office:value-type="string" office:string-value="https://math.stackexchange.com/a/1686718/68328" calcext:value-type="string">
            <text:p>https://math.stackexchange.com/a/1686718/68328</text:p>
          </table:table-cell>
          <table:table-cell/>
          <table:table-cell office:value-type="string" calcext:value-type="string">
            <text:p><text:s/>m-Raney sequence, n-valent rooted plane trees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??</text:p>
          </table:table-cell>
          <table:table-cell table:style-name="Default" table:formula="of:=HYPERLINK(&quot;https://math.stackexchange.com/a/1274784/68328&quot;)" office:value-type="string" office:string-value="https://math.stackexchange.com/a/1274784/68328" calcext:value-type="string">
            <text:p>https://math.stackexchange.com/a/1274784/68328</text:p>
          </table:table-cell>
          <table:table-cell/>
          <table:table-cell office:value-type="string" calcext:value-type="string">
            <text:p>Bernoulli numbers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/>
          <table:table-cell table:style-name="Default" table:formula="of:=HYPERLINK(&quot;https://math.stackexchange.com/q/1084206/68328&quot;)" office:value-type="string" office:string-value="https://math.stackexchange.com/q/1084206/68328" calcext:value-type="string">
            <text:p>https://math.stackexchange.com/q/1084206/68328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Default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/>
          <table:table-cell office:value-type="string" calcext:value-type="string">
            <text:p>asymptotic for partial pascal row binomial sum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table:style-name="Default" table:formula="of:=HYPERLINK(&quot;https://math.stackexchange.com/q/879585&quot;)" office:value-type="string" office:string-value="https://math.stackexchange.com/q/879585" calcext:value-type="string">
            <text:p>https://math.stackexchange.com/q/879585</text:p>
          </table:table-cell>
          <table:table-cell/>
          <table:table-cell office:value-type="string" calcext:value-type="string">
            <text:p>series expansion of binomial coefficient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forums.com/t/exponential-identity.343225/post-587189&quot;)" office:value-type="string" office:string-value="https://mathforums.com/t/exponential-identity.343225/post-587189" calcext:value-type="string">
            <text:p>https://mathforums.com/t/exponential-identity.343225/post-587189</text:p>
          </table:table-cell>
          <table:table-cell/>
          <table:table-cell office:value-type="string" calcext:value-type="string">
            <text:p>some talk about 0^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table:formula="of:=HYPERLINK(&quot;https://mathforums.com/t/putnam-problem.20068/&quot;)" office:value-type="string" office:string-value="https://mathforums.com/t/putnam-problem.20068/" calcext:value-type="string">
            <text:p>https://mathforums.com/t/putnam-problem.20068/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formula="of:=HYPERLINK(&quot;https://math.stackexchange.com/q/3266878&quot;)" office:value-type="string" office:string-value="https://math.stackexchange.com/q/3266878" calcext:value-type="string">
            <text:p>https://math.stackexchange.com/q/3266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5.2" calcext:value-type="float">
            <text:p>5.2</text:p>
          </table:table-cell>
          <table:table-cell/>
          <table:table-cell table:style-name="Default"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/>
          <table:table-cell office:value-type="string" calcext:value-type="string">
            <text:p>upper summation binomial identity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Default" table:formula="of:=HYPERLINK(&quot;https://math.stackexchange.com/a/166031/68328&quot;)" office:value-type="string" office:string-value="https://math.stackexchange.com/a/166031/68328" calcext:value-type="string">
            <text:p>https://math.stackexchange.com/a/166031/68328</text:p>
          </table:table-cell>
          <table:table-cell/>
          <table:table-cell office:value-type="string" calcext:value-type="string">
            <text:p>lattice paths, catalan numbers</text:p>
          </table:table-cell>
        </table:table-row>
        <table:table-row table:style-name="ro1">
          <table:table-cell/>
          <table:table-cell office:value-type="string" calcext:value-type="string">
            <text:p>78,</text:p>
          </table:table-cell>
          <table:table-cell table:number-columns-repeated="2"/>
          <table:table-cell table:style-name="Default" table:formula="of:=HYPERLINK(&quot;https://math.stackexchange.com/q/549395&quot;)" office:value-type="string" office:string-value="https://math.stackexchange.com/q/549395" calcext:value-type="string">
            <text:p>https://math.stackexchange.com/q/549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Default" table:formula="of:=HYPERLINK(&quot;https://math.stackexchange.com/a/549850&quot;)" office:value-type="string" office:string-value="https://math.stackexchange.com/a/549850" calcext:value-type="string">
            <text:p>https://math.stackexchange.com/a/549850</text:p>
          </table:table-cell>
          <table:table-cell/>
          <table:table-cell office:value-type="string" calcext:value-type="string">
            <text:p>beatty sequences, spectra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table:number-columns-repeated="3"/>
          <table:table-cell table:style-name="Default" table:formula="of:=HYPERLINK(&quot;https://math.stackexchange.com/q/296142&quot;)" office:value-type="string" office:string-value="https://math.stackexchange.com/q/296142" calcext:value-type="string">
            <text:p>https://math.stackexchange.com/q/296142</text:p>
          </table:table-cell>
          <table:table-cell/>
          <table:table-cell office:value-type="string" calcext:value-type="string">
            <text:p>stirling numbers as a binomial sum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q/830949&quot;)" office:value-type="string" office:string-value="https://math.stackexchange.com/q/830949" calcext:value-type="string">
            <text:p>https://math.stackexchange.com/q/830949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table:number-columns-repeated="3"/>
          <table:table-cell table:style-name="Default"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generalized exponential series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table:style-name="Default" table:formula="of:=HYPERLINK(&quot;https://math.stackexchange.com/q/85088/68328&quot;)" office:value-type="string" office:string-value="https://math.stackexchange.com/q/85088/68328" calcext:value-type="string">
            <text:p>https://math.stackexchange.com/q/85088/68328</text:p>
          </table:table-cell>
          <table:table-cell/>
          <table:table-cell office:value-type="string" calcext:value-type="string">
            <text:p>coin tossing, discrete probability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table:number-columns-repeated="3"/>
          <table:table-cell table:style-name="Default" table:formula="of:=HYPERLINK(&quot;https://math.stackexchange.com/q/3944574&quot;)" office:value-type="string" office:string-value="https://math.stackexchange.com/q/3944574" calcext:value-type="string">
            <text:p>https://math.stackexchange.com/q/3944574</text:p>
          </table:table-cell>
          <table:table-cell/>
          <table:table-cell office:value-type="string" calcext:value-type="string">
            <text:p>Binomial(-1/2,n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formula="of:=HYPERLINK(&quot;https://www.maa.org/sites/default/files/pdf/upload_library/22/Ford/BrankoGrunbaum.pdf&quot;)" office:value-type="string" office:string-value="https://www.maa.org/sites/default/files/pdf/upload_library/22/Ford/BrankoGrunbaum.pdf" calcext:value-type="string">
            <text:p>https://www.maa.org/sites/default/files/pdf/upload_library/22/Ford/BrankoGrunbaum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formula="of:=HYPERLINK(&quot;https://www.cis.upenn.edu/~bhusnur4/cit592_fall2014/venn%20diagrams.pdf&quot;)" office:value-type="string" office:string-value="https://www.cis.upenn.edu/~bhusnur4/cit592_fall2014/venn%20diagrams.pdf" calcext:value-type="string">
            <text:p>https://www.cis.upenn.edu/~bhusnur4/cit592_fall2014/venn%20diagrams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table:style-name="Default" table:formula="of:=HYPERLINK(&quot;https://math.stackexchange.com/q/261004&quot;)" office:value-type="string" office:string-value="https://math.stackexchange.com/q/261004" calcext:value-type="string">
            <text:p>https://math.stackexchange.com/q/261004</text:p>
          </table:table-cell>
          <table:table-cell/>
          <table:table-cell office:value-type="string" calcext:value-type="string">
            <text:p>Euclid numbers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q/2980826&quot;)" office:value-type="string" office:string-value="https://math.stackexchange.com/q/2980826" calcext:value-type="string">
            <text:p>https://math.stackexchange.com/q/2980826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table:formula="of:=HYPERLINK(&quot;https://www.m-a.org.uk/resources/Vol-23-No1_Jan_1994_Domino_tiling.pdf&quot;)" office:value-type="string" office:string-value="https://www.m-a.org.uk/resources/Vol-23-No1_Jan_1994_Domino_tiling.pdf" calcext:value-type="string">
            <text:p>https://www.m-a.org.uk/resources/Vol-23-No1_Jan_1994_Domino_tiling.pdf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table:formula="of:=HYPERLINK(&quot;https://math.stackexchange.com/a/4041097&quot;)" office:value-type="string" office:string-value="https://math.stackexchange.com/a/4041097" calcext:value-type="string">
            <text:p>https://math.stackexchange.com/a/4041097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3"/>
          <table:table-cell table:style-name="Default" table:formula="of:=HYPERLINK(&quot;https://math.stackexchange.com/a/256116&quot;)" office:value-type="string" office:string-value="https://math.stackexchange.com/a/256116" calcext:value-type="string">
            <text:p>https://math.stackexchange.com/a/256116</text:p>
          </table:table-cell>
          <table:table-cell/>
          <table:table-cell office:value-type="string" calcext:value-type="string">
            <text:p>generating function for the number of permutations on n symbols with k cycles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Default" table:formula="of:=HYPERLINK(&quot;https://math.stackexchange.com/q/3237543 &quot;)" office:value-type="string" office:string-value="https://math.stackexchange.com/q/3237543 " calcext:value-type="string">
            <text:p>https://math.stackexchange.com/q/3237543 </text:p>
          </table:table-cell>
          <table:table-cell/>
          <table:table-cell office:value-type="string" calcext:value-type="string">
            <text:p>binomial sum with 3 binomials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Default" table:formula="of:=HYPERLINK(&quot;https://math.stackexchange.com/q/4034224&quot;)" office:value-type="string" office:string-value="https://math.stackexchange.com/q/4034224" calcext:value-type="string">
            <text:p>https://math.stackexchange.com/q/4034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Default" table:formula="of:=HYPERLINK(&quot;https://math.stackexchange.com/q/1859215&quot;)" office:value-type="string" office:string-value="https://math.stackexchange.com/q/1859215" calcext:value-type="string">
            <text:p>https://math.stackexchange.com/q/1859215</text:p>
          </table:table-cell>
          <table:table-cell/>
          <table:table-cell office:value-type="string" calcext:value-type="string">
            <text:p>property of ceiling function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mattbaker.blog/2019/01/28/the-stern-brocot-tree-hurwitzs-theorem-and-the-markoff-uniqueness-conjecture/&quot;)" office:value-type="string" office:string-value="https://mattbaker.blog/2019/01/28/the-stern-brocot-tree-hurwitzs-theorem-and-the-markoff-uniqueness-conjecture/" calcext:value-type="string">
            <text:p>https://mattbaker.blog/2019/01/28/the-stern-brocot-tree-hurwitzs-theorem-and-the-markoff-uniqueness-conjecture/</text:p>
          </table:table-cell>
          <table:table-cell/>
          <table:table-cell office:value-type="string" calcext:value-type="string">
            <text:p>Stern-Brocot tree, Markoff tree</text:p>
          </table:table-cell>
        </table:table-row>
        <table:table-row table:style-name="ro1">
          <table:table-cell table:style-name="Default"/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 table:formula="of:=HYPERLINK(&quot;http://blog.pkh.me/p/36-figuring-out-round%2C-floor-and-ceil-with-integer-division.html&quot;)" office:value-type="string" office:string-value="http://blog.pkh.me/p/36-figuring-out-round%2C-floor-and-ceil-with-integer-division.html" calcext:value-type="string">
            <text:p>http://blog.pkh.me/p/36-figuring-out-round%2C-floor-and-ceil-with-integer-division.html</text:p>
          </table:table-cell>
          <table:table-cell/>
          <table:table-cell office:value-type="string" calcext:value-type="string">
            <text:p>converting floating point arithmetic to integer arithmetic</text:p>
          </table:table-cell>
        </table:table-row>
        <table:table-row table:style-name="ro1">
          <table:table-cell table:style-name="Default" office:value-type="float" office:value="3.16" calcext:value-type="float">
            <text:p>3.1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Default" table:formula="of:=HYPERLINK(&quot;http://blog.itdxer.com/2021/10/10/knuths-numbers-and-impractical-memory-devices.html&quot;)" office:value-type="string" office:string-value="http://blog.itdxer.com/2021/10/10/knuths-numbers-and-impractical-memory-devices.html" calcext:value-type="string">
            <text:p>http://blog.itdxer.com/2021/10/10/knuths-numbers-and-impractical-memory-devices.htm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341" calcext:value-type="float">
            <text:p>341</text:p>
          </table:table-cell>
          <table:table-cell table:number-columns-repeated="2"/>
          <table:table-cell table:style-name="Default" table:formula="of:=HYPERLINK(&quot;https://baites.github.io/algorithm-analysis/computer-science/math/linear-recurrence-series/2018/01/29/inhomogeneous-linear-recurrence-sequence.html&quot;)" office:value-type="string" office:string-value="https://baites.github.io/algorithm-analysis/computer-science/math/linear-recurrence-series/2018/01/29/inhomogeneous-linear-recurrence-sequence.html" calcext:value-type="string">
            <text:p>https://baites.github.io/algorithm-analysis/computer-science/math/linear-recurrence-series/2018/01/29/inhomogeneous-linear-recurrence-sequence.html</text:p>
          </table:table-cell>
          <table:table-cell/>
          <table:table-cell office:value-type="string" calcext:value-type="string">
            <text:p>rational generating function, inhomogeneous linear recurrence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baites.github.io/algorithm-analysis/computer-science/math/linear-recurrence-series/2018/01/15/linear-recurrence-sequences-with-distinct-poles.html&quot;)" office:value-type="string" office:string-value="https://baites.github.io/algorithm-analysis/computer-science/math/linear-recurrence-series/2018/01/15/linear-recurrence-sequences-with-distinct-poles.html" calcext:value-type="string">
            <text:p>https://baites.github.io/algorithm-analysis/computer-science/math/linear-recurrence-series/2018/01/15/linear-recurrence-sequences-with-distinct-poles.htm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baites.github.io/algorithm-analysis/computer-science/math/linear-recurrence-series/2018/01/09/linear-recurrence-sequences.html&quot;)" office:value-type="string" office:string-value="https://baites.github.io/algorithm-analysis/computer-science/math/linear-recurrence-series/2018/01/09/linear-recurrence-sequences.html" calcext:value-type="string">
            <text:p>https://baites.github.io/algorithm-analysis/computer-science/math/linear-recurrence-series/2018/01/09/linear-recurrence-sequences.html</text:p>
          </table:table-cell>
          <table:table-cell table:number-columns-repeated="2"/>
        </table:table-row>
      </table:table>
      <table:table table:name="related-reading" table:style-name="ta1">
        <table:table-column table:style-name="co5" table:default-cell-style-name="Default"/>
        <table:table-column table:style-name="co5" table:default-cell-style-name="ce7"/>
        <table:table-column table:style-name="co5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Reviews:</text:p>
          </table:table-cell>
          <table:table-cell/>
          <table:table-cell table:style-name="Default"/>
          <table:table-cell/>
          <table:table-cell table:style-name="ce9"/>
        </table:table-row>
        <table:table-row table:style-name="ro1">
          <table:table-cell/>
          <table:table-cell table:style-name="ce20" table:formula="of:=HYPERLINK(&quot;https://math.stackexchange.com/a/149761&quot;)" office:value-type="string" office:string-value="https://math.stackexchange.com/a/149761" calcext:value-type="string">
            <text:p>https://math.stackexchange.com/a/149761</text:p>
          </table:table-cell>
          <table:table-cell office:value-type="string" calcext:value-type="string">
            <text:p>CM pre-requisites</text:p>
          </table:table-cell>
          <table:table-cell table:number-columns-repeated="2"/>
          <table:table-cell table:style-name="ce9"/>
        </table:table-row>
        <table:table-row table:style-name="ro1">
          <table:table-cell/>
          <table:table-cell table:style-name="ce20" table:formula="of:=HYPERLINK(&quot;https://math.stackexchange.com/a/2081507&quot;)" office:value-type="string" office:string-value="https://math.stackexchange.com/a/2081507" calcext:value-type="string">
            <text:p>https://math.stackexchange.com/a/2081507</text:p>
          </table:table-cell>
          <table:table-cell office:value-type="string" calcext:value-type="string">
            <text:p>CM review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1454420&quot;)" office:value-type="string" office:string-value="https://math.stackexchange.com/a/1454420" calcext:value-type="string">
            <text:p>https://math.stackexchange.com/a/1454420</text:p>
          </table:table-cell>
          <table:table-cell office:value-type="string" calcext:value-type="string">
            <text:p>Long list of undergraduate easier-than-EC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overflow.net/q/761&quot;)" office:value-type="string" office:string-value="https://mathoverflow.net/q/761" calcext:value-type="string">
            <text:p>https://mathoverflow.net/q/761</text:p>
          </table:table-cell>
          <table:table-cell office:value-type="string" calcext:value-type="string">
            <text:p>UG math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cs.stackexchange.com/a/297&quot;)" office:value-type="string" office:string-value="https://cs.stackexchange.com/a/297" calcext:value-type="string">
            <text:p>https://cs.stackexchange.com/a/297</text:p>
          </table:table-cell>
          <table:table-cell office:value-type="string" calcext:value-type="string">
            <text:p>study best practice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cs.stackexchange.com/a/7338 &quot;)" office:value-type="string" office:string-value="https://cs.stackexchange.com/a/7338 " calcext:value-type="string">
            <text:p>https://cs.stackexchange.com/a/7338 </text:p>
          </table:table-cell>
          <table:table-cell office:value-type="string" calcext:value-type="string">
            <text:p>Self-study CS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418745 &quot;)" office:value-type="string" office:string-value="https://math.stackexchange.com/a/418745 " calcext:value-type="string">
            <text:p>https://math.stackexchange.com/a/418745 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1367265&quot;)" office:value-type="string" office:string-value="https://math.stackexchange.com/a/1367265" calcext:value-type="string">
            <text:p>https://math.stackexchange.com/a/1367265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nteresting Posts</text:p>
          </table:table-cell>
          <table:table-cell table:number-columns-repeated="4"/>
        </table:table-row>
        <table:table-row table:style-name="ro1">
          <table:table-cell/>
          <table:table-cell table:style-name="ce20" table:formula="of:=HYPERLINK(&quot;https://cs.stackexchange.com/q/2789&quot;)" office:value-type="string" office:string-value="https://cs.stackexchange.com/q/2789" calcext:value-type="string">
            <text:p>https://cs.stackexchange.com/q/2789</text:p>
          </table:table-cell>
          <table:table-cell office:value-type="string" calcext:value-type="string">
            <text:p>General methods to solve recurrenc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21685&quot;)" office:value-type="string" office:string-value="https://cs.stackexchange.com/a/21685" calcext:value-type="string">
            <text:p>https://cs.stackexchange.com/a/21685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tackoverflow.com/q/3549401&quot;)" office:value-type="string" office:string-value="https://stackoverflow.com/q/3549401" calcext:value-type="string">
            <text:p>https://stackoverflow.com/q/3549401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72 &quot;)" office:value-type="string" office:string-value="https://cs.stackexchange.com/a/372 " calcext:value-type="string">
            <text:p>https://cs.stackexchange.com/a/372 </text:p>
          </table:table-cell>
          <table:table-cell office:value-type="string" calcext:value-type="string">
            <text:p>Counting binary tre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8050 &quot;)" office:value-type="string" office:string-value="https://cs.stackexchange.com/a/38050 " calcext:value-type="string">
            <text:p>https://cs.stackexchange.com/a/38050 </text:p>
          </table:table-cell>
          <table:table-cell office:value-type="string" calcext:value-type="string">
            <text:p>GF use-case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56907 &quot;)" office:value-type="string" office:string-value="https://cs.stackexchange.com/q/56907 " calcext:value-type="string">
            <text:p>https://cs.stackexchange.com/q/56907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56884 &quot;)" office:value-type="string" office:string-value="https://cs.stackexchange.com/a/56884 " calcext:value-type="string">
            <text:p>https://cs.stackexchange.com/a/56884 </text:p>
          </table:table-cell>
          <table:table-cell office:value-type="string" calcext:value-type="string">
            <text:p>Rigorous books on algorithm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theory.stackexchange.com/a/3258 &quot;)" office:value-type="string" office:string-value="https://cstheory.stackexchange.com/a/3258 " calcext:value-type="string">
            <text:p>https://cstheory.stackexchange.com/a/3258 </text:p>
          </table:table-cell>
          <table:table-cell office:value-type="string" calcext:value-type="string">
            <text:p>book recommendations C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149180 &quot;)" office:value-type="string" office:string-value="https://cs.stackexchange.com/q/149180 " calcext:value-type="string">
            <text:p>https://cs.stackexchange.com/q/149180 </text:p>
          </table:table-cell>
          <table:table-cell office:value-type="string" calcext:value-type="string">
            <text:p>where is analytic combinatorics used?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ath.stackexchange.com/a/49429 &quot;)" office:value-type="string" office:string-value="https://math.stackexchange.com/a/49429 " calcext:value-type="string">
            <text:p>https://math.stackexchange.com/a/49429 </text:p>
          </table:table-cell>
          <table:table-cell office:value-type="string" calcext:value-type="string">
            <text:p>math pre-requisites at Msc level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oftwareengineering.stackexchange.com/q/89599 &quot;)" office:value-type="string" office:string-value="https://softwareengineering.stackexchange.com/q/89599 " calcext:value-type="string">
            <text:p>https://softwareengineering.stackexchange.com/q/89599 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old.reddit.com/r/learnmath/comments/y336op/strategies_for_reading_math_books/ &quot;)" office:value-type="string" office:string-value="https://old.reddit.com/r/learnmath/comments/y336op/strategies_for_reading_math_books/ " calcext:value-type="string">
            <text:p>https://old.reddit.com/r/learnmath/comments/y336op/strategies_for_reading_math_books/ </text:p>
          </table:table-cell>
          <table:table-cell office:value-type="string" calcext:value-type="string">
            <text:p>general advice around reading math boo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godplaysdice.blogspot.com/2009/01/reverse-bibliography.html" xlink:type="simple">http://godplaysdice.blogspot.com/2009/01/reverse-bibliography.html</text:a> </text:p>
          </table:table-cell>
          <table:table-cell office:value-type="string" calcext:value-type="string">
            <text:p>reverse bibliography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personal.math.ubc.ca/~boyd/math331/howtosolveit.pdf &quot;)" office:value-type="string" office:string-value="https://personal.math.ubc.ca/~boyd/math331/howtosolveit.pdf " calcext:value-type="string">
            <text:p>https://personal.math.ubc.ca/~boyd/math331/howtosolveit.pdf </text:p>
          </table:table-cell>
          <table:table-cell office:value-type="string" calcext:value-type="string">
            <text:p>Problem-solving guidelin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cgraw.princeton.edu/sites/g/files/toruqf2481/files/media/active-reading-strategies.pdf &quot;)" office:value-type="string" office:string-value="https://mcgraw.princeton.edu/sites/g/files/toruqf2481/files/media/active-reading-strategies.pdf " calcext:value-type="string">
            <text:p>https://mcgraw.princeton.edu/sites/g/files/toruqf2481/files/media/active-reading-strategies.pdf </text:p>
          </table:table-cell>
          <table:table-cell office:value-type="string" calcext:value-type="string">
            <text:p>Active Reading guidelines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HYPERLINK(&quot;https://math.stackexchange.com/a/2183437/68328 &quot;)" office:value-type="string" office:string-value="https://math.stackexchange.com/a/2183437/68328 " calcext:value-type="string">
            <text:p>https://math.stackexchange.com/a/2183437/68328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HYPERLINK(&quot;https://math.stackexchange.com/q/164250&quot;)" office:value-type="string" office:string-value="https://math.stackexchange.com/q/164250" calcext:value-type="string">
            <text:p>https://math.stackexchange.com/q/164250</text:p>
          </table:table-cell>
          <table:table-cell office:value-type="string" calcext:value-type="string">
            <text:p>inquiry about the math presented in TAOC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eb.archive.org/web/20120127210623/http://www.dsi.unifi.it/~resp/GouldBK.pdf&quot;)" office:value-type="string" office:string-value="https://web.archive.org/web/20120127210623/http://www.dsi.unifi.it/~resp/GouldBK.pdf" calcext:value-type="string">
            <text:p>https://web.archive.org/web/20120127210623/http://www.dsi.unifi.it/~resp/GouldBK.pdf</text:p>
          </table:table-cell>
          <table:table-cell office:value-type="string" calcext:value-type="string">
            <text:p>more binomial identiti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ebhome.cs.uvic.ca/~ruskey/Publications/KnuthClass/KnuthClassRevised.pdf&quot;)" office:value-type="string" office:string-value="https://webhome.cs.uvic.ca/~ruskey/Publications/KnuthClass/KnuthClassRevised.pdf" calcext:value-type="string">
            <text:p>https://webhome.cs.uvic.ca/~ruskey/Publications/KnuthClass/KnuthClassRevised.pdf</text:p>
          </table:table-cell>
          <table:table-cell office:value-type="string" calcext:value-type="string">
            <text:p>taocp as a cours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github.com/theartofcomputerprogramming/meetup&quot;)" office:value-type="string" office:string-value="https://github.com/theartofcomputerprogramming/meetup" calcext:value-type="string">
            <text:p>https://github.com/theartofcomputerprogramming/meetup</text:p>
          </table:table-cell>
          <table:table-cell office:value-type="string" calcext:value-type="string">
            <text:p>taocp meetu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55&quot;)" office:value-type="string" office:string-value="https://commandlinefanatic.com/cgi-bin/showarticle.cgi?article=art055" calcext:value-type="string">
            <text:p>https://commandlinefanatic.com/cgi-bin/showarticle.cgi?article=art055</text:p>
          </table:table-cell>
          <table:table-cell office:value-type="string" calcext:value-type="string">
            <text:p>TAOCP review – part 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63&quot;)" office:value-type="string" office:string-value="https://commandlinefanatic.com/cgi-bin/showarticle.cgi?article=art063" calcext:value-type="string">
            <text:p>https://commandlinefanatic.com/cgi-bin/showarticle.cgi?article=art063</text:p>
          </table:table-cell>
          <table:table-cell office:value-type="string" calcext:value-type="string">
            <text:p>TAOCP review – part 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70&quot;)" office:value-type="string" office:string-value="https://commandlinefanatic.com/cgi-bin/showarticle.cgi?article=art070" calcext:value-type="string">
            <text:p>https://commandlinefanatic.com/cgi-bin/showarticle.cgi?article=art070</text:p>
          </table:table-cell>
          <table:table-cell office:value-type="string" calcext:value-type="string">
            <text:p>TAOCP review – part 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ww.cs.ou.edu/~diochnos/about/KnuthCSMaths.pdf&quot;)" office:value-type="string" office:string-value="https://www.cs.ou.edu/~diochnos/about/KnuthCSMaths.pdf" calcext:value-type="string">
            <text:p>https://www.cs.ou.edu/~diochnos/about/KnuthCSMaths.pdf</text:p>
          </table:table-cell>
          <table:table-cell office:value-type="string" calcext:value-type="string">
            <text:p>computer science and its relation to mathematics</text:p>
          </table:table-cell>
          <table:table-cell table:style-name="Default"/>
          <table:table-cell table:number-columns-repeated="2"/>
        </table:table-row>
      </table:table>
      <table:table table:name="unsorted-pile" table:style-name="ta1">
        <table:table-column table:style-name="co5" table:number-columns-repeated="2" table:default-cell-style-name="Default"/>
        <table:table-column table:style-name="co7" table:default-cell-style-name="ce26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25" office:value-type="string" calcext:value-type="string">
            <text:p><text:s/>file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ndex.html&quot;)" office:value-type="string" office:string-value="file:///home/user/books/reading/cm-materials/12/concrete-mathematics-dbyrne-sols/index.html" calcext:value-type="string">
            <text:p>file:///home/user/books/reading/cm-materials/12/concrete-mathematics-dbyrne-sols/index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ta-chap2.html&quot;)" office:value-type="string" office:string-value="file:///home/user/books/reading/cm-materials/12/concrete-mathematics-dbyrne-sols/ita-chap2.html" calcext:value-type="string">
            <text:p>file:///home/user/books/reading/cm-materials/12/concrete-mathematics-dbyrne-sols/ita-chap2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604_MAN240.pdf&quot;)" office:value-type="string" office:string-value="file:///home/user/books/reading/cm-materials/12/www.math.chalmers.se/Math/Grundutb/GU/MMG610/V16/020604_MAN240.pdf" calcext:value-type="string">
            <text:p>file:///home/user/books/reading/cm-materials/12/www.math.chalmers.se/Math/Grundutb/GU/MMG610/V16/02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824_MAN240.pdf&quot;)" office:value-type="string" office:string-value="file:///home/user/books/reading/cm-materials/12/www.math.chalmers.se/Math/Grundutb/GU/MMG610/V16/020824_MAN240.pdf" calcext:value-type="string">
            <text:p>file:///home/user/books/reading/cm-materials/12/www.math.chalmers.se/Math/Grundutb/GU/MMG610/V16/02082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604_MAN240.pdf&quot;)" office:value-type="string" office:string-value="file:///home/user/books/reading/cm-materials/12/www.math.chalmers.se/Math/Grundutb/GU/MMG610/V16/030604_MAN240.pdf" calcext:value-type="string">
            <text:p>file:///home/user/books/reading/cm-materials/12/www.math.chalmers.se/Math/Grundutb/GU/MMG610/V16/03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823_MAN240.pdf&quot;)" office:value-type="string" office:string-value="file:///home/user/books/reading/cm-materials/12/www.math.chalmers.se/Math/Grundutb/GU/MMG610/V16/030823_MAN240.pdf" calcext:value-type="string">
            <text:p>file:///home/user/books/reading/cm-materials/12/www.math.chalmers.se/Math/Grundutb/GU/MMG610/V16/030823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2_TMA055.pdf&quot;)" office:value-type="string" office:string-value="file:///home/user/books/reading/cm-materials/12/www.math.chalmers.se/Math/Grundutb/GU/MMG610/V16/031020_2_TMA055.pdf" calcext:value-type="string">
            <text:p>file:///home/user/books/reading/cm-materials/12/www.math.chalmers.se/Math/Grundutb/GU/MMG610/V16/031020_2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TMA055.pdf&quot;)" office:value-type="string" office:string-value="file:///home/user/books/reading/cm-materials/12/www.math.chalmers.se/Math/Grundutb/GU/MMG610/V16/031020_TMA055.pdf" calcext:value-type="string">
            <text:p>file:///home/user/books/reading/cm-materials/12/www.math.chalmers.se/Math/Grundutb/GU/MMG610/V16/0310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110_TMA055.pdf&quot;)" office:value-type="string" office:string-value="file:///home/user/books/reading/cm-materials/12/www.math.chalmers.se/Math/Grundutb/GU/MMG610/V16/040110_TMA055.pdf" calcext:value-type="string">
            <text:p>file:///home/user/books/reading/cm-materials/12/www.math.chalmers.se/Math/Grundutb/GU/MMG610/V16/04011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604_MAN240.pdf&quot;)" office:value-type="string" office:string-value="file:///home/user/books/reading/cm-materials/12/www.math.chalmers.se/Math/Grundutb/GU/MMG610/V16/040604_MAN240.pdf" calcext:value-type="string">
            <text:p>file:///home/user/books/reading/cm-materials/12/www.math.chalmers.se/Math/Grundutb/GU/MMG610/V16/04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0115_TMA055.pdf&quot;)" office:value-type="string" office:string-value="file:///home/user/books/reading/cm-materials/12/www.math.chalmers.se/Math/Grundutb/GU/MMG610/V16/050115_TMA055.pdf" calcext:value-type="string">
            <text:p>file:///home/user/books/reading/cm-materials/12/www.math.chalmers.se/Math/Grundutb/GU/MMG610/V16/050115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1017_TMA055.pdf&quot;)" office:value-type="string" office:string-value="file:///home/user/books/reading/cm-materials/12/www.math.chalmers.se/Math/Grundutb/GU/MMG610/V16/051017_TMA055.pdf" calcext:value-type="string">
            <text:p>file:///home/user/books/reading/cm-materials/12/www.math.chalmers.se/Math/Grundutb/GU/MMG610/V16/051017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114_TMA055.pdf&quot;)" office:value-type="string" office:string-value="file:///home/user/books/reading/cm-materials/12/www.math.chalmers.se/Math/Grundutb/GU/MMG610/V16/060114_TMA055.pdf" calcext:value-type="string">
            <text:p>file:///home/user/books/reading/cm-materials/12/www.math.chalmers.se/Math/Grundutb/GU/MMG610/V16/060114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829_TMA055.pdf&quot;)" office:value-type="string" office:string-value="file:///home/user/books/reading/cm-materials/12/www.math.chalmers.se/Math/Grundutb/GU/MMG610/V16/060829_TMA055.pdf" calcext:value-type="string">
            <text:p>file:///home/user/books/reading/cm-materials/12/www.math.chalmers.se/Math/Grundutb/GU/MMG610/V16/060829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1023_TMA055.pdf&quot;)" office:value-type="string" office:string-value="file:///home/user/books/reading/cm-materials/12/www.math.chalmers.se/Math/Grundutb/GU/MMG610/V16/061023_TMA055.pdf" calcext:value-type="string">
            <text:p>file:///home/user/books/reading/cm-materials/12/www.math.chalmers.se/Math/Grundutb/GU/MMG610/V16/061023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120_TMA055.pdf&quot;)" office:value-type="string" office:string-value="file:///home/user/books/reading/cm-materials/12/www.math.chalmers.se/Math/Grundutb/GU/MMG610/V16/070120_TMA055.pdf" calcext:value-type="string">
            <text:p>file:///home/user/books/reading/cm-materials/12/www.math.chalmers.se/Math/Grundutb/GU/MMG610/V16/0701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821_TMA055.pdf&quot;)" office:value-type="string" office:string-value="file:///home/user/books/reading/cm-materials/12/www.math.chalmers.se/Math/Grundutb/GU/MMG610/V16/070821_TMA055.pdf" calcext:value-type="string">
            <text:p>file:///home/user/books/reading/cm-materials/12/www.math.chalmers.se/Math/Grundutb/GU/MMG610/V16/070821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acit.pdf&quot;)" office:value-type="string" office:string-value="file:///home/user/books/reading/cm-materials/12/www.math.chalmers.se/Math/Grundutb/GU/MMG610/V16/chapter10_facit.pdf" calcext:value-type="string">
            <text:p>file:///home/user/books/reading/cm-materials/12/www.math.chalmers.se/Math/Grundutb/GU/MMG610/V16/chapter10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igure1.pdf&quot;)" office:value-type="string" office:string-value="file:///home/user/books/reading/cm-materials/12/www.math.chalmers.se/Math/Grundutb/GU/MMG610/V16/chapter10_figure1.pdf" calcext:value-type="string">
            <text:p>file:///home/user/books/reading/cm-materials/12/www.math.chalmers.se/Math/Grundutb/GU/MMG610/V16/chapter10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.pdf&quot;)" office:value-type="string" office:string-value="file:///home/user/books/reading/cm-materials/12/www.math.chalmers.se/Math/Grundutb/GU/MMG610/V16/chapter10.pdf" calcext:value-type="string">
            <text:p>file:///home/user/books/reading/cm-materials/12/www.math.chalmers.se/Math/Grundutb/GU/MMG610/V16/chapter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_facit.pdf&quot;)" office:value-type="string" office:string-value="file:///home/user/books/reading/cm-materials/12/www.math.chalmers.se/Math/Grundutb/GU/MMG610/V16/chapter11_facit.pdf" calcext:value-type="string">
            <text:p>file:///home/user/books/reading/cm-materials/12/www.math.chalmers.se/Math/Grundutb/GU/MMG610/V16/chapter1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.pdf&quot;)" office:value-type="string" office:string-value="file:///home/user/books/reading/cm-materials/12/www.math.chalmers.se/Math/Grundutb/GU/MMG610/V16/chapter11.pdf" calcext:value-type="string">
            <text:p>file:///home/user/books/reading/cm-materials/12/www.math.chalmers.se/Math/Grundutb/GU/MMG610/V16/chapter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_facit.pdf&quot;)" office:value-type="string" office:string-value="file:///home/user/books/reading/cm-materials/12/www.math.chalmers.se/Math/Grundutb/GU/MMG610/V16/chapter12_facit.pdf" calcext:value-type="string">
            <text:p>file:///home/user/books/reading/cm-materials/12/www.math.chalmers.se/Math/Grundutb/GU/MMG610/V16/chapter1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.pdf&quot;)" office:value-type="string" office:string-value="file:///home/user/books/reading/cm-materials/12/www.math.chalmers.se/Math/Grundutb/GU/MMG610/V16/chapter12.pdf" calcext:value-type="string">
            <text:p>file:///home/user/books/reading/cm-materials/12/www.math.chalmers.se/Math/Grundutb/GU/MMG610/V16/chapter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_figures.pdf&quot;)" office:value-type="string" office:string-value="file:///home/user/books/reading/cm-materials/12/www.math.chalmers.se/Math/Grundutb/GU/MMG610/V16/chapter15_facit_figures.pdf" calcext:value-type="string">
            <text:p>file:///home/user/books/reading/cm-materials/12/www.math.chalmers.se/Math/Grundutb/GU/MMG610/V16/chapter15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.pdf&quot;)" office:value-type="string" office:string-value="file:///home/user/books/reading/cm-materials/12/www.math.chalmers.se/Math/Grundutb/GU/MMG610/V16/chapter15_facit.pdf" calcext:value-type="string">
            <text:p>file:///home/user/books/reading/cm-materials/12/www.math.chalmers.se/Math/Grundutb/GU/MMG610/V16/chapter1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igures.pdf&quot;)" office:value-type="string" office:string-value="file:///home/user/books/reading/cm-materials/12/www.math.chalmers.se/Math/Grundutb/GU/MMG610/V16/chapter15_figures.pdf" calcext:value-type="string">
            <text:p>file:///home/user/books/reading/cm-materials/12/www.math.chalmers.se/Math/Grundutb/GU/MMG610/V16/chapter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.pdf&quot;)" office:value-type="string" office:string-value="file:///home/user/books/reading/cm-materials/12/www.math.chalmers.se/Math/Grundutb/GU/MMG610/V16/chapter15.pdf" calcext:value-type="string">
            <text:p>file:///home/user/books/reading/cm-materials/12/www.math.chalmers.se/Math/Grundutb/GU/MMG610/V16/chapter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_figures.pdf&quot;)" office:value-type="string" office:string-value="file:///home/user/books/reading/cm-materials/12/www.math.chalmers.se/Math/Grundutb/GU/MMG610/V16/chapter16_facit_figures.pdf" calcext:value-type="string">
            <text:p>file:///home/user/books/reading/cm-materials/12/www.math.chalmers.se/Math/Grundutb/GU/MMG610/V16/chapter1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.pdf&quot;)" office:value-type="string" office:string-value="file:///home/user/books/reading/cm-materials/12/www.math.chalmers.se/Math/Grundutb/GU/MMG610/V16/chapter16_facit.pdf" calcext:value-type="string">
            <text:p>file:///home/user/books/reading/cm-materials/12/www.math.chalmers.se/Math/Grundutb/GU/MMG610/V16/chapter1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igures.pdf&quot;)" office:value-type="string" office:string-value="file:///home/user/books/reading/cm-materials/12/www.math.chalmers.se/Math/Grundutb/GU/MMG610/V16/chapter16_figures.pdf" calcext:value-type="string">
            <text:p>file:///home/user/books/reading/cm-materials/12/www.math.chalmers.se/Math/Grundutb/GU/MMG610/V16/chapter1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.pdf&quot;)" office:value-type="string" office:string-value="file:///home/user/books/reading/cm-materials/12/www.math.chalmers.se/Math/Grundutb/GU/MMG610/V16/chapter16.pdf" calcext:value-type="string">
            <text:p>file:///home/user/books/reading/cm-materials/12/www.math.chalmers.se/Math/Grundutb/GU/MMG610/V16/chapter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acit.pdf&quot;)" office:value-type="string" office:string-value="file:///home/user/books/reading/cm-materials/12/www.math.chalmers.se/Math/Grundutb/GU/MMG610/V16/chapter17_facit.pdf" calcext:value-type="string">
            <text:p>file:///home/user/books/reading/cm-materials/12/www.math.chalmers.se/Math/Grundutb/GU/MMG610/V16/chapter17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igures.pdf&quot;)" office:value-type="string" office:string-value="file:///home/user/books/reading/cm-materials/12/www.math.chalmers.se/Math/Grundutb/GU/MMG610/V16/chapter17_figures.pdf" calcext:value-type="string">
            <text:p>file:///home/user/books/reading/cm-materials/12/www.math.chalmers.se/Math/Grundutb/GU/MMG610/V16/chapter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.pdf&quot;)" office:value-type="string" office:string-value="file:///home/user/books/reading/cm-materials/12/www.math.chalmers.se/Math/Grundutb/GU/MMG610/V16/chapter17.pdf" calcext:value-type="string">
            <text:p>file:///home/user/books/reading/cm-materials/12/www.math.chalmers.se/Math/Grundutb/GU/MMG610/V16/chapter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_figures.pdf&quot;)" office:value-type="string" office:string-value="file:///home/user/books/reading/cm-materials/12/www.math.chalmers.se/Math/Grundutb/GU/MMG610/V16/chapter18_facit_figures.pdf" calcext:value-type="string">
            <text:p>file:///home/user/books/reading/cm-materials/12/www.math.chalmers.se/Math/Grundutb/GU/MMG610/V16/chapter18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.pdf&quot;)" office:value-type="string" office:string-value="file:///home/user/books/reading/cm-materials/12/www.math.chalmers.se/Math/Grundutb/GU/MMG610/V16/chapter18_facit.pdf" calcext:value-type="string">
            <text:p>file:///home/user/books/reading/cm-materials/12/www.math.chalmers.se/Math/Grundutb/GU/MMG610/V16/chapter18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igures.pdf&quot;)" office:value-type="string" office:string-value="file:///home/user/books/reading/cm-materials/12/www.math.chalmers.se/Math/Grundutb/GU/MMG610/V16/chapter18_figures.pdf" calcext:value-type="string">
            <text:p>file:///home/user/books/reading/cm-materials/12/www.math.chalmers.se/Math/Grundutb/GU/MMG610/V16/chapter18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.pdf&quot;)" office:value-type="string" office:string-value="file:///home/user/books/reading/cm-materials/12/www.math.chalmers.se/Math/Grundutb/GU/MMG610/V16/chapter18.pdf" calcext:value-type="string">
            <text:p>file:///home/user/books/reading/cm-materials/12/www.math.chalmers.se/Math/Grundutb/GU/MMG610/V16/chapter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_facit.pdf&quot;)" office:value-type="string" office:string-value="file:///home/user/books/reading/cm-materials/12/www.math.chalmers.se/Math/Grundutb/GU/MMG610/V16/chapter19_facit.pdf" calcext:value-type="string">
            <text:p>file:///home/user/books/reading/cm-materials/12/www.math.chalmers.se/Math/Grundutb/GU/MMG610/V16/chapter19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.pdf&quot;)" office:value-type="string" office:string-value="file:///home/user/books/reading/cm-materials/12/www.math.chalmers.se/Math/Grundutb/GU/MMG610/V16/chapter19.pdf" calcext:value-type="string">
            <text:p>file:///home/user/books/reading/cm-materials/12/www.math.chalmers.se/Math/Grundutb/GU/MMG610/V16/chapter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_facit.pdf&quot;)" office:value-type="string" office:string-value="file:///home/user/books/reading/cm-materials/12/www.math.chalmers.se/Math/Grundutb/GU/MMG610/V16/chapter25_facit.pdf" calcext:value-type="string">
            <text:p>file:///home/user/books/reading/cm-materials/12/www.math.chalmers.se/Math/Grundutb/GU/MMG610/V16/chapter2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.pdf&quot;)" office:value-type="string" office:string-value="file:///home/user/books/reading/cm-materials/12/www.math.chalmers.se/Math/Grundutb/GU/MMG610/V16/chapter25.pdf" calcext:value-type="string">
            <text:p>file:///home/user/books/reading/cm-materials/12/www.math.chalmers.se/Math/Grundutb/GU/MMG610/V16/chapter2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_facit.pdf&quot;)" office:value-type="string" office:string-value="file:///home/user/books/reading/cm-materials/12/www.math.chalmers.se/Math/Grundutb/GU/MMG610/V16/chapter5_facit.pdf" calcext:value-type="string">
            <text:p>file:///home/user/books/reading/cm-materials/12/www.math.chalmers.se/Math/Grundutb/GU/MMG610/V16/chapter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.pdf&quot;)" office:value-type="string" office:string-value="file:///home/user/books/reading/cm-materials/12/www.math.chalmers.se/Math/Grundutb/GU/MMG610/V16/chapter5.pdf" calcext:value-type="string">
            <text:p>file:///home/user/books/reading/cm-materials/12/www.math.chalmers.se/Math/Grundutb/GU/MMG610/V16/chapter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_facit.pdf&quot;)" office:value-type="string" office:string-value="file:///home/user/books/reading/cm-materials/12/www.math.chalmers.se/Math/Grundutb/GU/MMG610/V16/chapter6_facit.pdf" calcext:value-type="string">
            <text:p>file:///home/user/books/reading/cm-materials/12/www.math.chalmers.se/Math/Grundutb/GU/MMG610/V16/chapter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.pdf&quot;)" office:value-type="string" office:string-value="file:///home/user/books/reading/cm-materials/12/www.math.chalmers.se/Math/Grundutb/GU/MMG610/V16/chapter6.pdf" calcext:value-type="string">
            <text:p>file:///home/user/books/reading/cm-materials/12/www.math.chalmers.se/Math/Grundutb/GU/MMG610/V16/chapter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_figure.pdf&quot;)" office:value-type="string" office:string-value="file:///home/user/books/reading/cm-materials/12/www.math.chalmers.se/Math/Grundutb/GU/MMG610/V16/lecture10_figure.pdf" calcext:value-type="string">
            <text:p>file:///home/user/books/reading/cm-materials/12/www.math.chalmers.se/Math/Grundutb/GU/MMG610/V16/lecture10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.pdf&quot;)" office:value-type="string" office:string-value="file:///home/user/books/reading/cm-materials/12/www.math.chalmers.se/Math/Grundutb/GU/MMG610/V16/lecture10.pdf" calcext:value-type="string">
            <text:p>file:///home/user/books/reading/cm-materials/12/www.math.chalmers.se/Math/Grundutb/GU/MMG610/V16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_figure.pdf&quot;)" office:value-type="string" office:string-value="file:///home/user/books/reading/cm-materials/12/www.math.chalmers.se/Math/Grundutb/GU/MMG610/V16/lecture11_figure.pdf" calcext:value-type="string">
            <text:p>file:///home/user/books/reading/cm-materials/12/www.math.chalmers.se/Math/Grundutb/GU/MMG610/V16/lecture11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.pdf&quot;)" office:value-type="string" office:string-value="file:///home/user/books/reading/cm-materials/12/www.math.chalmers.se/Math/Grundutb/GU/MMG610/V16/lecture11.pdf" calcext:value-type="string">
            <text:p>file:///home/user/books/reading/cm-materials/12/www.math.chalmers.se/Math/Grundutb/GU/MMG610/V16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2.pdf&quot;)" office:value-type="string" office:string-value="file:///home/user/books/reading/cm-materials/12/www.math.chalmers.se/Math/Grundutb/GU/MMG610/V16/lecture12.pdf" calcext:value-type="string">
            <text:p>file:///home/user/books/reading/cm-materials/12/www.math.chalmers.se/Math/Grundutb/GU/MMG610/V16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_figures.pdf&quot;)" office:value-type="string" office:string-value="file:///home/user/books/reading/cm-materials/12/www.math.chalmers.se/Math/Grundutb/GU/MMG610/V16/lecture13_figures.pdf" calcext:value-type="string">
            <text:p>file:///home/user/books/reading/cm-materials/12/www.math.chalmers.se/Math/Grundutb/GU/MMG610/V16/lecture13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.pdf&quot;)" office:value-type="string" office:string-value="file:///home/user/books/reading/cm-materials/12/www.math.chalmers.se/Math/Grundutb/GU/MMG610/V16/lecture13.pdf" calcext:value-type="string">
            <text:p>file:///home/user/books/reading/cm-materials/12/www.math.chalmers.se/Math/Grundutb/GU/MMG610/V16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_figures.pdf&quot;)" office:value-type="string" office:string-value="file:///home/user/books/reading/cm-materials/12/www.math.chalmers.se/Math/Grundutb/GU/MMG610/V16/lecture14_figures.pdf" calcext:value-type="string">
            <text:p>file:///home/user/books/reading/cm-materials/12/www.math.chalmers.se/Math/Grundutb/GU/MMG610/V16/lecture1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.pdf&quot;)" office:value-type="string" office:string-value="file:///home/user/books/reading/cm-materials/12/www.math.chalmers.se/Math/Grundutb/GU/MMG610/V16/lecture14.pdf" calcext:value-type="string">
            <text:p>file:///home/user/books/reading/cm-materials/12/www.math.chalmers.se/Math/Grundutb/GU/MMG610/V16/lecture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_figures.pdf&quot;)" office:value-type="string" office:string-value="file:///home/user/books/reading/cm-materials/12/www.math.chalmers.se/Math/Grundutb/GU/MMG610/V16/lecture15_figures.pdf" calcext:value-type="string">
            <text:p>file:///home/user/books/reading/cm-materials/12/www.math.chalmers.se/Math/Grundutb/GU/MMG610/V16/lecture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.pdf&quot;)" office:value-type="string" office:string-value="file:///home/user/books/reading/cm-materials/12/www.math.chalmers.se/Math/Grundutb/GU/MMG610/V16/lecture15.pdf" calcext:value-type="string">
            <text:p>file:///home/user/books/reading/cm-materials/12/www.math.chalmers.se/Math/Grundutb/GU/MMG610/V16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6.pdf&quot;)" office:value-type="string" office:string-value="file:///home/user/books/reading/cm-materials/12/www.math.chalmers.se/Math/Grundutb/GU/MMG610/V16/lecture16.pdf" calcext:value-type="string">
            <text:p>file:///home/user/books/reading/cm-materials/12/www.math.chalmers.se/Math/Grundutb/GU/MMG610/V16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_figures.pdf&quot;)" office:value-type="string" office:string-value="file:///home/user/books/reading/cm-materials/12/www.math.chalmers.se/Math/Grundutb/GU/MMG610/V16/lecture17_figures.pdf" calcext:value-type="string">
            <text:p>file:///home/user/books/reading/cm-materials/12/www.math.chalmers.se/Math/Grundutb/GU/MMG610/V16/lecture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.pdf&quot;)" office:value-type="string" office:string-value="file:///home/user/books/reading/cm-materials/12/www.math.chalmers.se/Math/Grundutb/GU/MMG610/V16/lecture17.pdf" calcext:value-type="string">
            <text:p>file:///home/user/books/reading/cm-materials/12/www.math.chalmers.se/Math/Grundutb/GU/MMG610/V16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8.pdf&quot;)" office:value-type="string" office:string-value="file:///home/user/books/reading/cm-materials/12/www.math.chalmers.se/Math/Grundutb/GU/MMG610/V16/lecture18.pdf" calcext:value-type="string">
            <text:p>file:///home/user/books/reading/cm-materials/12/www.math.chalmers.se/Math/Grundutb/GU/MMG610/V16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9.pdf&quot;)" office:value-type="string" office:string-value="file:///home/user/books/reading/cm-materials/12/www.math.chalmers.se/Math/Grundutb/GU/MMG610/V16/lecture19.pdf" calcext:value-type="string">
            <text:p>file:///home/user/books/reading/cm-materials/12/www.math.chalmers.se/Math/Grundutb/GU/MMG610/V16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.pdf&quot;)" office:value-type="string" office:string-value="file:///home/user/books/reading/cm-materials/12/www.math.chalmers.se/Math/Grundutb/GU/MMG610/V16/lecture1.pdf" calcext:value-type="string">
            <text:p>file:///home/user/books/reading/cm-materials/12/www.math.chalmers.se/Math/Grundutb/GU/MMG610/V16/lect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_figures.pdf&quot;)" office:value-type="string" office:string-value="file:///home/user/books/reading/cm-materials/12/www.math.chalmers.se/Math/Grundutb/GU/MMG610/V16/lecture20_figures.pdf" calcext:value-type="string">
            <text:p>file:///home/user/books/reading/cm-materials/12/www.math.chalmers.se/Math/Grundutb/GU/MMG610/V16/lecture20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.pdf&quot;)" office:value-type="string" office:string-value="file:///home/user/books/reading/cm-materials/12/www.math.chalmers.se/Math/Grundutb/GU/MMG610/V16/lecture20.pdf" calcext:value-type="string">
            <text:p>file:///home/user/books/reading/cm-materials/12/www.math.chalmers.se/Math/Grundutb/GU/MMG610/V16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.pdf&quot;)" office:value-type="string" office:string-value="file:///home/user/books/reading/cm-materials/12/www.math.chalmers.se/Math/Grundutb/GU/MMG610/V16/lecture2.pdf" calcext:value-type="string">
            <text:p>file:///home/user/books/reading/cm-materials/12/www.math.chalmers.se/Math/Grundutb/GU/MMG610/V16/lect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3.pdf&quot;)" office:value-type="string" office:string-value="file:///home/user/books/reading/cm-materials/12/www.math.chalmers.se/Math/Grundutb/GU/MMG610/V16/lecture3.pdf" calcext:value-type="string">
            <text:p>file:///home/user/books/reading/cm-materials/12/www.math.chalmers.se/Math/Grundutb/GU/MMG610/V16/lecture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4.pdf&quot;)" office:value-type="string" office:string-value="file:///home/user/books/reading/cm-materials/12/www.math.chalmers.se/Math/Grundutb/GU/MMG610/V16/lecture4.pdf" calcext:value-type="string">
            <text:p>file:///home/user/books/reading/cm-materials/12/www.math.chalmers.se/Math/Grundutb/GU/MMG610/V16/lecture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5.pdf&quot;)" office:value-type="string" office:string-value="file:///home/user/books/reading/cm-materials/12/www.math.chalmers.se/Math/Grundutb/GU/MMG610/V16/lecture5.pdf" calcext:value-type="string">
            <text:p>file:///home/user/books/reading/cm-materials/12/www.math.chalmers.se/Math/Grundutb/GU/MMG610/V16/lecture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6.pdf&quot;)" office:value-type="string" office:string-value="file:///home/user/books/reading/cm-materials/12/www.math.chalmers.se/Math/Grundutb/GU/MMG610/V16/lecture6.pdf" calcext:value-type="string">
            <text:p>file:///home/user/books/reading/cm-materials/12/www.math.chalmers.se/Math/Grundutb/GU/MMG610/V16/lecture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_figure.pdf&quot;)" office:value-type="string" office:string-value="file:///home/user/books/reading/cm-materials/12/www.math.chalmers.se/Math/Grundutb/GU/MMG610/V16/lecture7_figure.pdf" calcext:value-type="string">
            <text:p>file:///home/user/books/reading/cm-materials/12/www.math.chalmers.se/Math/Grundutb/GU/MMG610/V16/lecture7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.pdf&quot;)" office:value-type="string" office:string-value="file:///home/user/books/reading/cm-materials/12/www.math.chalmers.se/Math/Grundutb/GU/MMG610/V16/lecture7.pdf" calcext:value-type="string">
            <text:p>file:///home/user/books/reading/cm-materials/12/www.math.chalmers.se/Math/Grundutb/GU/MMG610/V16/lecture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1.pdf&quot;)" office:value-type="string" office:string-value="file:///home/user/books/reading/cm-materials/12/www.math.chalmers.se/Math/Grundutb/GU/MMG610/V16/lecture8_figure1.pdf" calcext:value-type="string">
            <text:p>file:///home/user/books/reading/cm-materials/12/www.math.chalmers.se/Math/Grundutb/GU/MMG610/V16/lecture8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2.pdf&quot;)" office:value-type="string" office:string-value="file:///home/user/books/reading/cm-materials/12/www.math.chalmers.se/Math/Grundutb/GU/MMG610/V16/lecture8_figure2.pdf" calcext:value-type="string">
            <text:p>file:///home/user/books/reading/cm-materials/12/www.math.chalmers.se/Math/Grundutb/GU/MMG610/V16/lecture8_fig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.pdf&quot;)" office:value-type="string" office:string-value="file:///home/user/books/reading/cm-materials/12/www.math.chalmers.se/Math/Grundutb/GU/MMG610/V16/lecture8.pdf" calcext:value-type="string">
            <text:p>file:///home/user/books/reading/cm-materials/12/www.math.chalmers.se/Math/Grundutb/GU/MMG610/V16/lecture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9.pdf&quot;)" office:value-type="string" office:string-value="file:///home/user/books/reading/cm-materials/12/www.math.chalmers.se/Math/Grundutb/GU/MMG610/V16/lecture9.pdf" calcext:value-type="string">
            <text:p>file:///home/user/books/reading/cm-materials/12/www.math.chalmers.se/Math/Grundutb/GU/MMG610/V16/lecture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_facit.pdf&quot;)" office:value-type="string" office:string-value="file:///home/user/books/reading/cm-materials/12/www.math.chalmers.se/Math/Grundutb/GU/MMG610/V16/ovning1_facit.pdf" calcext:value-type="string">
            <text:p>file:///home/user/books/reading/cm-materials/12/www.math.chalmers.se/Math/Grundutb/GU/MMG610/V16/ovning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.pdf&quot;)" office:value-type="string" office:string-value="file:///home/user/books/reading/cm-materials/12/www.math.chalmers.se/Math/Grundutb/GU/MMG610/V16/ovning1.pdf" calcext:value-type="string">
            <text:p>file:///home/user/books/reading/cm-materials/12/www.math.chalmers.se/Math/Grundutb/GU/MMG610/V16/ovning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_facit.pdf&quot;)" office:value-type="string" office:string-value="file:///home/user/books/reading/cm-materials/12/www.math.chalmers.se/Math/Grundutb/GU/MMG610/V16/ovning2_facit.pdf" calcext:value-type="string">
            <text:p>file:///home/user/books/reading/cm-materials/12/www.math.chalmers.se/Math/Grundutb/GU/MMG610/V16/ovning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.pdf&quot;)" office:value-type="string" office:string-value="file:///home/user/books/reading/cm-materials/12/www.math.chalmers.se/Math/Grundutb/GU/MMG610/V16/ovning2.pdf" calcext:value-type="string">
            <text:p>file:///home/user/books/reading/cm-materials/12/www.math.chalmers.se/Math/Grundutb/GU/MMG610/V16/ovning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_figures.pdf&quot;)" office:value-type="string" office:string-value="file:///home/user/books/reading/cm-materials/12/www.math.chalmers.se/Math/Grundutb/GU/MMG610/V16/ovning4_facit_figures.pdf" calcext:value-type="string">
            <text:p>file:///home/user/books/reading/cm-materials/12/www.math.chalmers.se/Math/Grundutb/GU/MMG610/V16/ovning4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.pdf&quot;)" office:value-type="string" office:string-value="file:///home/user/books/reading/cm-materials/12/www.math.chalmers.se/Math/Grundutb/GU/MMG610/V16/ovning4_facit.pdf" calcext:value-type="string">
            <text:p>file:///home/user/books/reading/cm-materials/12/www.math.chalmers.se/Math/Grundutb/GU/MMG610/V16/ovning4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igures.pdf&quot;)" office:value-type="string" office:string-value="file:///home/user/books/reading/cm-materials/12/www.math.chalmers.se/Math/Grundutb/GU/MMG610/V16/ovning4_figures.pdf" calcext:value-type="string">
            <text:p>file:///home/user/books/reading/cm-materials/12/www.math.chalmers.se/Math/Grundutb/GU/MMG610/V16/ovning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.pdf&quot;)" office:value-type="string" office:string-value="file:///home/user/books/reading/cm-materials/12/www.math.chalmers.se/Math/Grundutb/GU/MMG610/V16/ovning4.pdf" calcext:value-type="string">
            <text:p>file:///home/user/books/reading/cm-materials/12/www.math.chalmers.se/Math/Grundutb/GU/MMG610/V16/ovning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acit.pdf&quot;)" office:value-type="string" office:string-value="file:///home/user/books/reading/cm-materials/12/www.math.chalmers.se/Math/Grundutb/GU/MMG610/V16/ovning5_facit.pdf" calcext:value-type="string">
            <text:p>file:///home/user/books/reading/cm-materials/12/www.math.chalmers.se/Math/Grundutb/GU/MMG610/V16/ovning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igures.pdf&quot;)" office:value-type="string" office:string-value="file:///home/user/books/reading/cm-materials/12/www.math.chalmers.se/Math/Grundutb/GU/MMG610/V16/ovning5_figures.pdf" calcext:value-type="string">
            <text:p>file:///home/user/books/reading/cm-materials/12/www.math.chalmers.se/Math/Grundutb/GU/MMG610/V16/ovning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.pdf&quot;)" office:value-type="string" office:string-value="file:///home/user/books/reading/cm-materials/12/www.math.chalmers.se/Math/Grundutb/GU/MMG610/V16/ovning5.pdf" calcext:value-type="string">
            <text:p>file:///home/user/books/reading/cm-materials/12/www.math.chalmers.se/Math/Grundutb/GU/MMG610/V16/ovning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_figures.pdf&quot;)" office:value-type="string" office:string-value="file:///home/user/books/reading/cm-materials/12/www.math.chalmers.se/Math/Grundutb/GU/MMG610/V16/ovning6_facit_figures.pdf" calcext:value-type="string">
            <text:p>file:///home/user/books/reading/cm-materials/12/www.math.chalmers.se/Math/Grundutb/GU/MMG610/V16/ovning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.pdf&quot;)" office:value-type="string" office:string-value="file:///home/user/books/reading/cm-materials/12/www.math.chalmers.se/Math/Grundutb/GU/MMG610/V16/ovning6_facit.pdf" calcext:value-type="string">
            <text:p>file:///home/user/books/reading/cm-materials/12/www.math.chalmers.se/Math/Grundutb/GU/MMG610/V16/ovning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igures.pdf&quot;)" office:value-type="string" office:string-value="file:///home/user/books/reading/cm-materials/12/www.math.chalmers.se/Math/Grundutb/GU/MMG610/V16/ovning6_figures.pdf" calcext:value-type="string">
            <text:p>file:///home/user/books/reading/cm-materials/12/www.math.chalmers.se/Math/Grundutb/GU/MMG610/V16/ovning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.pdf&quot;)" office:value-type="string" office:string-value="file:///home/user/books/reading/cm-materials/12/www.math.chalmers.se/Math/Grundutb/GU/MMG610/V16/ovning6.pdf" calcext:value-type="string">
            <text:p>file:///home/user/books/reading/cm-materials/12/www.math.chalmers.se/Math/Grundutb/GU/MMG610/V16/ovning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reqthms.pdf&quot;)" office:value-type="string" office:string-value="file:///home/user/books/reading/cm-materials/12/www.math.chalmers.se/Math/Grundutb/GU/MMG610/V16/reqthms.pdf" calcext:value-type="string">
            <text:p>file:///home/user/books/reading/cm-materials/12/www.math.chalmers.se/Math/Grundutb/GU/MMG610/V16/reqthm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figur.pdf&quot;)" office:value-type="string" office:string-value="file:///home/user/books/reading/cm-materials/12/www.math.chalmers.se/Math/Grundutb/GU/MMG610/V16/tenta040117_figur.pdf" calcext:value-type="string">
            <text:p>file:///home/user/books/reading/cm-materials/12/www.math.chalmers.se/Math/Grundutb/GU/MMG610/V16/tenta040117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.pdf&quot;)" office:value-type="string" office:string-value="file:///home/user/books/reading/cm-materials/12/www.math.chalmers.se/Math/Grundutb/GU/MMG610/V16/tenta040117.pdf" calcext:value-type="string">
            <text:p>file:///home/user/books/reading/cm-materials/12/www.math.chalmers.se/Math/Grundutb/GU/MMG610/V16/tenta0401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sols_figurer.pdf&quot;)" office:value-type="string" office:string-value="file:///home/user/books/reading/cm-materials/12/www.math.chalmers.se/Math/Grundutb/GU/MMG610/V16/tenta040117_sols_figurer.pdf" calcext:value-type="string">
            <text:p>file:///home/user/books/reading/cm-materials/12/www.math.chalmers.se/Math/Grundutb/GU/MMG610/V16/tenta040117_sols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.pdf&quot;)" office:value-type="string" office:string-value="file:///home/user/books/reading/cm-materials/12/www.math.chalmers.se/Math/Grundutb/GU/MMG610/V16/tenta040614.pdf" calcext:value-type="string">
            <text:p>file:///home/user/books/reading/cm-materials/12/www.math.chalmers.se/Math/Grundutb/GU/MMG610/V16/tenta0406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_sols.pdf&quot;)" office:value-type="string" office:string-value="file:///home/user/books/reading/cm-materials/12/www.math.chalmers.se/Math/Grundutb/GU/MMG610/V16/tenta040614_sols.pdf" calcext:value-type="string">
            <text:p>file:///home/user/books/reading/cm-materials/12/www.math.chalmers.se/Math/Grundutb/GU/MMG610/V16/tenta040614_sol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figur.pdf&quot;)" office:value-type="string" office:string-value="file:///home/user/books/reading/cm-materials/12/www.math.chalmers.se/Math/Grundutb/GU/MMG610/V16/tenta160601_figur.pdf" calcext:value-type="string">
            <text:p>file:///home/user/books/reading/cm-materials/12/www.math.chalmers.se/Math/Grundutb/GU/MMG610/V16/tenta160601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losningar_figurer.pdf&quot;)" office:value-type="string" office:string-value="file:///home/user/books/reading/cm-materials/12/www.math.chalmers.se/Math/Grundutb/GU/MMG610/V16/tenta160601_losningar_figurer.pdf" calcext:value-type="string">
            <text:p>file:///home/user/books/reading/cm-materials/12/www.math.chalmers.se/Math/Grundutb/GU/MMG610/V16/tenta160601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med_losningar.pdf&quot;)" office:value-type="string" office:string-value="file:///home/user/books/reading/cm-materials/12/www.math.chalmers.se/Math/Grundutb/GU/MMG610/V16/tenta160601_med_losningar.pdf" calcext:value-type="string">
            <text:p>file:///home/user/books/reading/cm-materials/12/www.math.chalmers.se/Math/Grundutb/GU/MMG610/V16/tenta160601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figur.pdf&quot;)" office:value-type="string" office:string-value="file:///home/user/books/reading/cm-materials/12/www.math.chalmers.se/Math/Grundutb/GU/MMG610/V16/tenta160819_figur.pdf" calcext:value-type="string">
            <text:p>file:///home/user/books/reading/cm-materials/12/www.math.chalmers.se/Math/Grundutb/GU/MMG610/V16/tenta160819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losningar_figurer.pdf&quot;)" office:value-type="string" office:string-value="file:///home/user/books/reading/cm-materials/12/www.math.chalmers.se/Math/Grundutb/GU/MMG610/V16/tenta160819_losningar_figurer.pdf" calcext:value-type="string">
            <text:p>file:///home/user/books/reading/cm-materials/12/www.math.chalmers.se/Math/Grundutb/GU/MMG610/V16/tenta160819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med_losningar.pdf&quot;)" office:value-type="string" office:string-value="file:///home/user/books/reading/cm-materials/12/www.math.chalmers.se/Math/Grundutb/GU/MMG610/V16/tenta160819_med_losningar.pdf" calcext:value-type="string">
            <text:p>file:///home/user/books/reading/cm-materials/12/www.math.chalmers.se/Math/Grundutb/GU/MMG610/V16/tenta160819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80415.pdf&quot;)" office:value-type="string" office:string-value="file:///home/user/books/reading/cm-materials/12/www.math.chalmers.se/Math/Grundutb/GU/MMG610/V16/tenta180415.pdf" calcext:value-type="string">
            <text:p>file:///home/user/books/reading/cm-materials/12/www.math.chalmers.se/Math/Grundutb/GU/MMG610/V16/tenta1804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300814.pdf&quot;)" office:value-type="string" office:string-value="file:///home/user/books/reading/cm-materials/12/www.math.chalmers.se/Math/Grundutb/GU/MMG610/V16/tenta300814.pdf" calcext:value-type="string">
            <text:p>file:///home/user/books/reading/cm-materials/12/www.math.chalmers.se/Math/Grundutb/GU/MMG610/V16/tenta3008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05.pdf&quot;)" office:value-type="string" office:string-value="file:///home/user/books/reading/cm-materials/13/www.cip.ifi.lmu.de/~grinberg/t/18f/5705-2018-09-05.pdf" calcext:value-type="string">
            <text:p>file:///home/user/books/reading/cm-materials/13/www.cip.ifi.lmu.de/~grinberg/t/18f/5705-2018-09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0.pdf&quot;)" office:value-type="string" office:string-value="file:///home/user/books/reading/cm-materials/13/www.cip.ifi.lmu.de/~grinberg/t/18f/5705-2018-09-10.pdf" calcext:value-type="string">
            <text:p>file:///home/user/books/reading/cm-materials/13/www.cip.ifi.lmu.de/~grinberg/t/18f/5705-2018-09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2.pdf&quot;)" office:value-type="string" office:string-value="file:///home/user/books/reading/cm-materials/13/www.cip.ifi.lmu.de/~grinberg/t/18f/5705-2018-09-12.pdf" calcext:value-type="string">
            <text:p>file:///home/user/books/reading/cm-materials/13/www.cip.ifi.lmu.de/~grinberg/t/18f/5705-2018-09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7.pdf&quot;)" office:value-type="string" office:string-value="file:///home/user/books/reading/cm-materials/13/www.cip.ifi.lmu.de/~grinberg/t/18f/5705-2018-09-17.pdf" calcext:value-type="string">
            <text:p>file:///home/user/books/reading/cm-materials/13/www.cip.ifi.lmu.de/~grinberg/t/18f/5705-2018-09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9.pdf&quot;)" office:value-type="string" office:string-value="file:///home/user/books/reading/cm-materials/13/www.cip.ifi.lmu.de/~grinberg/t/18f/5705-2018-09-19.pdf" calcext:value-type="string">
            <text:p>file:///home/user/books/reading/cm-materials/13/www.cip.ifi.lmu.de/~grinberg/t/18f/5705-2018-09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4.pdf&quot;)" office:value-type="string" office:string-value="file:///home/user/books/reading/cm-materials/13/www.cip.ifi.lmu.de/~grinberg/t/18f/5705-2018-09-24.pdf" calcext:value-type="string">
            <text:p>file:///home/user/books/reading/cm-materials/13/www.cip.ifi.lmu.de/~grinberg/t/18f/5705-2018-09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6.pdf&quot;)" office:value-type="string" office:string-value="file:///home/user/books/reading/cm-materials/13/www.cip.ifi.lmu.de/~grinberg/t/18f/5705-2018-09-26.pdf" calcext:value-type="string">
            <text:p>file:///home/user/books/reading/cm-materials/13/www.cip.ifi.lmu.de/~grinberg/t/18f/5705-2018-09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1.pdf&quot;)" office:value-type="string" office:string-value="file:///home/user/books/reading/cm-materials/13/www.cip.ifi.lmu.de/~grinberg/t/18f/5705-2018-10-01.pdf" calcext:value-type="string">
            <text:p>file:///home/user/books/reading/cm-materials/13/www.cip.ifi.lmu.de/~grinberg/t/18f/5705-2018-10-0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3.pdf&quot;)" office:value-type="string" office:string-value="file:///home/user/books/reading/cm-materials/13/www.cip.ifi.lmu.de/~grinberg/t/18f/5705-2018-10-03.pdf" calcext:value-type="string">
            <text:p>file:///home/user/books/reading/cm-materials/13/www.cip.ifi.lmu.de/~grinberg/t/18f/5705-2018-10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8.pdf&quot;)" office:value-type="string" office:string-value="file:///home/user/books/reading/cm-materials/13/www.cip.ifi.lmu.de/~grinberg/t/18f/5705-2018-10-08.pdf" calcext:value-type="string">
            <text:p>file:///home/user/books/reading/cm-materials/13/www.cip.ifi.lmu.de/~grinberg/t/18f/5705-2018-10-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0.pdf&quot;)" office:value-type="string" office:string-value="file:///home/user/books/reading/cm-materials/13/www.cip.ifi.lmu.de/~grinberg/t/18f/5705-2018-10-10.pdf" calcext:value-type="string">
            <text:p>file:///home/user/books/reading/cm-materials/13/www.cip.ifi.lmu.de/~grinberg/t/18f/5705-2018-10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5-sh.pdf&quot;)" office:value-type="string" office:string-value="file:///home/user/books/reading/cm-materials/13/www.cip.ifi.lmu.de/~grinberg/t/18f/5705-2018-10-15-sh.pdf" calcext:value-type="string">
            <text:p>file:///home/user/books/reading/cm-materials/13/www.cip.ifi.lmu.de/~grinberg/t/18f/5705-2018-10-15-sh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7.pdf&quot;)" office:value-type="string" office:string-value="file:///home/user/books/reading/cm-materials/13/www.cip.ifi.lmu.de/~grinberg/t/18f/5705-2018-10-17.pdf" calcext:value-type="string">
            <text:p>file:///home/user/books/reading/cm-materials/13/www.cip.ifi.lmu.de/~grinberg/t/18f/5705-2018-10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2.pdf&quot;)" office:value-type="string" office:string-value="file:///home/user/books/reading/cm-materials/13/www.cip.ifi.lmu.de/~grinberg/t/18f/5705-2018-10-22.pdf" calcext:value-type="string">
            <text:p>file:///home/user/books/reading/cm-materials/13/www.cip.ifi.lmu.de/~grinberg/t/18f/5705-2018-10-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4.pdf&quot;)" office:value-type="string" office:string-value="file:///home/user/books/reading/cm-materials/13/www.cip.ifi.lmu.de/~grinberg/t/18f/5705-2018-10-24.pdf" calcext:value-type="string">
            <text:p>file:///home/user/books/reading/cm-materials/13/www.cip.ifi.lmu.de/~grinberg/t/18f/5705-2018-10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9.pdf&quot;)" office:value-type="string" office:string-value="file:///home/user/books/reading/cm-materials/13/www.cip.ifi.lmu.de/~grinberg/t/18f/5705-2018-10-29.pdf" calcext:value-type="string">
            <text:p>file:///home/user/books/reading/cm-materials/13/www.cip.ifi.lmu.de/~grinberg/t/18f/5705-2018-10-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31.pdf&quot;)" office:value-type="string" office:string-value="file:///home/user/books/reading/cm-materials/13/www.cip.ifi.lmu.de/~grinberg/t/18f/5705-2018-10-31.pdf" calcext:value-type="string">
            <text:p>file:///home/user/books/reading/cm-materials/13/www.cip.ifi.lmu.de/~grinberg/t/18f/5705-2018-10-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5.pdf&quot;)" office:value-type="string" office:string-value="file:///home/user/books/reading/cm-materials/13/www.cip.ifi.lmu.de/~grinberg/t/18f/5705-2018-11-05.pdf" calcext:value-type="string">
            <text:p>file:///home/user/books/reading/cm-materials/13/www.cip.ifi.lmu.de/~grinberg/t/18f/5705-2018-11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7-vr.pdf&quot;)" office:value-type="string" office:string-value="file:///home/user/books/reading/cm-materials/13/www.cip.ifi.lmu.de/~grinberg/t/18f/5705-2018-11-07-vr.pdf" calcext:value-type="string">
            <text:p>file:///home/user/books/reading/cm-materials/13/www.cip.ifi.lmu.de/~grinberg/t/18f/5705-2018-11-07-v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2.pdf&quot;)" office:value-type="string" office:string-value="file:///home/user/books/reading/cm-materials/13/www.cip.ifi.lmu.de/~grinberg/t/18f/5705-2018-11-12.pdf" calcext:value-type="string">
            <text:p>file:///home/user/books/reading/cm-materials/13/www.cip.ifi.lmu.de/~grinberg/t/18f/5705-2018-11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4.pdf&quot;)" office:value-type="string" office:string-value="file:///home/user/books/reading/cm-materials/13/www.cip.ifi.lmu.de/~grinberg/t/18f/5705-2018-11-14.pdf" calcext:value-type="string">
            <text:p>file:///home/user/books/reading/cm-materials/13/www.cip.ifi.lmu.de/~grinberg/t/18f/5705-2018-11-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9.pdf&quot;)" office:value-type="string" office:string-value="file:///home/user/books/reading/cm-materials/13/www.cip.ifi.lmu.de/~grinberg/t/18f/5705-2018-11-19.pdf" calcext:value-type="string">
            <text:p>file:///home/user/books/reading/cm-materials/13/www.cip.ifi.lmu.de/~grinberg/t/18f/5705-2018-11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1.pdf&quot;)" office:value-type="string" office:string-value="file:///home/user/books/reading/cm-materials/13/www.cip.ifi.lmu.de/~grinberg/t/18f/5705-2018-11-21.pdf" calcext:value-type="string">
            <text:p>file:///home/user/books/reading/cm-materials/13/www.cip.ifi.lmu.de/~grinberg/t/18f/5705-2018-11-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6.pdf&quot;)" office:value-type="string" office:string-value="file:///home/user/books/reading/cm-materials/13/www.cip.ifi.lmu.de/~grinberg/t/18f/5705-2018-11-26.pdf" calcext:value-type="string">
            <text:p>file:///home/user/books/reading/cm-materials/13/www.cip.ifi.lmu.de/~grinberg/t/18f/5705-2018-11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8.pdf&quot;)" office:value-type="string" office:string-value="file:///home/user/books/reading/cm-materials/13/www.cip.ifi.lmu.de/~grinberg/t/18f/5705-2018-11-28.pdf" calcext:value-type="string">
            <text:p>file:///home/user/books/reading/cm-materials/13/www.cip.ifi.lmu.de/~grinberg/t/18f/5705-2018-11-2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2-03.pdf&quot;)" office:value-type="string" office:string-value="file:///home/user/books/reading/cm-materials/13/www.cip.ifi.lmu.de/~grinberg/t/18f/5705-2018-12-03.pdf" calcext:value-type="string">
            <text:p>file:///home/user/books/reading/cm-materials/13/www.cip.ifi.lmu.de/~grinberg/t/18f/5705-2018-12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.pdf&quot;)" office:value-type="string" office:string-value="file:///home/user/books/reading/cm-materials/13/www.cip.ifi.lmu.de/~grinberg/t/18f/hw1.pdf" calcext:value-type="string">
            <text:p>file:///home/user/books/reading/cm-materials/13/www.cip.ifi.lmu.de/~grinberg/t/18f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s.pdf&quot;)" office:value-type="string" office:string-value="file:///home/user/books/reading/cm-materials/13/www.cip.ifi.lmu.de/~grinberg/t/18f/hw1s.pdf" calcext:value-type="string">
            <text:p>file:///home/user/books/reading/cm-materials/13/www.cip.ifi.lmu.de/~grinberg/t/18f/hw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.pdf&quot;)" office:value-type="string" office:string-value="file:///home/user/books/reading/cm-materials/13/www.cip.ifi.lmu.de/~grinberg/t/18f/hw2.pdf" calcext:value-type="string">
            <text:p>file:///home/user/books/reading/cm-materials/13/www.cip.ifi.lmu.de/~grinberg/t/18f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s.pdf&quot;)" office:value-type="string" office:string-value="file:///home/user/books/reading/cm-materials/13/www.cip.ifi.lmu.de/~grinberg/t/18f/hw2s.pdf" calcext:value-type="string">
            <text:p>file:///home/user/books/reading/cm-materials/13/www.cip.ifi.lmu.de/~grinberg/t/18f/hw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.pdf&quot;)" office:value-type="string" office:string-value="file:///home/user/books/reading/cm-materials/13/www.cip.ifi.lmu.de/~grinberg/t/18f/hw3.pdf" calcext:value-type="string">
            <text:p>file:///home/user/books/reading/cm-materials/13/www.cip.ifi.lmu.de/~grinberg/t/18f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s.pdf&quot;)" office:value-type="string" office:string-value="file:///home/user/books/reading/cm-materials/13/www.cip.ifi.lmu.de/~grinberg/t/18f/hw3s.pdf" calcext:value-type="string">
            <text:p>file:///home/user/books/reading/cm-materials/13/www.cip.ifi.lmu.de/~grinberg/t/18f/hw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.pdf&quot;)" office:value-type="string" office:string-value="file:///home/user/books/reading/cm-materials/13/www.cip.ifi.lmu.de/~grinberg/t/18f/hw4.pdf" calcext:value-type="string">
            <text:p>file:///home/user/books/reading/cm-materials/13/www.cip.ifi.lmu.de/~grinberg/t/18f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-elafandi.pdf&quot;)" office:value-type="string" office:string-value="file:///home/user/books/reading/cm-materials/13/www.cip.ifi.lmu.de/~grinberg/t/18f/hw4s-elafandi.pdf" calcext:value-type="string">
            <text:p>file:///home/user/books/reading/cm-materials/13/www.cip.ifi.lmu.de/~grinberg/t/18f/hw4s-elafandi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.pdf&quot;)" office:value-type="string" office:string-value="file:///home/user/books/reading/cm-materials/13/www.cip.ifi.lmu.de/~grinberg/t/18f/hw4s.pdf" calcext:value-type="string">
            <text:p>file:///home/user/books/reading/cm-materials/13/www.cip.ifi.lmu.de/~grinberg/t/18f/hw4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5.pdf&quot;)" office:value-type="string" office:string-value="file:///home/user/books/reading/cm-materials/13/www.cip.ifi.lmu.de/~grinberg/t/18f/hw5.pdf" calcext:value-type="string">
            <text:p>file:///home/user/books/reading/cm-materials/13/www.cip.ifi.lmu.de/~grinberg/t/18f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-template.pdf&quot;)" office:value-type="string" office:string-value="file:///home/user/books/reading/cm-materials/13/www.cip.ifi.lmu.de/~grinberg/t/18f/hw-template.pdf" calcext:value-type="string">
            <text:p>file:///home/user/books/reading/cm-materials/13/www.cip.ifi.lmu.de/~grinberg/t/18f/hw-templat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.pdf&quot;)" office:value-type="string" office:string-value="file:///home/user/books/reading/cm-materials/13/www.cip.ifi.lmu.de/~grinberg/t/18f/mt1.pdf" calcext:value-type="string">
            <text:p>file:///home/user/books/reading/cm-materials/13/www.cip.ifi.lmu.de/~grinberg/t/18f/mt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s.pdf&quot;)" office:value-type="string" office:string-value="file:///home/user/books/reading/cm-materials/13/www.cip.ifi.lmu.de/~grinberg/t/18f/mt1s.pdf" calcext:value-type="string">
            <text:p>file:///home/user/books/reading/cm-materials/13/www.cip.ifi.lmu.de/~grinberg/t/18f/mt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.pdf&quot;)" office:value-type="string" office:string-value="file:///home/user/books/reading/cm-materials/13/www.cip.ifi.lmu.de/~grinberg/t/18f/mt2.pdf" calcext:value-type="string">
            <text:p>file:///home/user/books/reading/cm-materials/13/www.cip.ifi.lmu.de/~grinberg/t/18f/mt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s.pdf&quot;)" office:value-type="string" office:string-value="file:///home/user/books/reading/cm-materials/13/www.cip.ifi.lmu.de/~grinberg/t/18f/mt2s.pdf" calcext:value-type="string">
            <text:p>file:///home/user/books/reading/cm-materials/13/www.cip.ifi.lmu.de/~grinberg/t/18f/mt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.pdf&quot;)" office:value-type="string" office:string-value="file:///home/user/books/reading/cm-materials/13/www.cip.ifi.lmu.de/~grinberg/t/18f/mt3.pdf" calcext:value-type="string">
            <text:p>file:///home/user/books/reading/cm-materials/13/www.cip.ifi.lmu.de/~grinberg/t/18f/mt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s.pdf&quot;)" office:value-type="string" office:string-value="file:///home/user/books/reading/cm-materials/13/www.cip.ifi.lmu.de/~grinberg/t/18f/mt3s.pdf" calcext:value-type="string">
            <text:p>file:///home/user/books/reading/cm-materials/13/www.cip.ifi.lmu.de/~grinberg/t/18f/mt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syll.pdf&quot;)" office:value-type="string" office:string-value="file:///home/user/books/reading/cm-materials/13/www.cip.ifi.lmu.de/~grinberg/t/18f/syll.pdf" calcext:value-type="string">
            <text:p>file:///home/user/books/reading/cm-materials/13/www.cip.ifi.lmu.de/~grinberg/t/18f/syl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.pdf&quot;)" office:value-type="string" office:string-value="file:///home/user/books/reading/cm-materials/14/www.andrew.cmu.edu/course/15-355/hw/hw1.pdf" calcext:value-type="string">
            <text:p>file:///home/user/books/reading/cm-materials/14/www.andrew.cmu.edu/course/15-355/hw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sol.pdf&quot;)" office:value-type="string" office:string-value="file:///home/user/books/reading/cm-materials/14/www.andrew.cmu.edu/course/15-355/hw/hw1sol.pdf" calcext:value-type="string">
            <text:p>file:///home/user/books/reading/cm-materials/14/www.andrew.cmu.edu/course/15-355/hw/hw1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.pdf&quot;)" office:value-type="string" office:string-value="file:///home/user/books/reading/cm-materials/14/www.andrew.cmu.edu/course/15-355/hw/hw2.pdf" calcext:value-type="string">
            <text:p>file:///home/user/books/reading/cm-materials/14/www.andrew.cmu.edu/course/15-355/hw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sol.pdf&quot;)" office:value-type="string" office:string-value="file:///home/user/books/reading/cm-materials/14/www.andrew.cmu.edu/course/15-355/hw/hw2sol.pdf" calcext:value-type="string">
            <text:p>file:///home/user/books/reading/cm-materials/14/www.andrew.cmu.edu/course/15-355/hw/hw2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.pdf&quot;)" office:value-type="string" office:string-value="file:///home/user/books/reading/cm-materials/14/www.andrew.cmu.edu/course/15-355/hw/hw3.pdf" calcext:value-type="string">
            <text:p>file:///home/user/books/reading/cm-materials/14/www.andrew.cmu.edu/course/15-355/hw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sol.pdf&quot;)" office:value-type="string" office:string-value="file:///home/user/books/reading/cm-materials/14/www.andrew.cmu.edu/course/15-355/hw/hw3sol.pdf" calcext:value-type="string">
            <text:p>file:///home/user/books/reading/cm-materials/14/www.andrew.cmu.edu/course/15-355/hw/hw3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.pdf&quot;)" office:value-type="string" office:string-value="file:///home/user/books/reading/cm-materials/14/www.andrew.cmu.edu/course/15-355/hw/hw4.pdf" calcext:value-type="string">
            <text:p>file:///home/user/books/reading/cm-materials/14/www.andrew.cmu.edu/course/15-355/hw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sol.pdf&quot;)" office:value-type="string" office:string-value="file:///home/user/books/reading/cm-materials/14/www.andrew.cmu.edu/course/15-355/hw/hw4sol.pdf" calcext:value-type="string">
            <text:p>file:///home/user/books/reading/cm-materials/14/www.andrew.cmu.edu/course/15-355/hw/hw4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.pdf&quot;)" office:value-type="string" office:string-value="file:///home/user/books/reading/cm-materials/14/www.andrew.cmu.edu/course/15-355/hw/hw5.pdf" calcext:value-type="string">
            <text:p>file:///home/user/books/reading/cm-materials/14/www.andrew.cmu.edu/course/15-355/hw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sol.pdf&quot;)" office:value-type="string" office:string-value="file:///home/user/books/reading/cm-materials/14/www.andrew.cmu.edu/course/15-355/hw/hw5sol.pdf" calcext:value-type="string">
            <text:p>file:///home/user/books/reading/cm-materials/14/www.andrew.cmu.edu/course/15-355/hw/hw5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0.pdf&quot;)" office:value-type="string" office:string-value="file:///home/user/books/reading/cm-materials/14/www.andrew.cmu.edu/course/15-355/lectures/lecture00.pdf" calcext:value-type="string">
            <text:p>file:///home/user/books/reading/cm-materials/14/www.andrew.cmu.edu/course/15-355/lectures/lecture0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1.pdf&quot;)" office:value-type="string" office:string-value="file:///home/user/books/reading/cm-materials/14/www.andrew.cmu.edu/course/15-355/lectures/lecture01.pdf" calcext:value-type="string">
            <text:p>file:///home/user/books/reading/cm-materials/14/www.andrew.cmu.edu/course/15-355/lectures/lecture01.pdf</text:p>
          </table:table-cell>
          <table:table-cell office:value-type="string" calcext:value-type="string">
            <text:p>symbolic summation 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2.pdf&quot;)" office:value-type="string" office:string-value="file:///home/user/books/reading/cm-materials/14/www.andrew.cmu.edu/course/15-355/lectures/lecture02.pdf" calcext:value-type="string">
            <text:p>file:///home/user/books/reading/cm-materials/14/www.andrew.cmu.edu/course/15-355/lectures/lecture0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3.pdf&quot;)" office:value-type="string" office:string-value="file:///home/user/books/reading/cm-materials/14/www.andrew.cmu.edu/course/15-355/lectures/lecture03.pdf" calcext:value-type="string">
            <text:p>file:///home/user/books/reading/cm-materials/14/www.andrew.cmu.edu/course/15-355/lectures/lecture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5.pdf&quot;)" office:value-type="string" office:string-value="file:///home/user/books/reading/cm-materials/14/www.andrew.cmu.edu/course/15-355/lectures/lecture05.pdf" calcext:value-type="string">
            <text:p>file:///home/user/books/reading/cm-materials/14/www.andrew.cmu.edu/course/15-355/lectures/lecture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6.pdf&quot;)" office:value-type="string" office:string-value="file:///home/user/books/reading/cm-materials/14/www.andrew.cmu.edu/course/15-355/lectures/lecture06.pdf" calcext:value-type="string">
            <text:p>file:///home/user/books/reading/cm-materials/14/www.andrew.cmu.edu/course/15-355/lectures/lecture0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7.pdf&quot;)" office:value-type="string" office:string-value="file:///home/user/books/reading/cm-materials/14/www.andrew.cmu.edu/course/15-355/lectures/lecture07.pdf" calcext:value-type="string">
            <text:p>file:///home/user/books/reading/cm-materials/14/www.andrew.cmu.edu/course/15-355/lectures/lecture0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8.pdf&quot;)" office:value-type="string" office:string-value="file:///home/user/books/reading/cm-materials/14/www.andrew.cmu.edu/course/15-355/lectures/lecture08.pdf" calcext:value-type="string">
            <text:p>file:///home/user/books/reading/cm-materials/14/www.andrew.cmu.edu/course/15-355/lectures/lecture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9.pdf&quot;)" office:value-type="string" office:string-value="file:///home/user/books/reading/cm-materials/14/www.andrew.cmu.edu/course/15-355/lectures/lecture09.pdf" calcext:value-type="string">
            <text:p>file:///home/user/books/reading/cm-materials/14/www.andrew.cmu.edu/course/15-355/lectures/lecture0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0.pdf&quot;)" office:value-type="string" office:string-value="file:///home/user/books/reading/cm-materials/14/www.andrew.cmu.edu/course/15-355/lectures/lecture10.pdf" calcext:value-type="string">
            <text:p>file:///home/user/books/reading/cm-materials/14/www.andrew.cmu.edu/course/15-355/lectures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1.pdf&quot;)" office:value-type="string" office:string-value="file:///home/user/books/reading/cm-materials/14/www.andrew.cmu.edu/course/15-355/lectures/lecture11.pdf" calcext:value-type="string">
            <text:p>file:///home/user/books/reading/cm-materials/14/www.andrew.cmu.edu/course/15-355/lectures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2.pdf&quot;)" office:value-type="string" office:string-value="file:///home/user/books/reading/cm-materials/14/www.andrew.cmu.edu/course/15-355/lectures/lecture12.pdf" calcext:value-type="string">
            <text:p>file:///home/user/books/reading/cm-materials/14/www.andrew.cmu.edu/course/15-355/lectures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3.pdf&quot;)" office:value-type="string" office:string-value="file:///home/user/books/reading/cm-materials/14/www.andrew.cmu.edu/course/15-355/lectures/lecture13.pdf" calcext:value-type="string">
            <text:p>file:///home/user/books/reading/cm-materials/14/www.andrew.cmu.edu/course/15-355/lectures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a.pdf&quot;)" office:value-type="string" office:string-value="file:///home/user/books/reading/cm-materials/14/www.andrew.cmu.edu/course/15-355/lectures/lecture14a.pdf" calcext:value-type="string">
            <text:p>file:///home/user/books/reading/cm-materials/14/www.andrew.cmu.edu/course/15-355/lectures/lecture14a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b.pdf&quot;)" office:value-type="string" office:string-value="file:///home/user/books/reading/cm-materials/14/www.andrew.cmu.edu/course/15-355/lectures/lecture14b.pdf" calcext:value-type="string">
            <text:p>file:///home/user/books/reading/cm-materials/14/www.andrew.cmu.edu/course/15-355/lectures/lecture14b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5.pdf&quot;)" office:value-type="string" office:string-value="file:///home/user/books/reading/cm-materials/14/www.andrew.cmu.edu/course/15-355/lectures/lecture15.pdf" calcext:value-type="string">
            <text:p>file:///home/user/books/reading/cm-materials/14/www.andrew.cmu.edu/course/15-355/lectures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6.pdf&quot;)" office:value-type="string" office:string-value="file:///home/user/books/reading/cm-materials/14/www.andrew.cmu.edu/course/15-355/lectures/lecture16.pdf" calcext:value-type="string">
            <text:p>file:///home/user/books/reading/cm-materials/14/www.andrew.cmu.edu/course/15-355/lectures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7.pdf&quot;)" office:value-type="string" office:string-value="file:///home/user/books/reading/cm-materials/14/www.andrew.cmu.edu/course/15-355/lectures/lecture17.pdf" calcext:value-type="string">
            <text:p>file:///home/user/books/reading/cm-materials/14/www.andrew.cmu.edu/course/15-355/lectures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8.pdf&quot;)" office:value-type="string" office:string-value="file:///home/user/books/reading/cm-materials/14/www.andrew.cmu.edu/course/15-355/lectures/lecture18.pdf" calcext:value-type="string">
            <text:p>file:///home/user/books/reading/cm-materials/14/www.andrew.cmu.edu/course/15-355/lectures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9.pdf&quot;)" office:value-type="string" office:string-value="file:///home/user/books/reading/cm-materials/14/www.andrew.cmu.edu/course/15-355/lectures/lecture19.pdf" calcext:value-type="string">
            <text:p>file:///home/user/books/reading/cm-materials/14/www.andrew.cmu.edu/course/15-355/lectures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0.pdf&quot;)" office:value-type="string" office:string-value="file:///home/user/books/reading/cm-materials/14/www.andrew.cmu.edu/course/15-355/lectures/lecture20.pdf" calcext:value-type="string">
            <text:p>file:///home/user/books/reading/cm-materials/14/www.andrew.cmu.edu/course/15-355/lectures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1.pdf&quot;)" office:value-type="string" office:string-value="file:///home/user/books/reading/cm-materials/14/www.andrew.cmu.edu/course/15-355/lectures/lecture21.pdf" calcext:value-type="string">
            <text:p>file:///home/user/books/reading/cm-materials/14/www.andrew.cmu.edu/course/15-355/lectures/lecture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2.pdf&quot;)" office:value-type="string" office:string-value="file:///home/user/books/reading/cm-materials/14/www.andrew.cmu.edu/course/15-355/lectures/lecture22.pdf" calcext:value-type="string">
            <text:p>file:///home/user/books/reading/cm-materials/14/www.andrew.cmu.edu/course/15-355/lectures/lecture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3.pdf&quot;)" office:value-type="string" office:string-value="file:///home/user/books/reading/cm-materials/14/www.andrew.cmu.edu/course/15-355/lectures/lecture23.pdf" calcext:value-type="string">
            <text:p>file:///home/user/books/reading/cm-materials/14/www.andrew.cmu.edu/course/15-355/lectures/lecture2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WL_talk.pdf&quot;)" office:value-type="string" office:string-value="file:///home/user/books/reading/cm-materials/14/www.andrew.cmu.edu/course/15-355/lectures/WL_talk.pdf" calcext:value-type="string">
            <text:p>file:///home/user/books/reading/cm-materials/14/www.andrew.cmu.edu/course/15-355/lectures/WL_talk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0930-Truu-1.11.pdf&quot;)" office:value-type="string" office:string-value="file:///home/user/books/reading/cm-materials/15/cs.ioc.ee/cm/20160930-Truu-1.11.pdf" calcext:value-type="string">
            <text:p>file:///home/user/books/reading/cm-materials/15/cs.ioc.ee/cm/20160930-Truu-1.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04-Maarand-1.15.pdf&quot;)" office:value-type="string" office:string-value="file:///home/user/books/reading/cm-materials/15/cs.ioc.ee/cm/20161004-Maarand-1.15.pdf" calcext:value-type="string">
            <text:p>file:///home/user/books/reading/cm-materials/15/cs.ioc.ee/cm/20161004-Maarand-1.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1-Jurimagi-2.29.pdf&quot;)" office:value-type="string" office:string-value="file:///home/user/books/reading/cm-materials/15/cs.ioc.ee/cm/20161011-Jurimagi-2.29.pdf" calcext:value-type="string">
            <text:p>file:///home/user/books/reading/cm-materials/15/cs.ioc.ee/cm/20161011-Jurimagi-2.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8-Priisalu-2.31.pdf&quot;)" office:value-type="string" office:string-value="file:///home/user/books/reading/cm-materials/15/cs.ioc.ee/cm/20161018-Priisalu-2.31.pdf" calcext:value-type="string">
            <text:p>file:///home/user/books/reading/cm-materials/15/cs.ioc.ee/cm/20161018-Priisalu-2.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2-Maarand-5.38.pdf&quot;)" office:value-type="string" office:string-value="file:///home/user/books/reading/cm-materials/15/cs.ioc.ee/cm/20161122-Maarand-5.38.pdf" calcext:value-type="string">
            <text:p>file:///home/user/books/reading/cm-materials/15/cs.ioc.ee/cm/20161122-Maarand-5.3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9-Truu-6.32.pdf&quot;)" office:value-type="string" office:string-value="file:///home/user/books/reading/cm-materials/15/cs.ioc.ee/cm/20161129-Truu-6.32.pdf" calcext:value-type="string">
            <text:p>file:///home/user/books/reading/cm-materials/15/cs.ioc.ee/cm/20161129-Truu-6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06-Jurimagi-6.43.pdf&quot;)" office:value-type="string" office:string-value="file:///home/user/books/reading/cm-materials/15/cs.ioc.ee/cm/20161206-Jurimagi-6.43.pdf" calcext:value-type="string">
            <text:p>file:///home/user/books/reading/cm-materials/15/cs.ioc.ee/cm/20161206-Jurimagi-6.4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20-Priisalu-7.32.pdf&quot;)" office:value-type="string" office:string-value="file:///home/user/books/reading/cm-materials/15/cs.ioc.ee/cm/20161220-Priisalu-7.32.pdf" calcext:value-type="string">
            <text:p>file:///home/user/books/reading/cm-materials/15/cs.ioc.ee/cm/20161220-Priisalu-7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n.pdf&quot;)" office:value-type="string" office:string-value="file:///home/user/books/reading/cm-materials/15/cs.ioc.ee/cm/Assessment_ITT9131_en.pdf" calcext:value-type="string">
            <text:p>file:///home/user/books/reading/cm-materials/15/cs.ioc.ee/cm/Assessment_ITT9131_e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t.pdf&quot;)" office:value-type="string" office:string-value="file:///home/user/books/reading/cm-materials/15/cs.ioc.ee/cm/Assessment_ITT9131_et.pdf" calcext:value-type="string">
            <text:p>file:///home/user/books/reading/cm-materials/15/cs.ioc.ee/cm/Assessment_ITT9131_e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1.pdf&quot;)" office:value-type="string" office:string-value="file:///home/user/books/reading/cm-materials/15/cs.ioc.ee/cm/BinomialCoefficients1.pdf" calcext:value-type="string">
            <text:p>file:///home/user/books/reading/cm-materials/15/cs.ioc.ee/cm/BinomialCoefficient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2.pdf&quot;)" office:value-type="string" office:string-value="file:///home/user/books/reading/cm-materials/15/cs.ioc.ee/cm/BinomialCoefficients2.pdf" calcext:value-type="string">
            <text:p>file:///home/user/books/reading/cm-materials/15/cs.ioc.ee/cm/BinomialCoefficient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_91.pdf&quot;)" office:value-type="string" office:string-value="file:///home/user/books/reading/cm-materials/8/web.cs.wpi.edu/~cs504/s00m/homework/hw_91/hw1_91.pdf" calcext:value-type="string">
            <text:p>file:///home/user/books/reading/cm-materials/8/web.cs.wpi.edu/~cs504/s00m/homework/hw_91/hw1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x_91.pdf&quot;)" office:value-type="string" office:string-value="file:///home/user/books/reading/cm-materials/8/web.cs.wpi.edu/~cs504/s00m/homework/hw_91/hw1x_91.pdf" calcext:value-type="string">
            <text:p>file:///home/user/books/reading/cm-materials/8/web.cs.wpi.edu/~cs504/s00m/homework/hw_91/hw1x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3_91.pdf&quot;)" office:value-type="string" office:string-value="file:///home/user/books/reading/cm-materials/8/web.cs.wpi.edu/~cs504/s00m/homework/hw_91/hw3_91.pdf" calcext:value-type="string">
            <text:p>file:///home/user/books/reading/cm-materials/8/web.cs.wpi.edu/~cs504/s00m/homework/hw_91/hw3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4_91.pdf&quot;)" office:value-type="string" office:string-value="file:///home/user/books/reading/cm-materials/8/web.cs.wpi.edu/~cs504/s00m/homework/hw_91/hw4_91.pdf" calcext:value-type="string">
            <text:p>file:///home/user/books/reading/cm-materials/8/web.cs.wpi.edu/~cs504/s00m/homework/hw_91/hw4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5_91.pdf&quot;)" office:value-type="string" office:string-value="file:///home/user/books/reading/cm-materials/8/web.cs.wpi.edu/~cs504/s00m/homework/hw_91/hw5_91.pdf" calcext:value-type="string">
            <text:p>file:///home/user/books/reading/cm-materials/8/web.cs.wpi.edu/~cs504/s00m/homework/hw_91/hw5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6_91.pdf&quot;)" office:value-type="string" office:string-value="file:///home/user/books/reading/cm-materials/8/web.cs.wpi.edu/~cs504/s00m/homework/hw_91/hw6_91.pdf" calcext:value-type="string">
            <text:p>file:///home/user/books/reading/cm-materials/8/web.cs.wpi.edu/~cs504/s00m/homework/hw_91/hw6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7_91.pdf&quot;)" office:value-type="string" office:string-value="file:///home/user/books/reading/cm-materials/8/web.cs.wpi.edu/~cs504/s00m/homework/hw_91/hw7_91.pdf" calcext:value-type="string">
            <text:p>file:///home/user/books/reading/cm-materials/8/web.cs.wpi.edu/~cs504/s00m/homework/hw_91/hw7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8_91.pdf&quot;)" office:value-type="string" office:string-value="file:///home/user/books/reading/cm-materials/8/web.cs.wpi.edu/~cs504/s00m/homework/hw_91/hw8_91.pdf" calcext:value-type="string">
            <text:p>file:///home/user/books/reading/cm-materials/8/web.cs.wpi.edu/~cs504/s00m/homework/hw_91/hw8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9_91.pdf&quot;)" office:value-type="string" office:string-value="file:///home/user/books/reading/cm-materials/8/web.cs.wpi.edu/~cs504/s00m/homework/hw_91/hw9_91.pdf" calcext:value-type="string">
            <text:p>file:///home/user/books/reading/cm-materials/8/web.cs.wpi.edu/~cs504/s00m/homework/hw_91/hw9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0_92.pdf&quot;)" office:value-type="string" office:string-value="file:///home/user/books/reading/cm-materials/8/web.cs.wpi.edu/~cs504/s00m/homework/hw_92/hw10_92.pdf" calcext:value-type="string">
            <text:p>file:///home/user/books/reading/cm-materials/8/web.cs.wpi.edu/~cs504/s00m/homework/hw_92/hw10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_92.pdf&quot;)" office:value-type="string" office:string-value="file:///home/user/books/reading/cm-materials/8/web.cs.wpi.edu/~cs504/s00m/homework/hw_92/hw1_92.pdf" calcext:value-type="string">
            <text:p>file:///home/user/books/reading/cm-materials/8/web.cs.wpi.edu/~cs504/s00m/homework/hw_92/hw1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2_92.pdf&quot;)" office:value-type="string" office:string-value="file:///home/user/books/reading/cm-materials/8/web.cs.wpi.edu/~cs504/s00m/homework/hw_92/hw2_92.pdf" calcext:value-type="string">
            <text:p>file:///home/user/books/reading/cm-materials/8/web.cs.wpi.edu/~cs504/s00m/homework/hw_92/hw2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3_92.pdf&quot;)" office:value-type="string" office:string-value="file:///home/user/books/reading/cm-materials/8/web.cs.wpi.edu/~cs504/s00m/homework/hw_92/hw3_92.pdf" calcext:value-type="string">
            <text:p>file:///home/user/books/reading/cm-materials/8/web.cs.wpi.edu/~cs504/s00m/homework/hw_92/hw3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4_92.pdf&quot;)" office:value-type="string" office:string-value="file:///home/user/books/reading/cm-materials/8/web.cs.wpi.edu/~cs504/s00m/homework/hw_92/hw4_92.pdf" calcext:value-type="string">
            <text:p>file:///home/user/books/reading/cm-materials/8/web.cs.wpi.edu/~cs504/s00m/homework/hw_92/hw4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5_92.pdf&quot;)" office:value-type="string" office:string-value="file:///home/user/books/reading/cm-materials/8/web.cs.wpi.edu/~cs504/s00m/homework/hw_92/hw5_92.pdf" calcext:value-type="string">
            <text:p>file:///home/user/books/reading/cm-materials/8/web.cs.wpi.edu/~cs504/s00m/homework/hw_92/hw5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6_92.pdf&quot;)" office:value-type="string" office:string-value="file:///home/user/books/reading/cm-materials/8/web.cs.wpi.edu/~cs504/s00m/homework/hw_92/hw6_92.pdf" calcext:value-type="string">
            <text:p>file:///home/user/books/reading/cm-materials/8/web.cs.wpi.edu/~cs504/s00m/homework/hw_92/hw6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7_92.pdf&quot;)" office:value-type="string" office:string-value="file:///home/user/books/reading/cm-materials/8/web.cs.wpi.edu/~cs504/s00m/homework/hw_92/hw7_92.pdf" calcext:value-type="string">
            <text:p>file:///home/user/books/reading/cm-materials/8/web.cs.wpi.edu/~cs504/s00m/homework/hw_92/hw7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8_92.pdf&quot;)" office:value-type="string" office:string-value="file:///home/user/books/reading/cm-materials/8/web.cs.wpi.edu/~cs504/s00m/homework/hw_92/hw8_92.pdf" calcext:value-type="string">
            <text:p>file:///home/user/books/reading/cm-materials/8/web.cs.wpi.edu/~cs504/s00m/homework/hw_92/hw8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9_92.pdf&quot;)" office:value-type="string" office:string-value="file:///home/user/books/reading/cm-materials/8/web.cs.wpi.edu/~cs504/s00m/homework/hw_92/hw9_92.pdf" calcext:value-type="string">
            <text:p>file:///home/user/books/reading/cm-materials/8/web.cs.wpi.edu/~cs504/s00m/homework/hw_92/hw9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1_93.pdf&quot;)" office:value-type="string" office:string-value="file:///home/user/books/reading/cm-materials/8/web.cs.wpi.edu/~cs504/s00m/homework/hw_93/hw1_93.pdf" calcext:value-type="string">
            <text:p>file:///home/user/books/reading/cm-materials/8/web.cs.wpi.edu/~cs504/s00m/homework/hw_93/hw1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2_93.pdf&quot;)" office:value-type="string" office:string-value="file:///home/user/books/reading/cm-materials/8/web.cs.wpi.edu/~cs504/s00m/homework/hw_93/hw2_93.pdf" calcext:value-type="string">
            <text:p>file:///home/user/books/reading/cm-materials/8/web.cs.wpi.edu/~cs504/s00m/homework/hw_93/hw2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3_93.pdf&quot;)" office:value-type="string" office:string-value="file:///home/user/books/reading/cm-materials/8/web.cs.wpi.edu/~cs504/s00m/homework/hw_93/hw3_93.pdf" calcext:value-type="string">
            <text:p>file:///home/user/books/reading/cm-materials/8/web.cs.wpi.edu/~cs504/s00m/homework/hw_93/hw3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5_93.pdf&quot;)" office:value-type="string" office:string-value="file:///home/user/books/reading/cm-materials/8/web.cs.wpi.edu/~cs504/s00m/homework/hw_93/hw5_93.pdf" calcext:value-type="string">
            <text:p>file:///home/user/books/reading/cm-materials/8/web.cs.wpi.edu/~cs504/s00m/homework/hw_93/hw5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6_93.pdf&quot;)" office:value-type="string" office:string-value="file:///home/user/books/reading/cm-materials/8/web.cs.wpi.edu/~cs504/s00m/homework/hw_93/hw6_93.pdf" calcext:value-type="string">
            <text:p>file:///home/user/books/reading/cm-materials/8/web.cs.wpi.edu/~cs504/s00m/homework/hw_93/hw6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7_93.pdf&quot;)" office:value-type="string" office:string-value="file:///home/user/books/reading/cm-materials/8/web.cs.wpi.edu/~cs504/s00m/homework/hw_93/hw7_93.pdf" calcext:value-type="string">
            <text:p>file:///home/user/books/reading/cm-materials/8/web.cs.wpi.edu/~cs504/s00m/homework/hw_93/hw7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hw4_96.pdf&quot;)" office:value-type="string" office:string-value="file:///home/user/books/reading/cm-materials/8/web.cs.wpi.edu/~cs504/s00m/homework/hw_96/hw4_96.pdf" calcext:value-type="string">
            <text:p>file:///home/user/books/reading/cm-materials/8/web.cs.wpi.edu/~cs504/s00m/homework/hw_96/hw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1_96.pdf&quot;)" office:value-type="string" office:string-value="file:///home/user/books/reading/cm-materials/8/web.cs.wpi.edu/~cs504/s00m/homework/hw_96/sol1_96.pdf" calcext:value-type="string">
            <text:p>file:///home/user/books/reading/cm-materials/8/web.cs.wpi.edu/~cs504/s00m/homework/hw_96/sol1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2_96.pdf&quot;)" office:value-type="string" office:string-value="file:///home/user/books/reading/cm-materials/8/web.cs.wpi.edu/~cs504/s00m/homework/hw_96/sol2_96.pdf" calcext:value-type="string">
            <text:p>file:///home/user/books/reading/cm-materials/8/web.cs.wpi.edu/~cs504/s00m/homework/hw_96/sol2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3_96.pdf&quot;)" office:value-type="string" office:string-value="file:///home/user/books/reading/cm-materials/8/web.cs.wpi.edu/~cs504/s00m/homework/hw_96/sol3_96.pdf" calcext:value-type="string">
            <text:p>file:///home/user/books/reading/cm-materials/8/web.cs.wpi.edu/~cs504/s00m/homework/hw_96/sol3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4_96.pdf&quot;)" office:value-type="string" office:string-value="file:///home/user/books/reading/cm-materials/8/web.cs.wpi.edu/~cs504/s00m/homework/hw_96/sol4_96.pdf" calcext:value-type="string">
            <text:p>file:///home/user/books/reading/cm-materials/8/web.cs.wpi.edu/~cs504/s00m/homework/hw_96/sol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5_96.pdf&quot;)" office:value-type="string" office:string-value="file:///home/user/books/reading/cm-materials/8/web.cs.wpi.edu/~cs504/s00m/homework/hw_96/sol5_96.pdf" calcext:value-type="string">
            <text:p>file:///home/user/books/reading/cm-materials/8/web.cs.wpi.edu/~cs504/s00m/homework/hw_96/sol5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6_96.pdf&quot;)" office:value-type="string" office:string-value="file:///home/user/books/reading/cm-materials/8/web.cs.wpi.edu/~cs504/s00m/homework/hw_96/sol6_96.pdf" calcext:value-type="string">
            <text:p>file:///home/user/books/reading/cm-materials/8/web.cs.wpi.edu/~cs504/s00m/homework/hw_96/sol6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1_98.pdf&quot;)" office:value-type="string" office:string-value="file:///home/user/books/reading/cm-materials/8/web.cs.wpi.edu/~cs504/s00m/homework/hw_98/hw1_98.pdf" calcext:value-type="string">
            <text:p>file:///home/user/books/reading/cm-materials/8/web.cs.wpi.edu/~cs504/s00m/homework/hw_98/hw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2_98.pdf&quot;)" office:value-type="string" office:string-value="file:///home/user/books/reading/cm-materials/8/web.cs.wpi.edu/~cs504/s00m/homework/hw_98/hw2_98.pdf" calcext:value-type="string">
            <text:p>file:///home/user/books/reading/cm-materials/8/web.cs.wpi.edu/~cs504/s00m/homework/hw_98/hw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3_98.pdf&quot;)" office:value-type="string" office:string-value="file:///home/user/books/reading/cm-materials/8/web.cs.wpi.edu/~cs504/s00m/homework/hw_98/hw3_98.pdf" calcext:value-type="string">
            <text:p>file:///home/user/books/reading/cm-materials/8/web.cs.wpi.edu/~cs504/s00m/homework/hw_98/hw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4_98.pdf&quot;)" office:value-type="string" office:string-value="file:///home/user/books/reading/cm-materials/8/web.cs.wpi.edu/~cs504/s00m/homework/hw_98/hw4_98.pdf" calcext:value-type="string">
            <text:p>file:///home/user/books/reading/cm-materials/8/web.cs.wpi.edu/~cs504/s00m/homework/hw_98/hw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5_98.pdf&quot;)" office:value-type="string" office:string-value="file:///home/user/books/reading/cm-materials/8/web.cs.wpi.edu/~cs504/s00m/homework/hw_98/hw5_98.pdf" calcext:value-type="string">
            <text:p>file:///home/user/books/reading/cm-materials/8/web.cs.wpi.edu/~cs504/s00m/homework/hw_98/hw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1_98.pdf&quot;)" office:value-type="string" office:string-value="file:///home/user/books/reading/cm-materials/8/web.cs.wpi.edu/~cs504/s00m/homework/hw_98/sol1_98.pdf" calcext:value-type="string">
            <text:p>file:///home/user/books/reading/cm-materials/8/web.cs.wpi.edu/~cs504/s00m/homework/hw_98/sol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2_98.pdf&quot;)" office:value-type="string" office:string-value="file:///home/user/books/reading/cm-materials/8/web.cs.wpi.edu/~cs504/s00m/homework/hw_98/sol2_98.pdf" calcext:value-type="string">
            <text:p>file:///home/user/books/reading/cm-materials/8/web.cs.wpi.edu/~cs504/s00m/homework/hw_98/sol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3_98.pdf&quot;)" office:value-type="string" office:string-value="file:///home/user/books/reading/cm-materials/8/web.cs.wpi.edu/~cs504/s00m/homework/hw_98/sol3_98.pdf" calcext:value-type="string">
            <text:p>file:///home/user/books/reading/cm-materials/8/web.cs.wpi.edu/~cs504/s00m/homework/hw_98/sol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4_98.pdf&quot;)" office:value-type="string" office:string-value="file:///home/user/books/reading/cm-materials/8/web.cs.wpi.edu/~cs504/s00m/homework/hw_98/sol4_98.pdf" calcext:value-type="string">
            <text:p>file:///home/user/books/reading/cm-materials/8/web.cs.wpi.edu/~cs504/s00m/homework/hw_98/sol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5_98.pdf&quot;)" office:value-type="string" office:string-value="file:///home/user/books/reading/cm-materials/8/web.cs.wpi.edu/~cs504/s00m/homework/hw_98/sol5_98.pdf" calcext:value-type="string">
            <text:p>file:///home/user/books/reading/cm-materials/8/web.cs.wpi.edu/~cs504/s00m/homework/hw_98/sol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6_98.pdf&quot;)" office:value-type="string" office:string-value="file:///home/user/books/reading/cm-materials/8/web.cs.wpi.edu/~cs504/s00m/homework/hw_98/sol6_98.pdf" calcext:value-type="string">
            <text:p>file:///home/user/books/reading/cm-materials/8/web.cs.wpi.edu/~cs504/s00m/homework/hw_98/sol6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.pdf&quot;)" office:value-type="string" office:string-value="file:///home/user/books/reading/cm-materials/8/web.cs.wpi.edu/~cs504/s00m/homework/hw_99/hw_9902/hw2.pdf" calcext:value-type="string">
            <text:p>file:///home/user/books/reading/cm-materials/8/web.cs.wpi.edu/~cs504/s00m/homework/hw_99/hw_9902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_s.pdf&quot;)" office:value-type="string" office:string-value="file:///home/user/books/reading/cm-materials/8/web.cs.wpi.edu/~cs504/s00m/homework/hw_99/hw_9902/hw2_s.pdf" calcext:value-type="string">
            <text:p>file:///home/user/books/reading/cm-materials/8/web.cs.wpi.edu/~cs504/s00m/homework/hw_99/hw_9902/hw2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.pdf&quot;)" office:value-type="string" office:string-value="file:///home/user/books/reading/cm-materials/8/web.cs.wpi.edu/~cs504/s00m/homework/hw_99/hw_9904/hw4.pdf" calcext:value-type="string">
            <text:p>file:///home/user/books/reading/cm-materials/8/web.cs.wpi.edu/~cs504/s00m/homework/hw_99/hw_9904/h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_s.pdf&quot;)" office:value-type="string" office:string-value="file:///home/user/books/reading/cm-materials/8/web.cs.wpi.edu/~cs504/s00m/homework/hw_99/hw_9904/hw4_s.pdf" calcext:value-type="string">
            <text:p>file:///home/user/books/reading/cm-materials/8/web.cs.wpi.edu/~cs504/s00m/homework/hw_99/hw_9904/hw4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.pdf&quot;)" office:value-type="string" office:string-value="file:///home/user/books/reading/cm-materials/8/web.cs.wpi.edu/~cs504/s00m/homework/hw_99/hw_9905/hw5b.pdf" calcext:value-type="string">
            <text:p>file:///home/user/books/reading/cm-materials/8/web.cs.wpi.edu/~cs504/s00m/homework/hw_99/hw_9905/hw5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_s.pdf&quot;)" office:value-type="string" office:string-value="file:///home/user/books/reading/cm-materials/8/web.cs.wpi.edu/~cs504/s00m/homework/hw_99/hw_9905/hw5b_s.pdf" calcext:value-type="string">
            <text:p>file:///home/user/books/reading/cm-materials/8/web.cs.wpi.edu/~cs504/s00m/homework/hw_99/hw_9905/hw5b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.pdf&quot;)" office:value-type="string" office:string-value="file:///home/user/books/reading/cm-materials/8/web.cs.wpi.edu/~cs504/s00m/homework/hw_99/hw_9906/hw6.pdf" calcext:value-type="string">
            <text:p>file:///home/user/books/reading/cm-materials/8/web.cs.wpi.edu/~cs504/s00m/homework/hw_99/hw_9906/h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_s.pdf&quot;)" office:value-type="string" office:string-value="file:///home/user/books/reading/cm-materials/8/web.cs.wpi.edu/~cs504/s00m/homework/hw_99/hw_9906/hw6_s.pdf" calcext:value-type="string">
            <text:p>file:///home/user/books/reading/cm-materials/8/web.cs.wpi.edu/~cs504/s00m/homework/hw_99/hw_9906/hw6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08.pdf&quot;)" office:value-type="string" office:string-value="file:///home/user/books/reading/cm-materials/8/web.cs.wpi.edu/~cs504/s00m/homework/hw_99/hw_9908/hw08.pdf" calcext:value-type="string">
            <text:p>file:///home/user/books/reading/cm-materials/8/web.cs.wpi.edu/~cs504/s00m/homework/hw_99/hw_9908/hw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8_s.pdf&quot;)" office:value-type="string" office:string-value="file:///home/user/books/reading/cm-materials/8/web.cs.wpi.edu/~cs504/s00m/homework/hw_99/hw_9908/hw8_s.pdf" calcext:value-type="string">
            <text:p>file:///home/user/books/reading/cm-materials/8/web.cs.wpi.edu/~cs504/s00m/homework/hw_99/hw_9908/hw8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10/hw10.pdf&quot;)" office:value-type="string" office:string-value="file:///home/user/books/reading/cm-materials/8/web.cs.wpi.edu/~cs504/s00m/homework/hw_99/hw_9910/hw10.pdf" calcext:value-type="string">
            <text:p>file:///home/user/books/reading/cm-materials/8/web.cs.wpi.edu/~cs504/s00m/homework/hw_99/hw_9910/h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1.pdf&quot;)" office:value-type="string" office:string-value="file:///home/user/books/reading/cm-materials/8/web.cs.wpi.edu/~cs504/s00m/notes/ln/1996/ln1.pdf" calcext:value-type="string">
            <text:p>file:///home/user/books/reading/cm-materials/8/web.cs.wpi.edu/~cs504/s00m/notes/ln/1996/ln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2.pdf&quot;)" office:value-type="string" office:string-value="file:///home/user/books/reading/cm-materials/8/web.cs.wpi.edu/~cs504/s00m/notes/ln/1996/ln2.pdf" calcext:value-type="string">
            <text:p>file:///home/user/books/reading/cm-materials/8/web.cs.wpi.edu/~cs504/s00m/notes/ln/1996/ln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3.pdf&quot;)" office:value-type="string" office:string-value="file:///home/user/books/reading/cm-materials/8/web.cs.wpi.edu/~cs504/s00m/notes/ln/1996/ln3.pdf" calcext:value-type="string">
            <text:p>file:///home/user/books/reading/cm-materials/8/web.cs.wpi.edu/~cs504/s00m/notes/ln/1996/ln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4.pdf&quot;)" office:value-type="string" office:string-value="file:///home/user/books/reading/cm-materials/8/web.cs.wpi.edu/~cs504/s00m/notes/ln/1996/ln4.pdf" calcext:value-type="string">
            <text:p>file:///home/user/books/reading/cm-materials/8/web.cs.wpi.edu/~cs504/s00m/notes/ln/1996/ln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5.pdf&quot;)" office:value-type="string" office:string-value="file:///home/user/books/reading/cm-materials/8/web.cs.wpi.edu/~cs504/s00m/notes/ln/1996/ln5.pdf" calcext:value-type="string">
            <text:p>file:///home/user/books/reading/cm-materials/8/web.cs.wpi.edu/~cs504/s00m/notes/ln/1996/ln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No</text:p>
          </table:table-cell>
          <table:table-cell table:style-name="ce9" table:formula="of:=HYPERLINK(&quot;file:///home/user/books/reading/cm-materials/1/tcs.rwth-aachen.de/lehre/Analyse/WS2022/current.pdf&quot;)" office:value-type="string" office:string-value="file:///home/user/books/reading/cm-materials/1/tcs.rwth-aachen.de/lehre/Analyse/WS2022/current.pdf" calcext:value-type="string">
            <text:p>file:///home/user/books/reading/cm-materials/1/tcs.rwth-aachen.de/lehre/Analyse/WS2022/curre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Draft.pdf&quot;)" office:value-type="string" office:string-value="file:///home/user/books/reading/cm-materials/9/rubricDraft.pdf" calcext:value-type="string">
            <text:p>file:///home/user/books/reading/cm-materials/9/rubricDraf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Feedback.pdf&quot;)" office:value-type="string" office:string-value="file:///home/user/books/reading/cm-materials/9/rubricFeedback.pdf" calcext:value-type="string">
            <text:p>file:///home/user/books/reading/cm-materials/9/rubricFeedback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Outline.pdf&quot;)" office:value-type="string" office:string-value="file:///home/user/books/reading/cm-materials/9/rubricOutline.pdf" calcext:value-type="string">
            <text:p>file:///home/user/books/reading/cm-materials/9/rubricOutlin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Project.pdf&quot;)" office:value-type="string" office:string-value="file:///home/user/books/reading/cm-materials/9/rubricProject.pdf" calcext:value-type="string">
            <text:p>file:///home/user/books/reading/cm-materials/9/rubricProje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2-sols.pdf&quot;)" office:value-type="string" office:string-value="file:///home/user/books/reading/cm-materials/chap2-sols.pdf" calcext:value-type="string">
            <text:p>file:///home/user/books/reading/cm-materials/chap2-sol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3-rewrite-bernoulli-gkp34.pdf&quot;)" office:value-type="string" office:string-value="file:///home/user/books/reading/cm-materials/chap3-rewrite-bernoulli-gkp34.pdf" calcext:value-type="string">
            <text:p>file:///home/user/books/reading/cm-materials/chap3-rewrite-bernoulli-gkp3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omputer-algebra-for-concrete-mathematics.pdf&quot;)" office:value-type="string" office:string-value="file:///home/user/books/reading/cm-materials/computer-algebra-for-concrete-mathematics.pdf" calcext:value-type="string">
            <text:p>file:///home/user/books/reading/cm-materials/computer-algebra-for-concrete-mathematics.pdf</text:p>
          </table:table-cell>
          <table:table-cell table:number-columns-repeated="5"/>
          <table:table-cell table:style-name="ce9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algcomb21.pdf&quot;)" office:value-type="string" office:string-value="file:///home/user/books/reading/cm-materials/11/www3.risc.jku.at/education/courses/ss2022/algcomb/algcomb21.pdf" calcext:value-type="string">
            <text:p>file:///home/user/books/reading/cm-materials/11/www3.risc.jku.at/education/courses/ss2022/algcomb/algcomb2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1.pdf&quot;)" office:value-type="string" office:string-value="file:///home/user/books/reading/cm-materials/11/www3.risc.jku.at/education/courses/ss2022/algcomb/exercises-01.pdf" calcext:value-type="string">
            <text:p>file:///home/user/books/reading/cm-materials/11/www3.risc.jku.at/education/courses/ss2022/algcomb/exercises-0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2.pdf&quot;)" office:value-type="string" office:string-value="file:///home/user/books/reading/cm-materials/11/www3.risc.jku.at/education/courses/ss2022/algcomb/exercises-02.pdf" calcext:value-type="string">
            <text:p>file:///home/user/books/reading/cm-materials/11/www3.risc.jku.at/education/courses/ss2022/algcomb/exercises-02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3.pdf&quot;)" office:value-type="string" office:string-value="file:///home/user/books/reading/cm-materials/11/www3.risc.jku.at/education/courses/ss2022/algcomb/exercises-03.pdf" calcext:value-type="string">
            <text:p>file:///home/user/books/reading/cm-materials/11/www3.risc.jku.at/education/courses/ss2022/algcomb/exercises-03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4.pdf&quot;)" office:value-type="string" office:string-value="file:///home/user/books/reading/cm-materials/11/www3.risc.jku.at/education/courses/ss2022/algcomb/exercises-04.pdf" calcext:value-type="string">
            <text:p>file:///home/user/books/reading/cm-materials/11/www3.risc.jku.at/education/courses/ss2022/algcomb/exercises-04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5.pdf&quot;)" office:value-type="string" office:string-value="file:///home/user/books/reading/cm-materials/11/www3.risc.jku.at/education/courses/ss2022/algcomb/exercises-05.pdf" calcext:value-type="string">
            <text:p>file:///home/user/books/reading/cm-materials/11/www3.risc.jku.at/education/courses/ss2022/algcomb/exercises-05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6.pdf&quot;)" office:value-type="string" office:string-value="file:///home/user/books/reading/cm-materials/11/www3.risc.jku.at/education/courses/ss2022/algcomb/exercises-06.pdf" calcext:value-type="string">
            <text:p>file:///home/user/books/reading/cm-materials/11/www3.risc.jku.at/education/courses/ss2022/algcomb/exercises-06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7.pdf&quot;)" office:value-type="string" office:string-value="file:///home/user/books/reading/cm-materials/11/www3.risc.jku.at/education/courses/ss2022/algcomb/exercises-07.pdf" calcext:value-type="string">
            <text:p>file:///home/user/books/reading/cm-materials/11/www3.risc.jku.at/education/courses/ss2022/algcomb/exercises-07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8.pdf&quot;)" office:value-type="string" office:string-value="file:///home/user/books/reading/cm-materials/11/www3.risc.jku.at/education/courses/ss2022/algcomb/exercises-08.pdf" calcext:value-type="string">
            <text:p>file:///home/user/books/reading/cm-materials/11/www3.risc.jku.at/education/courses/ss2022/algcomb/exercises-08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9.pdf&quot;)" office:value-type="string" office:string-value="file:///home/user/books/reading/cm-materials/11/www3.risc.jku.at/education/courses/ss2022/algcomb/exercises-09.pdf" calcext:value-type="string">
            <text:p>file:///home/user/books/reading/cm-materials/11/www3.risc.jku.at/education/courses/ss2022/algcomb/exercises-09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0.pdf&quot;)" office:value-type="string" office:string-value="file:///home/user/books/reading/cm-materials/11/www3.risc.jku.at/education/courses/ss2022/algcomb/exercises-10.pdf" calcext:value-type="string">
            <text:p>file:///home/user/books/reading/cm-materials/11/www3.risc.jku.at/education/courses/ss2022/algcomb/exercises-10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1.pdf&quot;)" office:value-type="string" office:string-value="file:///home/user/books/reading/cm-materials/11/www3.risc.jku.at/education/courses/ss2022/algcomb/exercises-11.pdf" calcext:value-type="string">
            <text:p>file:///home/user/books/reading/cm-materials/11/www3.risc.jku.at/education/courses/ss2022/algcomb/exercises-1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SoftwareDemo.pdf&quot;)" office:value-type="string" office:string-value="file:///home/user/books/reading/cm-materials/11/www3.risc.jku.at/education/courses/ss2022/algcomb/SoftwareDemo.pdf" calcext:value-type="string">
            <text:p>file:///home/user/books/reading/cm-materials/11/www3.risc.jku.at/education/courses/ss2022/algcomb/SoftwareDemo.pd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N/A</text:p>
          </table:table-cell>
          <table:table-cell table:style-name="ce9" table:formula="of:=HYPERLINK(&quot;file:///home/user/books/reading/cm-materials/2/www3.cs.stonybrook.edu/~cse547/17review.pdf&quot;)" office:value-type="string" office:string-value="file:///home/user/books/reading/cm-materials/2/www3.cs.stonybrook.edu/~cse547/17review.pdf" calcext:value-type="string">
            <text:p>file:///home/user/books/reading/cm-materials/2/www3.cs.stonybrook.edu/~cse547/17review.pdf</text:p>
          </table:table-cell>
          <table:table-cell office:value-type="string" calcext:value-type="string">
            <text:p>theory summary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4.pdf&quot;)" office:value-type="string" office:string-value="file:///home/user/books/reading/cm-materials/9/notes04.pdf" calcext:value-type="string">
            <text:p>file:///home/user/books/reading/cm-materials/9/notes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5.pdf&quot;)" office:value-type="string" office:string-value="file:///home/user/books/reading/cm-materials/9/notes05.pdf" calcext:value-type="string">
            <text:p>file:///home/user/books/reading/cm-materials/9/notes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6.pdf&quot;)" office:value-type="string" office:string-value="file:///home/user/books/reading/cm-materials/9/notes06.pdf" calcext:value-type="string">
            <text:p>file:///home/user/books/reading/cm-materials/9/notes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7.pdf&quot;)" office:value-type="string" office:string-value="file:///home/user/books/reading/cm-materials/9/notes07.pdf" calcext:value-type="string">
            <text:p>file:///home/user/books/reading/cm-materials/9/notes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8.pdf&quot;)" office:value-type="string" office:string-value="file:///home/user/books/reading/cm-materials/9/notes08.pdf" calcext:value-type="string">
            <text:p>file:///home/user/books/reading/cm-materials/9/notes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formula.pdf&quot;)" office:value-type="string" office:string-value="file:///home/user/books/reading/cm-materials/8/web.cs.wpi.edu/~cs504/s00m/notes/other/formula.pdf" calcext:value-type="string">
            <text:p>file:///home/user/books/reading/cm-materials/8/web.cs.wpi.edu/~cs504/s00m/notes/other/formul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ps4e.pdf&quot;)" office:value-type="string" office:string-value="file:///home/user/books/reading/cm-materials/8/web.cs.wpi.edu/~cs504/s00m/notes/other/ps4e.pdf" calcext:value-type="string">
            <text:p>file:///home/user/books/reading/cm-materials/8/web.cs.wpi.edu/~cs504/s00m/notes/other/ps4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email.pdf&quot;)" office:value-type="string" office:string-value="file:///home/user/books/reading/cm-materials/9/email.pdf" calcext:value-type="string">
            <text:p>file:///home/user/books/reading/cm-materials/9/emai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1.pdf&quot;)" office:value-type="string" office:string-value="file:///home/user/books/reading/cm-materials/9/notes01.pdf" calcext:value-type="string">
            <text:p>file:///home/user/books/reading/cm-materials/9/notes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07preparation.pdf&quot;)" office:value-type="string" office:string-value="file:///home/user/books/reading/cm-materials/7/homepages.warwick.ac.uk/~masbal/MA241Combinatorics0607/0607preparation.pdf" calcext:value-type="string">
            <text:p>file:///home/user/books/reading/cm-materials/7/homepages.warwick.ac.uk/~masbal/MA241Combinatorics0607/0607prepar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ex.pdf&quot;)" office:value-type="string" office:string-value="file:///home/user/books/reading/cm-materials/7/homepages.warwick.ac.uk/~masbal/MA241Combinatorics0607/06-1ex.pdf" calcext:value-type="string">
            <text:p>file:///home/user/books/reading/cm-materials/7/homepages.warwick.ac.uk/~masbal/MA241Combinatorics0607/06-1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sol.pdf&quot;)" office:value-type="string" office:string-value="file:///home/user/books/reading/cm-materials/7/homepages.warwick.ac.uk/~masbal/MA241Combinatorics0607/06-1sol.pdf" calcext:value-type="string">
            <text:p>file:///home/user/books/reading/cm-materials/7/homepages.warwick.ac.uk/~masbal/MA241Combinatorics0607/06-1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ex.pdf&quot;)" office:value-type="string" office:string-value="file:///home/user/books/reading/cm-materials/7/homepages.warwick.ac.uk/~masbal/MA241Combinatorics0607/06-2ex.pdf" calcext:value-type="string">
            <text:p>file:///home/user/books/reading/cm-materials/7/homepages.warwick.ac.uk/~masbal/MA241Combinatorics0607/06-2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sol.pdf&quot;)" office:value-type="string" office:string-value="file:///home/user/books/reading/cm-materials/7/homepages.warwick.ac.uk/~masbal/MA241Combinatorics0607/06-2sol.pdf" calcext:value-type="string">
            <text:p>file:///home/user/books/reading/cm-materials/7/homepages.warwick.ac.uk/~masbal/MA241Combinatorics0607/06-2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ex.pdf&quot;)" office:value-type="string" office:string-value="file:///home/user/books/reading/cm-materials/7/homepages.warwick.ac.uk/~masbal/MA241Combinatorics0607/06-3ex.pdf" calcext:value-type="string">
            <text:p>file:///home/user/books/reading/cm-materials/7/homepages.warwick.ac.uk/~masbal/MA241Combinatorics0607/06-3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sol.pdf&quot;)" office:value-type="string" office:string-value="file:///home/user/books/reading/cm-materials/7/homepages.warwick.ac.uk/~masbal/MA241Combinatorics0607/06-3sol.pdf" calcext:value-type="string">
            <text:p>file:///home/user/books/reading/cm-materials/7/homepages.warwick.ac.uk/~masbal/MA241Combinatorics0607/06-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ex.pdf&quot;)" office:value-type="string" office:string-value="file:///home/user/books/reading/cm-materials/7/homepages.warwick.ac.uk/~masbal/MA241Combinatorics0607/06-4ex.pdf" calcext:value-type="string">
            <text:p>file:///home/user/books/reading/cm-materials/7/homepages.warwick.ac.uk/~masbal/MA241Combinatorics0607/06-4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sol.pdf&quot;)" office:value-type="string" office:string-value="file:///home/user/books/reading/cm-materials/7/homepages.warwick.ac.uk/~masbal/MA241Combinatorics0607/06-4sol.pdf" calcext:value-type="string">
            <text:p>file:///home/user/books/reading/cm-materials/7/homepages.warwick.ac.uk/~masbal/MA241Combinatorics0607/06-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ex.pdf&quot;)" office:value-type="string" office:string-value="file:///home/user/books/reading/cm-materials/7/homepages.warwick.ac.uk/~masbal/MA241Combinatorics0607/06-5ex.pdf" calcext:value-type="string">
            <text:p>file:///home/user/books/reading/cm-materials/7/homepages.warwick.ac.uk/~masbal/MA241Combinatorics0607/06-5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sol.pdf&quot;)" office:value-type="string" office:string-value="file:///home/user/books/reading/cm-materials/7/homepages.warwick.ac.uk/~masbal/MA241Combinatorics0607/06-5sol.pdf" calcext:value-type="string">
            <text:p>file:///home/user/books/reading/cm-materials/7/homepages.warwick.ac.uk/~masbal/MA241Combinatorics0607/06-5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Combin06.pdf&quot;)" office:value-type="string" office:string-value="file:///home/user/books/reading/cm-materials/7/homepages.warwick.ac.uk/~masbal/MA241Combinatorics0607/Combin06.pdf" calcext:value-type="string">
            <text:p>file:///home/user/books/reading/cm-materials/7/homepages.warwick.ac.uk/~masbal/MA241Combinatorics0607/Combin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countingprobs.pdf&quot;)" office:value-type="string" office:string-value="file:///home/user/books/reading/cm-materials/5/homepages.gac.edu/~holte/courses/mcs256/2001S/problems/countingprobs.pdf" calcext:value-type="string">
            <text:p>file:///home/user/books/reading/cm-materials/5/homepages.gac.edu/~holte/courses/mcs256/2001S/problems/countingprob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ans.pdf&quot;)" office:value-type="string" office:string-value="file:///home/user/books/reading/cm-materials/5/homepages.gac.edu/~holte/courses/mcs256/2001S/problems/sect2-4ans.pdf" calcext:value-type="string">
            <text:p>file:///home/user/books/reading/cm-materials/5/homepages.gac.edu/~holte/courses/mcs256/2001S/problems/sect2-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.pdf&quot;)" office:value-type="string" office:string-value="file:///home/user/books/reading/cm-materials/5/homepages.gac.edu/~holte/courses/mcs256/2001S/problems/sect2-4.pdf" calcext:value-type="string">
            <text:p>file:///home/user/books/reading/cm-materials/5/homepages.gac.edu/~holte/courses/mcs256/2001S/problems/sect2-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ans.pdf&quot;)" office:value-type="string" office:string-value="file:///home/user/books/reading/cm-materials/5/homepages.gac.edu/~holte/courses/mcs256/2001S/problems/set10ans.pdf" calcext:value-type="string">
            <text:p>file:///home/user/books/reading/cm-materials/5/homepages.gac.edu/~holte/courses/mcs256/2001S/problems/set10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.pdf&quot;)" office:value-type="string" office:string-value="file:///home/user/books/reading/cm-materials/5/homepages.gac.edu/~holte/courses/mcs256/2001S/problems/set10.pdf" calcext:value-type="string">
            <text:p>file:///home/user/books/reading/cm-materials/5/homepages.gac.edu/~holte/courses/mcs256/2001S/problems/set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1.pdf&quot;)" office:value-type="string" office:string-value="file:///home/user/books/reading/cm-materials/5/homepages.gac.edu/~holte/courses/mcs256/2001S/problems/set11.pdf" calcext:value-type="string">
            <text:p>file:///home/user/books/reading/cm-materials/5/homepages.gac.edu/~holte/courses/mcs256/2001S/problems/set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ans.pdf&quot;)" office:value-type="string" office:string-value="file:///home/user/books/reading/cm-materials/5/homepages.gac.edu/~holte/courses/mcs256/2001S/problems/set12ans.pdf" calcext:value-type="string">
            <text:p>file:///home/user/books/reading/cm-materials/5/homepages.gac.edu/~holte/courses/mcs256/2001S/problems/set12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.pdf&quot;)" office:value-type="string" office:string-value="file:///home/user/books/reading/cm-materials/5/homepages.gac.edu/~holte/courses/mcs256/2001S/problems/set12.pdf" calcext:value-type="string">
            <text:p>file:///home/user/books/reading/cm-materials/5/homepages.gac.edu/~holte/courses/mcs256/2001S/problems/set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.pdf&quot;)" office:value-type="string" office:string-value="file:///home/user/books/reading/cm-materials/5/homepages.gac.edu/~holte/courses/mcs256/2001S/problems/set1.pdf" calcext:value-type="string">
            <text:p>file:///home/user/books/reading/cm-materials/5/homepages.gac.edu/~holte/courses/mcs256/2001S/problems/set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2.pdf&quot;)" office:value-type="string" office:string-value="file:///home/user/books/reading/cm-materials/5/homepages.gac.edu/~holte/courses/mcs256/2001S/problems/set2.pdf" calcext:value-type="string">
            <text:p>file:///home/user/books/reading/cm-materials/5/homepages.gac.edu/~holte/courses/mcs256/2001S/problems/se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ans.pdf&quot;)" office:value-type="string" office:string-value="file:///home/user/books/reading/cm-materials/5/homepages.gac.edu/~holte/courses/mcs256/2001S/problems/set3ans.pdf" calcext:value-type="string">
            <text:p>file:///home/user/books/reading/cm-materials/5/homepages.gac.edu/~holte/courses/mcs256/2001S/problems/set3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.pdf&quot;)" office:value-type="string" office:string-value="file:///home/user/books/reading/cm-materials/5/homepages.gac.edu/~holte/courses/mcs256/2001S/problems/set3.pdf" calcext:value-type="string">
            <text:p>file:///home/user/books/reading/cm-materials/5/homepages.gac.edu/~holte/courses/mcs256/2001S/problems/set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4.pdf&quot;)" office:value-type="string" office:string-value="file:///home/user/books/reading/cm-materials/5/homepages.gac.edu/~holte/courses/mcs256/2001S/problems/set4.pdf" calcext:value-type="string">
            <text:p>file:///home/user/books/reading/cm-materials/5/homepages.gac.edu/~holte/courses/mcs256/2001S/problems/set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ans.pdf&quot;)" office:value-type="string" office:string-value="file:///home/user/books/reading/cm-materials/5/homepages.gac.edu/~holte/courses/mcs256/2001S/problems/set5ans.pdf" calcext:value-type="string">
            <text:p>file:///home/user/books/reading/cm-materials/5/homepages.gac.edu/~holte/courses/mcs256/2001S/problems/set5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.pdf&quot;)" office:value-type="string" office:string-value="file:///home/user/books/reading/cm-materials/5/homepages.gac.edu/~holte/courses/mcs256/2001S/problems/set5.pdf" calcext:value-type="string">
            <text:p>file:///home/user/books/reading/cm-materials/5/homepages.gac.edu/~holte/courses/mcs256/2001S/problems/set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ans.pdf&quot;)" office:value-type="string" office:string-value="file:///home/user/books/reading/cm-materials/5/homepages.gac.edu/~holte/courses/mcs256/2001S/problems/set6ans.pdf" calcext:value-type="string">
            <text:p>file:///home/user/books/reading/cm-materials/5/homepages.gac.edu/~holte/courses/mcs256/2001S/problems/set6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.pdf&quot;)" office:value-type="string" office:string-value="file:///home/user/books/reading/cm-materials/5/homepages.gac.edu/~holte/courses/mcs256/2001S/problems/set6.pdf" calcext:value-type="string">
            <text:p>file:///home/user/books/reading/cm-materials/5/homepages.gac.edu/~holte/courses/mcs256/2001S/problems/set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ans.pdf&quot;)" office:value-type="string" office:string-value="file:///home/user/books/reading/cm-materials/5/homepages.gac.edu/~holte/courses/mcs256/2001S/problems/set7ans.pdf" calcext:value-type="string">
            <text:p>file:///home/user/books/reading/cm-materials/5/homepages.gac.edu/~holte/courses/mcs256/2001S/problems/set7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.pdf&quot;)" office:value-type="string" office:string-value="file:///home/user/books/reading/cm-materials/5/homepages.gac.edu/~holte/courses/mcs256/2001S/problems/set7.pdf" calcext:value-type="string">
            <text:p>file:///home/user/books/reading/cm-materials/5/homepages.gac.edu/~holte/courses/mcs256/2001S/problems/set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8.pdf&quot;)" office:value-type="string" office:string-value="file:///home/user/books/reading/cm-materials/5/homepages.gac.edu/~holte/courses/mcs256/2001S/problems/set8.pdf" calcext:value-type="string">
            <text:p>file:///home/user/books/reading/cm-materials/5/homepages.gac.edu/~holte/courses/mcs256/2001S/problems/set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ans.pdf&quot;)" office:value-type="string" office:string-value="file:///home/user/books/reading/cm-materials/5/homepages.gac.edu/~holte/courses/mcs256/2001S/problems/set9ans.pdf" calcext:value-type="string">
            <text:p>file:///home/user/books/reading/cm-materials/5/homepages.gac.edu/~holte/courses/mcs256/2001S/problems/set9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.pdf&quot;)" office:value-type="string" office:string-value="file:///home/user/books/reading/cm-materials/5/homepages.gac.edu/~holte/courses/mcs256/2001S/problems/set9.pdf" calcext:value-type="string">
            <text:p>file:///home/user/books/reading/cm-materials/5/homepages.gac.edu/~holte/courses/mcs256/2001S/problems/set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_Ass6_2012.pdf&quot;)" office:value-type="string" office:string-value="file:///home/user/books/reading/cm-materials/6/webhome.cs.uvic.ca/~ruskey/classes/582/ass/csc582_Ass6_2012.pdf" calcext:value-type="string">
            <text:p>file:///home/user/books/reading/cm-materials/6/webhome.cs.uvic.ca/~ruskey/classes/582/ass/csc582_Ass6_20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solnAss3.pdf&quot;)" office:value-type="string" office:string-value="file:///home/user/books/reading/cm-materials/6/webhome.cs.uvic.ca/~ruskey/classes/582/ass/csc582solnAss3.pdf" calcext:value-type="string">
            <text:p>file:///home/user/books/reading/cm-materials/6/webhome.cs.uvic.ca/~ruskey/classes/582/ass/csc582solnAs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SyllabusFinal.pdf&quot;)" office:value-type="string" office:string-value="file:///home/user/books/reading/cm-materials/4/www.ioc.ee/~silvio/2019/ITT9132/SyllabusFinal.pdf" calcext:value-type="string">
            <text:p>file:///home/user/books/reading/cm-materials/4/www.ioc.ee/~silvio/2019/ITT9132/Syllabus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bintease.pdf&quot;)" office:value-type="string" office:string-value="file:///home/user/books/reading/cm-materials/5/homepages.gac.edu/~holte/courses/mcs256/2001S/documents/bintease.pdf" calcext:value-type="string">
            <text:p>file:///home/user/books/reading/cm-materials/5/homepages.gac.edu/~holte/courses/mcs256/2001S/documents/binteas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countingnotation.pdf&quot;)" office:value-type="string" office:string-value="file:///home/user/books/reading/cm-materials/5/homepages.gac.edu/~holte/courses/mcs256/2001S/documents/countingnotation.pdf" calcext:value-type="string">
            <text:p>file:///home/user/books/reading/cm-materials/5/homepages.gac.edu/~holte/courses/mcs256/2001S/documents/countingnot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egfans.pdf&quot;)" office:value-type="string" office:string-value="file:///home/user/books/reading/cm-materials/5/homepages.gac.edu/~holte/courses/mcs256/2001S/documents/egfans.pdf" calcext:value-type="string">
            <text:p>file:///home/user/books/reading/cm-materials/5/homepages.gac.edu/~holte/courses/mcs256/2001S/documents/egf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fourfold.pdf&quot;)" office:value-type="string" office:string-value="file:///home/user/books/reading/cm-materials/5/homepages.gac.edu/~holte/courses/mcs256/2001S/documents/fourfold.pdf" calcext:value-type="string">
            <text:p>file:///home/user/books/reading/cm-materials/5/homepages.gac.edu/~holte/courses/mcs256/2001S/documents/fourfol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ogfs.pdf&quot;)" office:value-type="string" office:string-value="file:///home/user/books/reading/cm-materials/5/homepages.gac.edu/~holte/courses/mcs256/2001S/documents/ogfs.pdf" calcext:value-type="string">
            <text:p>file:///home/user/books/reading/cm-materials/5/homepages.gac.edu/~holte/courses/mcs256/2001S/documents/ogf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et4ans.pdf&quot;)" office:value-type="string" office:string-value="file:///home/user/books/reading/cm-materials/5/homepages.gac.edu/~holte/courses/mcs256/2001S/documents/set4ans.pdf" calcext:value-type="string">
            <text:p>file:///home/user/books/reading/cm-materials/5/homepages.gac.edu/~holte/courses/mcs256/2001S/documents/set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ixteen.pdf&quot;)" office:value-type="string" office:string-value="file:///home/user/books/reading/cm-materials/5/homepages.gac.edu/~holte/courses/mcs256/2001S/documents/sixteen.pdf" calcext:value-type="string">
            <text:p>file:///home/user/books/reading/cm-materials/5/homepages.gac.edu/~holte/courses/mcs256/2001S/documents/sixtee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um2int.pdf&quot;)" office:value-type="string" office:string-value="file:///home/user/books/reading/cm-materials/5/homepages.gac.edu/~holte/courses/mcs256/2001S/documents/sum2int.pdf" calcext:value-type="string">
            <text:p>file:///home/user/books/reading/cm-materials/5/homepages.gac.edu/~holte/courses/mcs256/2001S/documents/sum2i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aylorseries.pdf&quot;)" office:value-type="string" office:string-value="file:///home/user/books/reading/cm-materials/5/homepages.gac.edu/~holte/courses/mcs256/2001S/documents/Taylorseries.pdf" calcext:value-type="string">
            <text:p>file:///home/user/books/reading/cm-materials/5/homepages.gac.edu/~holte/courses/mcs256/2001S/documents/Taylor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welve.pdf&quot;)" office:value-type="string" office:string-value="file:///home/user/books/reading/cm-materials/5/homepages.gac.edu/~holte/courses/mcs256/2001S/documents/twelve.pdf" calcext:value-type="string">
            <text:p>file:///home/user/books/reading/cm-materials/5/homepages.gac.edu/~holte/courses/mcs256/2001S/documents/twelv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unit2.pdf&quot;)" office:value-type="string" office:string-value="file:///home/user/books/reading/cm-materials/5/homepages.gac.edu/~holte/courses/mcs256/2001S/documents/unit2.pdf" calcext:value-type="string">
            <text:p>file:///home/user/books/reading/cm-materials/5/homepages.gac.edu/~holte/courses/mcs256/2001S/documents/uni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2.pdf&quot;)" office:value-type="string" office:string-value="file:///home/user/books/reading/cm-materials/4/www.ioc.ee/~silvio/2019/ITT9132/Lecture02.pdf" calcext:value-type="string">
            <text:p>file:///home/user/books/reading/cm-materials/4/www.ioc.ee/~silvio/2019/ITT9132/Lectur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3.pdf&quot;)" office:value-type="string" office:string-value="file:///home/user/books/reading/cm-materials/4/www.ioc.ee/~silvio/2019/ITT9132/Lecture03.pdf" calcext:value-type="string">
            <text:p>file:///home/user/books/reading/cm-materials/4/www.ioc.ee/~silvio/2019/ITT9132/Lectur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4.pdf&quot;)" office:value-type="string" office:string-value="file:///home/user/books/reading/cm-materials/4/www.ioc.ee/~silvio/2019/ITT9132/Lecture04.pdf" calcext:value-type="string">
            <text:p>file:///home/user/books/reading/cm-materials/4/www.ioc.ee/~silvio/2019/ITT9132/Lectur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5.pdf&quot;)" office:value-type="string" office:string-value="file:///home/user/books/reading/cm-materials/4/www.ioc.ee/~silvio/2019/ITT9132/Lecture05.pdf" calcext:value-type="string">
            <text:p>file:///home/user/books/reading/cm-materials/4/www.ioc.ee/~silvio/2019/ITT9132/Lectur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6.pdf&quot;)" office:value-type="string" office:string-value="file:///home/user/books/reading/cm-materials/4/www.ioc.ee/~silvio/2019/ITT9132/Lecture06.pdf" calcext:value-type="string">
            <text:p>file:///home/user/books/reading/cm-materials/4/www.ioc.ee/~silvio/2019/ITT9132/Lectur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7.pdf&quot;)" office:value-type="string" office:string-value="file:///home/user/books/reading/cm-materials/4/www.ioc.ee/~silvio/2019/ITT9132/Lecture07.pdf" calcext:value-type="string">
            <text:p>file:///home/user/books/reading/cm-materials/4/www.ioc.ee/~silvio/2019/ITT9132/Lecture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8.pdf&quot;)" office:value-type="string" office:string-value="file:///home/user/books/reading/cm-materials/4/www.ioc.ee/~silvio/2019/ITT9132/Lecture08.pdf" calcext:value-type="string">
            <text:p>file:///home/user/books/reading/cm-materials/4/www.ioc.ee/~silvio/2019/ITT9132/Lecture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9.pdf&quot;)" office:value-type="string" office:string-value="file:///home/user/books/reading/cm-materials/4/www.ioc.ee/~silvio/2019/ITT9132/Lecture09.pdf" calcext:value-type="string">
            <text:p>file:///home/user/books/reading/cm-materials/4/www.ioc.ee/~silvio/2019/ITT9132/Lecture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0.pdf&quot;)" office:value-type="string" office:string-value="file:///home/user/books/reading/cm-materials/4/www.ioc.ee/~silvio/2019/ITT9132/Lecture10.pdf" calcext:value-type="string">
            <text:p>file:///home/user/books/reading/cm-materials/4/www.ioc.ee/~silvio/2019/ITT9132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1.pdf&quot;)" office:value-type="string" office:string-value="file:///home/user/books/reading/cm-materials/4/www.ioc.ee/~silvio/2019/ITT9132/Lecture11.pdf" calcext:value-type="string">
            <text:p>file:///home/user/books/reading/cm-materials/4/www.ioc.ee/~silvio/2019/ITT9132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2.pdf&quot;)" office:value-type="string" office:string-value="file:///home/user/books/reading/cm-materials/4/www.ioc.ee/~silvio/2019/ITT9132/Lecture12.pdf" calcext:value-type="string">
            <text:p>file:///home/user/books/reading/cm-materials/4/www.ioc.ee/~silvio/2019/ITT9132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3.pdf&quot;)" office:value-type="string" office:string-value="file:///home/user/books/reading/cm-materials/4/www.ioc.ee/~silvio/2019/ITT9132/Lecture13.pdf" calcext:value-type="string">
            <text:p>file:///home/user/books/reading/cm-materials/4/www.ioc.ee/~silvio/2019/ITT9132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4.pdf&quot;)" office:value-type="string" office:string-value="file:///home/user/books/reading/cm-materials/4/www.ioc.ee/~silvio/2019/ITT9132/Lecture14.pdf" calcext:value-type="string">
            <text:p>file:///home/user/books/reading/cm-materials/4/www.ioc.ee/~silvio/2019/ITT9132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5.pdf&quot;)" office:value-type="string" office:string-value="file:///home/user/books/reading/cm-materials/4/www.ioc.ee/~silvio/2019/ITT9132/Lecture15.pdf" calcext:value-type="string">
            <text:p>file:///home/user/books/reading/cm-materials/4/www.ioc.ee/~silvio/2019/ITT9132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6.pdf&quot;)" office:value-type="string" office:string-value="file:///home/user/books/reading/cm-materials/4/www.ioc.ee/~silvio/2019/ITT9132/Lecture16.pdf" calcext:value-type="string">
            <text:p>file:///home/user/books/reading/cm-materials/4/www.ioc.ee/~silvio/2019/ITT9132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6.pdf&quot;)" office:value-type="string" office:string-value="file:///home/user/books/reading/cm-materials/2/www3.cs.stonybrook.edu/~cse547/newLec6.pdf" calcext:value-type="string">
            <text:p>file:///home/user/books/reading/cm-materials/2/www3.cs.stonybrook.edu/~cse547/newLec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7.pdf&quot;)" office:value-type="string" office:string-value="file:///home/user/books/reading/cm-materials/2/www3.cs.stonybrook.edu/~cse547/newLec7.pdf" calcext:value-type="string">
            <text:p>file:///home/user/books/reading/cm-materials/2/www3.cs.stonybrook.edu/~cse547/newLec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a.pdf&quot;)" office:value-type="string" office:string-value="file:///home/user/books/reading/cm-materials/2/www3.cs.stonybrook.edu/~cse547/newLec8a.pdf" calcext:value-type="string">
            <text:p>file:///home/user/books/reading/cm-materials/2/www3.cs.stonybrook.edu/~cse547/newLec8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.pdf&quot;)" office:value-type="string" office:string-value="file:///home/user/books/reading/cm-materials/2/www3.cs.stonybrook.edu/~cse547/newLec8.pdf" calcext:value-type="string">
            <text:p>file:///home/user/books/reading/cm-materials/2/www3.cs.stonybrook.edu/~cse547/newLec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a.pdf&quot;)" office:value-type="string" office:string-value="file:///home/user/books/reading/cm-materials/2/www3.cs.stonybrook.edu/~cse547/newLec9a.pdf" calcext:value-type="string">
            <text:p>file:///home/user/books/reading/cm-materials/2/www3.cs.stonybrook.edu/~cse547/newLec9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b.pdf&quot;)" office:value-type="string" office:string-value="file:///home/user/books/reading/cm-materials/2/www3.cs.stonybrook.edu/~cse547/newLec9b.pdf" calcext:value-type="string">
            <text:p>file:///home/user/books/reading/cm-materials/2/www3.cs.stonybrook.edu/~cse547/newLec9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final.pdf&quot;)" office:value-type="string" office:string-value="file:///home/user/books/reading/cm-materials/2/www3.cs.stonybrook.edu/~cse547/pracfinal.pdf" calcext:value-type="string">
            <text:p>file:///home/user/books/reading/cm-materials/2/www3.cs.stonybrook.edu/~cse547/prac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1.pdf&quot;)" office:value-type="string" office:string-value="file:///home/user/books/reading/cm-materials/2/www3.cs.stonybrook.edu/~cse547/pracmid1.pdf" calcext:value-type="string">
            <text:p>file:///home/user/books/reading/cm-materials/2/www3.cs.stonybrook.edu/~cse547/pracmid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2.pdf&quot;)" office:value-type="string" office:string-value="file:///home/user/books/reading/cm-materials/2/www3.cs.stonybrook.edu/~cse547/pracmid2.pdf" calcext:value-type="string">
            <text:p>file:///home/user/books/reading/cm-materials/2/www3.cs.stonybrook.edu/~cse547/pracmid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1.pdf&quot;)" office:value-type="string" office:string-value="file:///home/user/books/reading/cm-materials/2/www3.cs.stonybrook.edu/~cse547/Q1.pdf" calcext:value-type="string">
            <text:p>file:///home/user/books/reading/cm-materials/2/www3.cs.stonybrook.edu/~cse547/Q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2.pdf&quot;)" office:value-type="string" office:string-value="file:///home/user/books/reading/cm-materials/2/www3.cs.stonybrook.edu/~cse547/Q2.pdf" calcext:value-type="string">
            <text:p>file:///home/user/books/reading/cm-materials/2/www3.cs.stonybrook.edu/~cse547/Q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3.pdf&quot;)" office:value-type="string" office:string-value="file:///home/user/books/reading/cm-materials/2/www3.cs.stonybrook.edu/~cse547/Q3.pdf" calcext:value-type="string">
            <text:p>file:///home/user/books/reading/cm-materials/2/www3.cs.stonybrook.edu/~cse547/Q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4.pdf&quot;)" office:value-type="string" office:string-value="file:///home/user/books/reading/cm-materials/2/www3.cs.stonybrook.edu/~cse547/Q4.pdf" calcext:value-type="string">
            <text:p>file:///home/user/books/reading/cm-materials/2/www3.cs.stonybrook.edu/~cse547/Q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RelaxedRadix.pdf&quot;)" office:value-type="string" office:string-value="file:///home/user/books/reading/cm-materials/2/www3.cs.stonybrook.edu/~cse547/RelaxedRadix.pdf" calcext:value-type="string">
            <text:p>file:///home/user/books/reading/cm-materials/2/www3.cs.stonybrook.edu/~cse547/RelaxedRad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SpectrumTheoremProof.pdf&quot;)" office:value-type="string" office:string-value="file:///home/user/books/reading/cm-materials/2/www3.cs.stonybrook.edu/~cse547/SpectrumTheoremProof.pdf" calcext:value-type="string">
            <text:p>file:///home/user/books/reading/cm-materials/2/www3.cs.stonybrook.edu/~cse547/SpectrumTheorem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writing.pdf&quot;)" office:value-type="string" office:string-value="file:///home/user/books/reading/cm-materials/2/www3.cs.stonybrook.edu/~cse547/writing.pdf" calcext:value-type="string">
            <text:p>file:///home/user/books/reading/cm-materials/2/www3.cs.stonybrook.edu/~cse547/writi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Final-2000.pdf&quot;)" office:value-type="string" office:string-value="file:///home/user/books/reading/cm-materials/3/courses.cs.duke.edu/fall04/cps130/hw/Final-2000.pdf" calcext:value-type="string">
            <text:p>file:///home/user/books/reading/cm-materials/3/courses.cs.duke.edu/fall04/cps130/hw/Final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1.pdf&quot;)" office:value-type="string" office:string-value="file:///home/user/books/reading/cm-materials/3/courses.cs.duke.edu/fall04/cps130/hw/H-01.pdf" calcext:value-type="string">
            <text:p>file:///home/user/books/reading/cm-materials/3/courses.cs.duke.edu/fall04/cps130/hw/H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2.pdf&quot;)" office:value-type="string" office:string-value="file:///home/user/books/reading/cm-materials/3/courses.cs.duke.edu/fall04/cps130/hw/H-02.pdf" calcext:value-type="string">
            <text:p>file:///home/user/books/reading/cm-materials/3/courses.cs.duke.edu/fall04/cps130/hw/H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3.pdf&quot;)" office:value-type="string" office:string-value="file:///home/user/books/reading/cm-materials/3/courses.cs.duke.edu/fall04/cps130/hw/H-03.pdf" calcext:value-type="string">
            <text:p>file:///home/user/books/reading/cm-materials/3/courses.cs.duke.edu/fall04/cps130/hw/H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4.pdf&quot;)" office:value-type="string" office:string-value="file:///home/user/books/reading/cm-materials/3/courses.cs.duke.edu/fall04/cps130/hw/H-04.pdf" calcext:value-type="string">
            <text:p>file:///home/user/books/reading/cm-materials/3/courses.cs.duke.edu/fall04/cps130/hw/H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5.pdf&quot;)" office:value-type="string" office:string-value="file:///home/user/books/reading/cm-materials/3/courses.cs.duke.edu/fall04/cps130/hw/H-05.pdf" calcext:value-type="string">
            <text:p>file:///home/user/books/reading/cm-materials/3/courses.cs.duke.edu/fall04/cps130/hw/H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6.pdf&quot;)" office:value-type="string" office:string-value="file:///home/user/books/reading/cm-materials/3/courses.cs.duke.edu/fall04/cps130/hw/H-06.pdf" calcext:value-type="string">
            <text:p>file:///home/user/books/reading/cm-materials/3/courses.cs.duke.edu/fall04/cps130/hw/H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7.pdf&quot;)" office:value-type="string" office:string-value="file:///home/user/books/reading/cm-materials/3/courses.cs.duke.edu/fall04/cps130/hw/H-07.pdf" calcext:value-type="string">
            <text:p>file:///home/user/books/reading/cm-materials/3/courses.cs.duke.edu/fall04/cps130/hw/H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Midterm-2000.pdf&quot;)" office:value-type="string" office:string-value="file:///home/user/books/reading/cm-materials/3/courses.cs.duke.edu/fall04/cps130/hw/Midterm-2000.pdf" calcext:value-type="string">
            <text:p>file:///home/user/books/reading/cm-materials/3/courses.cs.duke.edu/fall04/cps130/hw/Midterm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EnS-01.pdf&quot;)" office:value-type="string" office:string-value="file:///home/user/books/reading/cm-materials/3/courses.cs.duke.edu/fall04/cps130/lectures/EnS-01.pdf" calcext:value-type="string">
            <text:p>file:///home/user/books/reading/cm-materials/3/courses.cs.duke.edu/fall04/cps130/lectures/EnS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0.pdf&quot;)" office:value-type="string" office:string-value="file:///home/user/books/reading/cm-materials/3/courses.cs.duke.edu/fall04/cps130/lectures/L-00.pdf" calcext:value-type="string">
            <text:p>file:///home/user/books/reading/cm-materials/3/courses.cs.duke.edu/fall04/cps130/lectures/L-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1.pdf&quot;)" office:value-type="string" office:string-value="file:///home/user/books/reading/cm-materials/3/courses.cs.duke.edu/fall04/cps130/lectures/L-01.pdf" calcext:value-type="string">
            <text:p>file:///home/user/books/reading/cm-materials/3/courses.cs.duke.edu/fall04/cps130/lectures/L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2.pdf&quot;)" office:value-type="string" office:string-value="file:///home/user/books/reading/cm-materials/3/courses.cs.duke.edu/fall04/cps130/lectures/L-02.pdf" calcext:value-type="string">
            <text:p>file:///home/user/books/reading/cm-materials/3/courses.cs.duke.edu/fall04/cps130/lectures/L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3.pdf&quot;)" office:value-type="string" office:string-value="file:///home/user/books/reading/cm-materials/3/courses.cs.duke.edu/fall04/cps130/lectures/L-03.pdf" calcext:value-type="string">
            <text:p>file:///home/user/books/reading/cm-materials/3/courses.cs.duke.edu/fall04/cps130/lectures/L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4.pdf&quot;)" office:value-type="string" office:string-value="file:///home/user/books/reading/cm-materials/3/courses.cs.duke.edu/fall04/cps130/lectures/L-04.pdf" calcext:value-type="string">
            <text:p>file:///home/user/books/reading/cm-materials/3/courses.cs.duke.edu/fall04/cps130/lectures/L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5.pdf&quot;)" office:value-type="string" office:string-value="file:///home/user/books/reading/cm-materials/3/courses.cs.duke.edu/fall04/cps130/lectures/L-05.pdf" calcext:value-type="string">
            <text:p>file:///home/user/books/reading/cm-materials/3/courses.cs.duke.edu/fall04/cps130/lectures/L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6.pdf&quot;)" office:value-type="string" office:string-value="file:///home/user/books/reading/cm-materials/3/courses.cs.duke.edu/fall04/cps130/lectures/L-06.pdf" calcext:value-type="string">
            <text:p>file:///home/user/books/reading/cm-materials/3/courses.cs.duke.edu/fall04/cps130/lectures/L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7.pdf&quot;)" office:value-type="string" office:string-value="file:///home/user/books/reading/cm-materials/3/courses.cs.duke.edu/fall04/cps130/lectures/L-07.pdf" calcext:value-type="string">
            <text:p>file:///home/user/books/reading/cm-materials/3/courses.cs.duke.edu/fall04/cps130/lectures/L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8.pdf&quot;)" office:value-type="string" office:string-value="file:///home/user/books/reading/cm-materials/3/courses.cs.duke.edu/fall04/cps130/lectures/L-08.pdf" calcext:value-type="string">
            <text:p>file:///home/user/books/reading/cm-materials/3/courses.cs.duke.edu/fall04/cps130/lectures/L-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9.pdf&quot;)" office:value-type="string" office:string-value="file:///home/user/books/reading/cm-materials/3/courses.cs.duke.edu/fall04/cps130/lectures/L-09.pdf" calcext:value-type="string">
            <text:p>file:///home/user/books/reading/cm-materials/3/courses.cs.duke.edu/fall04/cps130/lectures/L-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0.pdf&quot;)" office:value-type="string" office:string-value="file:///home/user/books/reading/cm-materials/3/courses.cs.duke.edu/fall04/cps130/lectures/L-10.pdf" calcext:value-type="string">
            <text:p>file:///home/user/books/reading/cm-materials/3/courses.cs.duke.edu/fall04/cps130/lectures/L-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1.pdf&quot;)" office:value-type="string" office:string-value="file:///home/user/books/reading/cm-materials/3/courses.cs.duke.edu/fall04/cps130/lectures/L-11.pdf" calcext:value-type="string">
            <text:p>file:///home/user/books/reading/cm-materials/3/courses.cs.duke.edu/fall04/cps130/lectures/L-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2.pdf&quot;)" office:value-type="string" office:string-value="file:///home/user/books/reading/cm-materials/3/courses.cs.duke.edu/fall04/cps130/lectures/L-12.pdf" calcext:value-type="string">
            <text:p>file:///home/user/books/reading/cm-materials/3/courses.cs.duke.edu/fall04/cps130/lectures/L-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3.pdf&quot;)" office:value-type="string" office:string-value="file:///home/user/books/reading/cm-materials/3/courses.cs.duke.edu/fall04/cps130/lectures/L-13.pdf" calcext:value-type="string">
            <text:p>file:///home/user/books/reading/cm-materials/3/courses.cs.duke.edu/fall04/cps130/lectures/L-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4.pdf&quot;)" office:value-type="string" office:string-value="file:///home/user/books/reading/cm-materials/3/courses.cs.duke.edu/fall04/cps130/lectures/L-14.pdf" calcext:value-type="string">
            <text:p>file:///home/user/books/reading/cm-materials/3/courses.cs.duke.edu/fall04/cps130/lectures/L-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5.pdf&quot;)" office:value-type="string" office:string-value="file:///home/user/books/reading/cm-materials/3/courses.cs.duke.edu/fall04/cps130/lectures/L-15.pdf" calcext:value-type="string">
            <text:p>file:///home/user/books/reading/cm-materials/3/courses.cs.duke.edu/fall04/cps130/lectures/L-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6.pdf&quot;)" office:value-type="string" office:string-value="file:///home/user/books/reading/cm-materials/3/courses.cs.duke.edu/fall04/cps130/lectures/L-16.pdf" calcext:value-type="string">
            <text:p>file:///home/user/books/reading/cm-materials/3/courses.cs.duke.edu/fall04/cps130/lectures/L-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7.pdf&quot;)" office:value-type="string" office:string-value="file:///home/user/books/reading/cm-materials/3/courses.cs.duke.edu/fall04/cps130/lectures/L-17.pdf" calcext:value-type="string">
            <text:p>file:///home/user/books/reading/cm-materials/3/courses.cs.duke.edu/fall04/cps130/lectures/L-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8.pdf&quot;)" office:value-type="string" office:string-value="file:///home/user/books/reading/cm-materials/3/courses.cs.duke.edu/fall04/cps130/lectures/L-18.pdf" calcext:value-type="string">
            <text:p>file:///home/user/books/reading/cm-materials/3/courses.cs.duke.edu/fall04/cps130/lectures/L-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9.pdf&quot;)" office:value-type="string" office:string-value="file:///home/user/books/reading/cm-materials/3/courses.cs.duke.edu/fall04/cps130/lectures/L-19.pdf" calcext:value-type="string">
            <text:p>file:///home/user/books/reading/cm-materials/3/courses.cs.duke.edu/fall04/cps130/lectures/L-1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0.pdf&quot;)" office:value-type="string" office:string-value="file:///home/user/books/reading/cm-materials/3/courses.cs.duke.edu/fall04/cps130/lectures/L-20.pdf" calcext:value-type="string">
            <text:p>file:///home/user/books/reading/cm-materials/3/courses.cs.duke.edu/fall04/cps130/lectures/L-2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1.pdf&quot;)" office:value-type="string" office:string-value="file:///home/user/books/reading/cm-materials/3/courses.cs.duke.edu/fall04/cps130/lectures/L-21.pdf" calcext:value-type="string">
            <text:p>file:///home/user/books/reading/cm-materials/3/courses.cs.duke.edu/fall04/cps130/lectures/L-2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2.pdf&quot;)" office:value-type="string" office:string-value="file:///home/user/books/reading/cm-materials/3/courses.cs.duke.edu/fall04/cps130/lectures/L-22.pdf" calcext:value-type="string">
            <text:p>file:///home/user/books/reading/cm-materials/3/courses.cs.duke.edu/fall04/cps130/lectures/L-2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3.pdf&quot;)" office:value-type="string" office:string-value="file:///home/user/books/reading/cm-materials/3/courses.cs.duke.edu/fall04/cps130/lectures/L-23.pdf" calcext:value-type="string">
            <text:p>file:///home/user/books/reading/cm-materials/3/courses.cs.duke.edu/fall04/cps130/lectures/L-2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4.pdf&quot;)" office:value-type="string" office:string-value="file:///home/user/books/reading/cm-materials/3/courses.cs.duke.edu/fall04/cps130/lectures/L-24.pdf" calcext:value-type="string">
            <text:p>file:///home/user/books/reading/cm-materials/3/courses.cs.duke.edu/fall04/cps130/lectures/L-2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5.pdf&quot;)" office:value-type="string" office:string-value="file:///home/user/books/reading/cm-materials/3/courses.cs.duke.edu/fall04/cps130/lectures/L-25.pdf" calcext:value-type="string">
            <text:p>file:///home/user/books/reading/cm-materials/3/courses.cs.duke.edu/fall04/cps130/lectures/L-2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6.pdf&quot;)" office:value-type="string" office:string-value="file:///home/user/books/reading/cm-materials/3/courses.cs.duke.edu/fall04/cps130/lectures/L-26.pdf" calcext:value-type="string">
            <text:p>file:///home/user/books/reading/cm-materials/3/courses.cs.duke.edu/fall04/cps130/lectures/L-2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4.pdf&quot;)" office:value-type="string" office:string-value="file:///home/user/books/reading/cm-materials/2/www3.cs.stonybrook.edu/~cse547/newLec4.pdf" calcext:value-type="string">
            <text:p>file:///home/user/books/reading/cm-materials/2/www3.cs.stonybrook.edu/~cse547/newLec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Q3sol.pdf&quot;)" office:value-type="string" office:string-value="file:///home/user/books/reading/cm-materials/2/www3.cs.stonybrook.edu/~cse547/18Q3sol.pdf" calcext:value-type="string">
            <text:p>file:///home/user/books/reading/cm-materials/2/www3.cs.stonybrook.edu/~cse547/18Q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abus.pdf&quot;)" office:value-type="string" office:string-value="file:///home/user/books/reading/cm-materials/2/www3.cs.stonybrook.edu/~cse547/18syllabus.pdf" calcext:value-type="string">
            <text:p>file:///home/user/books/reading/cm-materials/2/www3.cs.stonybrook.edu/~cse547/18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slides.pdf&quot;)" office:value-type="string" office:string-value="file:///home/user/books/reading/cm-materials/2/www3.cs.stonybrook.edu/~cse547/18syllslides.pdf" calcext:value-type="string">
            <text:p>file:///home/user/books/reading/cm-materials/2/www3.cs.stonybrook.edu/~cse547/18syll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2.pdf&quot;)" office:value-type="string" office:string-value="file:///home/user/books/reading/cm-materials/2/www3.cs.stonybrook.edu/~cse547/ch2series2.pdf" calcext:value-type="string">
            <text:p>file:///home/user/books/reading/cm-materials/2/www3.cs.stonybrook.edu/~cse547/ch2serie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.pdf&quot;)" office:value-type="string" office:string-value="file:///home/user/books/reading/cm-materials/2/www3.cs.stonybrook.edu/~cse547/ch2series.pdf" calcext:value-type="string">
            <text:p>file:///home/user/books/reading/cm-materials/2/www3.cs.stonybrook.edu/~cse547/ch2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lides.pdf&quot;)" office:value-type="string" office:string-value="file:///home/user/books/reading/cm-materials/2/www3.cs.stonybrook.edu/~cse547/ch2slides.pdf" calcext:value-type="string">
            <text:p>file:///home/user/books/reading/cm-materials/2/www3.cs.stonybrook.edu/~cse547/ch2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last.pdf&quot;)" office:value-type="string" office:string-value="file:///home/user/books/reading/cm-materials/2/www3.cs.stonybrook.edu/~cse547/ch5last.pdf" calcext:value-type="string">
            <text:p>file:///home/user/books/reading/cm-materials/2/www3.cs.stonybrook.edu/~cse547/ch5las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,45.pdf&quot;)" office:value-type="string" office:string-value="file:///home/user/books/reading/cm-materials/2/www3.cs.stonybrook.edu/~cse547/ch5p18,45.pdf" calcext:value-type="string">
            <text:p>file:///home/user/books/reading/cm-materials/2/www3.cs.stonybrook.edu/~cse547/ch5p18,4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.pdf&quot;)" office:value-type="string" office:string-value="file:///home/user/books/reading/cm-materials/2/www3.cs.stonybrook.edu/~cse547/ch5p18.pdf" calcext:value-type="string">
            <text:p>file:///home/user/books/reading/cm-materials/2/www3.cs.stonybrook.edu/~cse547/ch5p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2.pdf&quot;)" office:value-type="string" office:string-value="file:///home/user/books/reading/cm-materials/2/www3.cs.stonybrook.edu/~cse547/ch5p2.pdf" calcext:value-type="string">
            <text:p>file:///home/user/books/reading/cm-materials/2/www3.cs.stonybrook.edu/~cse547/ch5p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5.pdf&quot;)" office:value-type="string" office:string-value="file:///home/user/books/reading/cm-materials/2/www3.cs.stonybrook.edu/~cse547/ch5p35.pdf" calcext:value-type="string">
            <text:p>file:///home/user/books/reading/cm-materials/2/www3.cs.stonybrook.edu/~cse547/ch5p3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.pdf&quot;)" office:value-type="string" office:string-value="file:///home/user/books/reading/cm-materials/2/www3.cs.stonybrook.edu/~cse547/ch5p3.pdf" calcext:value-type="string">
            <text:p>file:///home/user/books/reading/cm-materials/2/www3.cs.stonybrook.edu/~cse547/ch5p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4,6.pdf&quot;)" office:value-type="string" office:string-value="file:///home/user/books/reading/cm-materials/2/www3.cs.stonybrook.edu/~cse547/ch5p4,6.pdf" calcext:value-type="string">
            <text:p>file:///home/user/books/reading/cm-materials/2/www3.cs.stonybrook.edu/~cse547/ch5p4,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apter1.pdf&quot;)" office:value-type="string" office:string-value="file:///home/user/books/reading/cm-materials/2/www3.cs.stonybrook.edu/~cse547/chapter1.pdf" calcext:value-type="string">
            <text:p>file:///home/user/books/reading/cm-materials/2/www3.cs.stonybrook.edu/~cse547/chapter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1.pdf&quot;)" office:value-type="string" office:string-value="file:///home/user/books/reading/cm-materials/2/www3.cs.stonybrook.edu/~cse547/definitions1.pdf" calcext:value-type="string">
            <text:p>file:///home/user/books/reading/cm-materials/2/www3.cs.stonybrook.edu/~cse547/definitions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2.pdf&quot;)" office:value-type="string" office:string-value="file:///home/user/books/reading/cm-materials/2/www3.cs.stonybrook.edu/~cse547/definitions2.pdf" calcext:value-type="string">
            <text:p>file:///home/user/books/reading/cm-materials/2/www3.cs.stonybrook.edu/~cse547/definition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3.pdf&quot;)" office:value-type="string" office:string-value="file:///home/user/books/reading/cm-materials/2/www3.cs.stonybrook.edu/~cse547/definitions3.pdf" calcext:value-type="string">
            <text:p>file:///home/user/books/reading/cm-materials/2/www3.cs.stonybrook.edu/~cse547/definition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.pdf&quot;)" office:value-type="string" office:string-value="file:///home/user/books/reading/cm-materials/2/www3.cs.stonybrook.edu/~cse547/hmk4.pdf" calcext:value-type="string">
            <text:p>file:///home/user/books/reading/cm-materials/2/www3.cs.stonybrook.edu/~cse547/hmk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sol.pdf&quot;)" office:value-type="string" office:string-value="file:///home/user/books/reading/cm-materials/2/www3.cs.stonybrook.edu/~cse547/hmk4sol.pdf" calcext:value-type="string">
            <text:p>file:///home/user/books/reading/cm-materials/2/www3.cs.stonybrook.edu/~cse547/hmk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0.pdf&quot;)" office:value-type="string" office:string-value="file:///home/user/books/reading/cm-materials/2/www3.cs.stonybrook.edu/~cse547/lecture10.pdf" calcext:value-type="string">
            <text:p>file:///home/user/books/reading/cm-materials/2/www3.cs.stonybrook.edu/~cse547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1.pdf&quot;)" office:value-type="string" office:string-value="file:///home/user/books/reading/cm-materials/2/www3.cs.stonybrook.edu/~cse547/lecture11.pdf" calcext:value-type="string">
            <text:p>file:///home/user/books/reading/cm-materials/2/www3.cs.stonybrook.edu/~cse547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2.pdf&quot;)" office:value-type="string" office:string-value="file:///home/user/books/reading/cm-materials/2/www3.cs.stonybrook.edu/~cse547/lecture12.pdf" calcext:value-type="string">
            <text:p>file:///home/user/books/reading/cm-materials/2/www3.cs.stonybrook.edu/~cse547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3.pdf&quot;)" office:value-type="string" office:string-value="file:///home/user/books/reading/cm-materials/2/www3.cs.stonybrook.edu/~cse547/lecture13.pdf" calcext:value-type="string">
            <text:p>file:///home/user/books/reading/cm-materials/2/www3.cs.stonybrook.edu/~cse547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4.pdf&quot;)" office:value-type="string" office:string-value="file:///home/user/books/reading/cm-materials/2/www3.cs.stonybrook.edu/~cse547/lecture14.pdf" calcext:value-type="string">
            <text:p>file:///home/user/books/reading/cm-materials/2/www3.cs.stonybrook.edu/~cse547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5.pdf&quot;)" office:value-type="string" office:string-value="file:///home/user/books/reading/cm-materials/2/www3.cs.stonybrook.edu/~cse547/lecture15.pdf" calcext:value-type="string">
            <text:p>file:///home/user/books/reading/cm-materials/2/www3.cs.stonybrook.edu/~cse547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6.pdf&quot;)" office:value-type="string" office:string-value="file:///home/user/books/reading/cm-materials/2/www3.cs.stonybrook.edu/~cse547/lecture16.pdf" calcext:value-type="string">
            <text:p>file:///home/user/books/reading/cm-materials/2/www3.cs.stonybrook.edu/~cse547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7.pdf&quot;)" office:value-type="string" office:string-value="file:///home/user/books/reading/cm-materials/2/www3.cs.stonybrook.edu/~cse547/lecture17.pdf" calcext:value-type="string">
            <text:p>file:///home/user/books/reading/cm-materials/2/www3.cs.stonybrook.edu/~cse547/lecture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3.pdf&quot;)" office:value-type="string" office:string-value="file:///home/user/books/reading/cm-materials/2/www3.cs.stonybrook.edu/~cse547/lecture3.pdf" calcext:value-type="string">
            <text:p>file:///home/user/books/reading/cm-materials/2/www3.cs.stonybrook.edu/~cse547/lecture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4.pdf&quot;)" office:value-type="string" office:string-value="file:///home/user/books/reading/cm-materials/2/www3.cs.stonybrook.edu/~cse547/lecture4.pdf" calcext:value-type="string">
            <text:p>file:///home/user/books/reading/cm-materials/2/www3.cs.stonybrook.edu/~cse547/lecture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5.pdf&quot;)" office:value-type="string" office:string-value="file:///home/user/books/reading/cm-materials/2/www3.cs.stonybrook.edu/~cse547/lecture5.pdf" calcext:value-type="string">
            <text:p>file:///home/user/books/reading/cm-materials/2/www3.cs.stonybrook.edu/~cse547/lecture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6.pdf&quot;)" office:value-type="string" office:string-value="file:///home/user/books/reading/cm-materials/2/www3.cs.stonybrook.edu/~cse547/lecture6.pdf" calcext:value-type="string">
            <text:p>file:///home/user/books/reading/cm-materials/2/www3.cs.stonybrook.edu/~cse547/lecture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_119-123a_corrected.pdf&quot;)" office:value-type="string" office:string-value="file:///home/user/books/reading/cm-materials/2/www3.cs.stonybrook.edu/~cse547/lecture7_119-123a_corrected.pdf" calcext:value-type="string">
            <text:p>file:///home/user/books/reading/cm-materials/2/www3.cs.stonybrook.edu/~cse547/lecture7_119-123a_correc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.pdf&quot;)" office:value-type="string" office:string-value="file:///home/user/books/reading/cm-materials/2/www3.cs.stonybrook.edu/~cse547/lecture7.pdf" calcext:value-type="string">
            <text:p>file:///home/user/books/reading/cm-materials/2/www3.cs.stonybrook.edu/~cse547/lecture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8.pdf&quot;)" office:value-type="string" office:string-value="file:///home/user/books/reading/cm-materials/2/www3.cs.stonybrook.edu/~cse547/lecture8.pdf" calcext:value-type="string">
            <text:p>file:///home/user/books/reading/cm-materials/2/www3.cs.stonybrook.edu/~cse547/lecture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9.pdf&quot;)" office:value-type="string" office:string-value="file:///home/user/books/reading/cm-materials/2/www3.cs.stonybrook.edu/~cse547/lecture9.pdf" calcext:value-type="string">
            <text:p>file:///home/user/books/reading/cm-materials/2/www3.cs.stonybrook.edu/~cse547/lecture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ethod5.pdf&quot;)" office:value-type="string" office:string-value="file:///home/user/books/reading/cm-materials/2/www3.cs.stonybrook.edu/~cse547/method5.pdf" calcext:value-type="string">
            <text:p>file:///home/user/books/reading/cm-materials/2/www3.cs.stonybrook.edu/~cse547/method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1review.pdf&quot;)" office:value-type="string" office:string-value="file:///home/user/books/reading/cm-materials/2/www3.cs.stonybrook.edu/~cse547/mid1review.pdf" calcext:value-type="string">
            <text:p>file:///home/user/books/reading/cm-materials/2/www3.cs.stonybrook.edu/~cse547/mid1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1.pdf&quot;)" office:value-type="string" office:string-value="file:///home/user/books/reading/cm-materials/2/www3.cs.stonybrook.edu/~cse547/midterm1.pdf" calcext:value-type="string">
            <text:p>file:///home/user/books/reading/cm-materials/2/www3.cs.stonybrook.edu/~cse547/midterm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2.pdf&quot;)" office:value-type="string" office:string-value="file:///home/user/books/reading/cm-materials/2/www3.cs.stonybrook.edu/~cse547/midterm2.pdf" calcext:value-type="string">
            <text:p>file:///home/user/books/reading/cm-materials/2/www3.cs.stonybrook.edu/~cse547/midterm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0.pdf&quot;)" office:value-type="string" office:string-value="file:///home/user/books/reading/cm-materials/2/www3.cs.stonybrook.edu/~cse547/newLec10.pdf" calcext:value-type="string">
            <text:p>file:///home/user/books/reading/cm-materials/2/www3.cs.stonybrook.edu/~cse547/newLec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1a.pdf&quot;)" office:value-type="string" office:string-value="file:///home/user/books/reading/cm-materials/2/www3.cs.stonybrook.edu/~cse547/newLec11a.pdf" calcext:value-type="string">
            <text:p>file:///home/user/books/reading/cm-materials/2/www3.cs.stonybrook.edu/~cse547/newLec11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3.pdf&quot;)" office:value-type="string" office:string-value="file:///home/user/books/reading/cm-materials/2/www3.cs.stonybrook.edu/~cse547/newLec13.pdf" calcext:value-type="string">
            <text:p>file:///home/user/books/reading/cm-materials/2/www3.cs.stonybrook.edu/~cse547/newLec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4Review.pdf&quot;)" office:value-type="string" office:string-value="file:///home/user/books/reading/cm-materials/2/www3.cs.stonybrook.edu/~cse547/newLec14Review.pdf" calcext:value-type="string">
            <text:p>file:///home/user/books/reading/cm-materials/2/www3.cs.stonybrook.edu/~cse547/newLec14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2.pdf&quot;)" office:value-type="string" office:string-value="file:///home/user/books/reading/cm-materials/2/www3.cs.stonybrook.edu/~cse547/newLec2.pdf" calcext:value-type="string">
            <text:p>file:///home/user/books/reading/cm-materials/2/www3.cs.stonybrook.edu/~cse547/newLec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1.pdf&quot;)" office:value-type="string" office:string-value="file:///home/user/books/reading/cm-materials/15/cs.ioc.ee/cm/NumberTheory1.pdf" calcext:value-type="string">
            <text:p>file:///home/user/books/reading/cm-materials/15/cs.ioc.ee/cm/NumberTheory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2.pdf&quot;)" office:value-type="string" office:string-value="file:///home/user/books/reading/cm-materials/15/cs.ioc.ee/cm/NumberTheory2.pdf" calcext:value-type="string">
            <text:p>file:///home/user/books/reading/cm-materials/15/cs.ioc.ee/cm/NumberTheory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program.pdf&quot;)" office:value-type="string" office:string-value="file:///home/user/books/reading/cm-materials/15/cs.ioc.ee/cm/program.pdf" calcext:value-type="string">
            <text:p>file:///home/user/books/reading/cm-materials/15/cs.ioc.ee/cm/program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overy-rules.pdf&quot;)" office:value-type="string" office:string-value="file:///home/user/books/reading/cm-materials/15/cs.ioc.ee/cm/recovery-rules.pdf" calcext:value-type="string">
            <text:p>file:///home/user/books/reading/cm-materials/15/cs.ioc.ee/cm/recovery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1.pdf&quot;)" office:value-type="string" office:string-value="file:///home/user/books/reading/cm-materials/15/cs.ioc.ee/cm/RecurrentProblems1.pdf" calcext:value-type="string">
            <text:p>file:///home/user/books/reading/cm-materials/15/cs.ioc.ee/cm/RecurrentProble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2.pdf&quot;)" office:value-type="string" office:string-value="file:///home/user/books/reading/cm-materials/15/cs.ioc.ee/cm/RecurrentProblems2.pdf" calcext:value-type="string">
            <text:p>file:///home/user/books/reading/cm-materials/15/cs.ioc.ee/cm/RecurrentProblem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1.pdf&quot;)" office:value-type="string" office:string-value="file:///home/user/books/reading/cm-materials/15/cs.ioc.ee/cm/SpecialNumbers1.pdf" calcext:value-type="string">
            <text:p>file:///home/user/books/reading/cm-materials/15/cs.ioc.ee/cm/SpecialNumber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2.pdf&quot;)" office:value-type="string" office:string-value="file:///home/user/books/reading/cm-materials/15/cs.ioc.ee/cm/SpecialNumbers2.pdf" calcext:value-type="string">
            <text:p>file:///home/user/books/reading/cm-materials/15/cs.ioc.ee/cm/SpecialNumber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1.pdf&quot;)" office:value-type="string" office:string-value="file:///home/user/books/reading/cm-materials/15/cs.ioc.ee/cm/Sums1.pdf" calcext:value-type="string">
            <text:p>file:///home/user/books/reading/cm-materials/15/cs.ioc.ee/cm/Su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2.pdf&quot;)" office:value-type="string" office:string-value="file:///home/user/books/reading/cm-materials/15/cs.ioc.ee/cm/Sums2.pdf" calcext:value-type="string">
            <text:p>file:///home/user/books/reading/cm-materials/15/cs.ioc.ee/cm/Sums2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n.pdf&quot;)" office:value-type="string" office:string-value="file:///home/user/books/reading/cm-materials/15/cs.ioc.ee/cm/Syllabus_ITT9131_en.pdf" calcext:value-type="string">
            <text:p>file:///home/user/books/reading/cm-materials/15/cs.ioc.ee/cm/Syllabus_ITT9131_en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t.pdf&quot;)" office:value-type="string" office:string-value="file:///home/user/books/reading/cm-materials/15/cs.ioc.ee/cm/Syllabus_ITT9131_et.pdf" calcext:value-type="string">
            <text:p>file:///home/user/books/reading/cm-materials/15/cs.ioc.ee/cm/Syllabus_ITT9131_et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gf.pdf&quot;)" office:value-type="string" office:string-value="file:///home/user/books/reading/cm-materials/16/www.cs.drexel.edu/~jjohnson/2006-07/fall/cs300/lectures/bgf.pdf" calcext:value-type="string">
            <text:p>file:///home/user/books/reading/cm-materials/16/www.cs.drexel.edu/~jjohnson/2006-07/fall/cs300/lectures/bgf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intree.pdf&quot;)" office:value-type="string" office:string-value="file:///home/user/books/reading/cm-materials/16/www.cs.drexel.edu/~jjohnson/2006-07/fall/cs300/lectures/bintree.pdf" calcext:value-type="string">
            <text:p>file:///home/user/books/reading/cm-materials/16/www.cs.drexel.edu/~jjohnson/2006-07/fall/cs300/lectures/bintree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pgf.pdf&quot;)" office:value-type="string" office:string-value="file:///home/user/books/reading/cm-materials/16/www.cs.drexel.edu/~jjohnson/2006-07/fall/cs300/lectures/pgf.pdf" calcext:value-type="string">
            <text:p>file:///home/user/books/reading/cm-materials/16/www.cs.drexel.edu/~jjohnson/2006-07/fall/cs300/lectures/pg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AdvancedProgrammingGuide.pdf&quot;)" office:value-type="string" office:string-value="file:///home/user/books/reading/cm-materials/16/www.cs.drexel.edu/~jjohnson/2006-07/fall/cs300/resources/AdvancedProgrammingGuide.pdf" calcext:value-type="string">
            <text:p>file:///home/user/books/reading/cm-materials/16/www.cs.drexel.edu/~jjohnson/2006-07/fall/cs300/resources/Advanced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IntroductoryProgrammingGuide.pdf&quot;)" office:value-type="string" office:string-value="file:///home/user/books/reading/cm-materials/16/www.cs.drexel.edu/~jjohnson/2006-07/fall/cs300/resources/IntroductoryProgrammingGuide.pdf" calcext:value-type="string">
            <text:p>file:///home/user/books/reading/cm-materials/16/www.cs.drexel.edu/~jjohnson/2006-07/fall/cs300/resources/Introductory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Mac.pdf&quot;)" office:value-type="string" office:string-value="file:///home/user/books/reading/cm-materials/16/www.cs.drexel.edu/~jjohnson/2006-07/fall/cs300/resources/M10QRC_Mac.pdf" calcext:value-type="string">
            <text:p>file:///home/user/books/reading/cm-materials/16/www.cs.drexel.edu/~jjohnson/2006-07/fall/cs300/resources/M10QRC_Mac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UNIX.pdf&quot;)" office:value-type="string" office:string-value="file:///home/user/books/reading/cm-materials/16/www.cs.drexel.edu/~jjohnson/2006-07/fall/cs300/resources/M10QRC_UNIX.pdf" calcext:value-type="string">
            <text:p>file:///home/user/books/reading/cm-materials/16/www.cs.drexel.edu/~jjohnson/2006-07/fall/cs300/resources/M10QRC_UN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win.pdf&quot;)" office:value-type="string" office:string-value="file:///home/user/books/reading/cm-materials/16/www.cs.drexel.edu/~jjohnson/2006-07/fall/cs300/resources/M10QRC_win.pdf" calcext:value-type="string">
            <text:p>file:///home/user/books/reading/cm-materials/16/www.cs.drexel.edu/~jjohnson/2006-07/fall/cs300/resources/M10QRC_wi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getting_started_guide.pdf&quot;)" office:value-type="string" office:string-value="file:///home/user/books/reading/cm-materials/16/www.cs.drexel.edu/~jjohnson/2006-07/fall/cs300/resources/maple_getting_started_guide.pdf" calcext:value-type="string">
            <text:p>file:///home/user/books/reading/cm-materials/16/www.cs.drexel.edu/~jjohnson/2006-07/fall/cs300/resources/maple_getting_started_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user_manual.pdf&quot;)" office:value-type="string" office:string-value="file:///home/user/books/reading/cm-materials/16/www.cs.drexel.edu/~jjohnson/2006-07/fall/cs300/resources/maple_user_manual.pdf" calcext:value-type="string">
            <text:p>file:///home/user/books/reading/cm-materials/16/www.cs.drexel.edu/~jjohnson/2006-07/fall/cs300/resources/maple_user_manu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400-1800-1900.pdf&quot;)" office:value-type="string" office:string-value="file:///home/user/books/reading/cm-materials/17/ittc.ku.edu/~moore/past_courses/201718-spring_discrete-struct/discussion-syllabus_1400-1800-1900.pdf" calcext:value-type="string">
            <text:p>file:///home/user/books/reading/cm-materials/17/ittc.ku.edu/~moore/past_courses/201718-spring_discrete-struct/discussion-syllabus_1400-1800-19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600-2000.pdf&quot;)" office:value-type="string" office:string-value="file:///home/user/books/reading/cm-materials/17/ittc.ku.edu/~moore/past_courses/201718-spring_discrete-struct/discussion-syllabus_1600-2000.pdf" calcext:value-type="string">
            <text:p>file:///home/user/books/reading/cm-materials/17/ittc.ku.edu/~moore/past_courses/201718-spring_discrete-struct/discussion-syllabus_1600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syllabus.pdf&quot;)" office:value-type="string" office:string-value="file:///home/user/books/reading/cm-materials/17/ittc.ku.edu/~moore/past_courses/201718-spring_discrete-struct/syllabus.pdf" calcext:value-type="string">
            <text:p>file:///home/user/books/reading/cm-materials/17/ittc.ku.edu/~moore/past_courses/201718-spring_discrete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8/ittc.ku.edu/~moore/past_courses/202122-spring_disc-struct/syllabus.pdf&quot;)" office:value-type="string" office:string-value="file:///home/user/books/reading/cm-materials/18/ittc.ku.edu/~moore/past_courses/202122-spring_disc-struct/syllabus.pdf" calcext:value-type="string">
            <text:p>file:///home/user/books/reading/cm-materials/18/ittc.ku.edu/~moore/past_courses/202122-spring_disc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1.pdf&quot;)" office:value-type="string" office:string-value="file:///home/user/books/reading/cm-materials/19/www.cs.fsu.edu/~asriniva/courses/am06/hw1.pdf" calcext:value-type="string">
            <text:p>file:///home/user/books/reading/cm-materials/19/www.cs.fsu.edu/~asriniva/courses/am06/h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2.pdf&quot;)" office:value-type="string" office:string-value="file:///home/user/books/reading/cm-materials/19/www.cs.fsu.edu/~asriniva/courses/am06/hw2.pdf" calcext:value-type="string">
            <text:p>file:///home/user/books/reading/cm-materials/19/www.cs.fsu.edu/~asriniva/courses/am06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MTReview.pdf&quot;)" office:value-type="string" office:string-value="file:///home/user/books/reading/cm-materials/19/www.cs.fsu.edu/~asriniva/courses/am06/MTReview.pdf" calcext:value-type="string">
            <text:p>file:///home/user/books/reading/cm-materials/19/www.cs.fsu.edu/~asriniva/courses/am06/MT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.pdf&quot;)" office:value-type="string" office:string-value="file:///home/user/books/reading/cm-materials/1/tcs.rwth-aachen.de/lehre/Analyse/WS2022/exercise01.pdf" calcext:value-type="string">
            <text:p>file:///home/user/books/reading/cm-materials/1/tcs.rwth-aachen.de/lehre/Analyse/WS2022/exercise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_sol.pdf&quot;)" office:value-type="string" office:string-value="file:///home/user/books/reading/cm-materials/1/tcs.rwth-aachen.de/lehre/Analyse/WS2022/exercise01_sol.pdf" calcext:value-type="string">
            <text:p>file:///home/user/books/reading/cm-materials/1/tcs.rwth-aachen.de/lehre/Analyse/WS2022/exercise01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.pdf&quot;)" office:value-type="string" office:string-value="file:///home/user/books/reading/cm-materials/1/tcs.rwth-aachen.de/lehre/Analyse/WS2022/exercise02.pdf" calcext:value-type="string">
            <text:p>file:///home/user/books/reading/cm-materials/1/tcs.rwth-aachen.de/lehre/Analyse/WS2022/exercis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_sol.pdf&quot;)" office:value-type="string" office:string-value="file:///home/user/books/reading/cm-materials/1/tcs.rwth-aachen.de/lehre/Analyse/WS2022/exercise02_sol.pdf" calcext:value-type="string">
            <text:p>file:///home/user/books/reading/cm-materials/1/tcs.rwth-aachen.de/lehre/Analyse/WS2022/exercise02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.pdf&quot;)" office:value-type="string" office:string-value="file:///home/user/books/reading/cm-materials/1/tcs.rwth-aachen.de/lehre/Analyse/WS2022/exercise03.pdf" calcext:value-type="string">
            <text:p>file:///home/user/books/reading/cm-materials/1/tcs.rwth-aachen.de/lehre/Analyse/WS2022/exercis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_sol.pdf&quot;)" office:value-type="string" office:string-value="file:///home/user/books/reading/cm-materials/1/tcs.rwth-aachen.de/lehre/Analyse/WS2022/exercise03_sol.pdf" calcext:value-type="string">
            <text:p>file:///home/user/books/reading/cm-materials/1/tcs.rwth-aachen.de/lehre/Analyse/WS2022/exercise03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.pdf&quot;)" office:value-type="string" office:string-value="file:///home/user/books/reading/cm-materials/1/tcs.rwth-aachen.de/lehre/Analyse/WS2022/exercise04.pdf" calcext:value-type="string">
            <text:p>file:///home/user/books/reading/cm-materials/1/tcs.rwth-aachen.de/lehre/Analyse/WS2022/exercis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_sol.pdf&quot;)" office:value-type="string" office:string-value="file:///home/user/books/reading/cm-materials/1/tcs.rwth-aachen.de/lehre/Analyse/WS2022/exercise04_sol.pdf" calcext:value-type="string">
            <text:p>file:///home/user/books/reading/cm-materials/1/tcs.rwth-aachen.de/lehre/Analyse/WS2022/exercise04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.pdf&quot;)" office:value-type="string" office:string-value="file:///home/user/books/reading/cm-materials/1/tcs.rwth-aachen.de/lehre/Analyse/WS2022/exercise05.pdf" calcext:value-type="string">
            <text:p>file:///home/user/books/reading/cm-materials/1/tcs.rwth-aachen.de/lehre/Analyse/WS2022/exercis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_sol.pdf&quot;)" office:value-type="string" office:string-value="file:///home/user/books/reading/cm-materials/1/tcs.rwth-aachen.de/lehre/Analyse/WS2022/exercise05_sol.pdf" calcext:value-type="string">
            <text:p>file:///home/user/books/reading/cm-materials/1/tcs.rwth-aachen.de/lehre/Analyse/WS2022/exercise05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.pdf&quot;)" office:value-type="string" office:string-value="file:///home/user/books/reading/cm-materials/1/tcs.rwth-aachen.de/lehre/Analyse/WS2022/exercise06.pdf" calcext:value-type="string">
            <text:p>file:///home/user/books/reading/cm-materials/1/tcs.rwth-aachen.de/lehre/Analyse/WS2022/exercis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_tutsol.pdf&quot;)" office:value-type="string" office:string-value="file:///home/user/books/reading/cm-materials/1/tcs.rwth-aachen.de/lehre/Analyse/WS2022/exercise06_tutsol.pdf" calcext:value-type="string">
            <text:p>file:///home/user/books/reading/cm-materials/1/tcs.rwth-aachen.de/lehre/Analyse/WS2022/exercise06_tut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.pdf&quot;)" office:value-type="string" office:string-value="file:///home/user/books/reading/cm-materials/20/www.cs.toronto.edu/~colin/236/W20/assignments/a1.pdf" calcext:value-type="string">
            <text:p>file:///home/user/books/reading/cm-materials/20/www.cs.toronto.edu/~colin/236/W20/assignments/a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_solutions.pdf&quot;)" office:value-type="string" office:string-value="file:///home/user/books/reading/cm-materials/20/www.cs.toronto.edu/~colin/236/W20/assignments/a1_solutions.pdf" calcext:value-type="string">
            <text:p>file:///home/user/books/reading/cm-materials/20/www.cs.toronto.edu/~colin/236/W20/assignments/a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.pdf&quot;)" office:value-type="string" office:string-value="file:///home/user/books/reading/cm-materials/20/www.cs.toronto.edu/~colin/236/W20/assignments/a2.pdf" calcext:value-type="string">
            <text:p>file:///home/user/books/reading/cm-materials/20/www.cs.toronto.edu/~colin/236/W20/assignments/a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preview.pdf&quot;)" office:value-type="string" office:string-value="file:///home/user/books/reading/cm-materials/20/www.cs.toronto.edu/~colin/236/W20/assignments/a2_preview.pdf" calcext:value-type="string">
            <text:p>file:///home/user/books/reading/cm-materials/20/www.cs.toronto.edu/~colin/236/W20/assignments/a2_p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solutions.pdf&quot;)" office:value-type="string" office:string-value="file:///home/user/books/reading/cm-materials/20/www.cs.toronto.edu/~colin/236/W20/assignments/a2_solutions.pdf" calcext:value-type="string">
            <text:p>file:///home/user/books/reading/cm-materials/20/www.cs.toronto.edu/~colin/236/W20/assignments/a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.pdf&quot;)" office:value-type="string" office:string-value="file:///home/user/books/reading/cm-materials/20/www.cs.toronto.edu/~colin/236/W20/assignments/a3.pdf" calcext:value-type="string">
            <text:p>file:///home/user/books/reading/cm-materials/20/www.cs.toronto.edu/~colin/236/W20/assignments/a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_solutions.pdf&quot;)" office:value-type="string" office:string-value="file:///home/user/books/reading/cm-materials/20/www.cs.toronto.edu/~colin/236/W20/assignments/a3_solutions.pdf" calcext:value-type="string">
            <text:p>file:///home/user/books/reading/cm-materials/20/www.cs.toronto.edu/~colin/236/W20/assignments/a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.pdf&quot;)" office:value-type="string" office:string-value="file:///home/user/books/reading/cm-materials/20/www.cs.toronto.edu/~colin/236/W20/exercises/ex10.pdf" calcext:value-type="string">
            <text:p>file:///home/user/books/reading/cm-materials/20/www.cs.toronto.edu/~colin/236/W20/exercises/ex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_solutions.pdf&quot;)" office:value-type="string" office:string-value="file:///home/user/books/reading/cm-materials/20/www.cs.toronto.edu/~colin/236/W20/exercises/ex10_solutions.pdf" calcext:value-type="string">
            <text:p>file:///home/user/books/reading/cm-materials/20/www.cs.toronto.edu/~colin/236/W20/exercises/ex10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.pdf&quot;)" office:value-type="string" office:string-value="file:///home/user/books/reading/cm-materials/20/www.cs.toronto.edu/~colin/236/W20/exercises/ex11.pdf" calcext:value-type="string">
            <text:p>file:///home/user/books/reading/cm-materials/20/www.cs.toronto.edu/~colin/236/W20/exercises/ex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_solutions.pdf&quot;)" office:value-type="string" office:string-value="file:///home/user/books/reading/cm-materials/20/www.cs.toronto.edu/~colin/236/W20/exercises/ex11_solutions.pdf" calcext:value-type="string">
            <text:p>file:///home/user/books/reading/cm-materials/20/www.cs.toronto.edu/~colin/236/W20/exercises/ex1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.pdf&quot;)" office:value-type="string" office:string-value="file:///home/user/books/reading/cm-materials/20/www.cs.toronto.edu/~colin/236/W20/exercises/ex12.pdf" calcext:value-type="string">
            <text:p>file:///home/user/books/reading/cm-materials/20/www.cs.toronto.edu/~colin/236/W20/exercises/ex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_solutions.pdf&quot;)" office:value-type="string" office:string-value="file:///home/user/books/reading/cm-materials/20/www.cs.toronto.edu/~colin/236/W20/exercises/ex12_solutions.pdf" calcext:value-type="string">
            <text:p>file:///home/user/books/reading/cm-materials/20/www.cs.toronto.edu/~colin/236/W20/exercises/ex1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.pdf&quot;)" office:value-type="string" office:string-value="file:///home/user/books/reading/cm-materials/20/www.cs.toronto.edu/~colin/236/W20/exercises/ex1.pdf" calcext:value-type="string">
            <text:p>file:///home/user/books/reading/cm-materials/20/www.cs.toronto.edu/~colin/236/W20/exercises/ex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_solutions.pdf&quot;)" office:value-type="string" office:string-value="file:///home/user/books/reading/cm-materials/20/www.cs.toronto.edu/~colin/236/W20/exercises/ex1_solutions.pdf" calcext:value-type="string">
            <text:p>file:///home/user/books/reading/cm-materials/20/www.cs.toronto.edu/~colin/236/W20/exercises/ex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.pdf&quot;)" office:value-type="string" office:string-value="file:///home/user/books/reading/cm-materials/20/www.cs.toronto.edu/~colin/236/W20/exercises/ex2.pdf" calcext:value-type="string">
            <text:p>file:///home/user/books/reading/cm-materials/20/www.cs.toronto.edu/~colin/236/W20/exercises/ex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_solutions.pdf&quot;)" office:value-type="string" office:string-value="file:///home/user/books/reading/cm-materials/20/www.cs.toronto.edu/~colin/236/W20/exercises/ex2_solutions.pdf" calcext:value-type="string">
            <text:p>file:///home/user/books/reading/cm-materials/20/www.cs.toronto.edu/~colin/236/W20/exercises/ex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.pdf&quot;)" office:value-type="string" office:string-value="file:///home/user/books/reading/cm-materials/20/www.cs.toronto.edu/~colin/236/W20/exercises/ex3.pdf" calcext:value-type="string">
            <text:p>file:///home/user/books/reading/cm-materials/20/www.cs.toronto.edu/~colin/236/W20/exercises/ex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_solutions.pdf&quot;)" office:value-type="string" office:string-value="file:///home/user/books/reading/cm-materials/20/www.cs.toronto.edu/~colin/236/W20/exercises/ex3_solutions.pdf" calcext:value-type="string">
            <text:p>file:///home/user/books/reading/cm-materials/20/www.cs.toronto.edu/~colin/236/W20/exercises/ex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.pdf&quot;)" office:value-type="string" office:string-value="file:///home/user/books/reading/cm-materials/20/www.cs.toronto.edu/~colin/236/W20/exercises/ex4.pdf" calcext:value-type="string">
            <text:p>file:///home/user/books/reading/cm-materials/20/www.cs.toronto.edu/~colin/236/W20/exercises/ex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_solutions.pdf&quot;)" office:value-type="string" office:string-value="file:///home/user/books/reading/cm-materials/20/www.cs.toronto.edu/~colin/236/W20/exercises/ex4_solutions.pdf" calcext:value-type="string">
            <text:p>file:///home/user/books/reading/cm-materials/20/www.cs.toronto.edu/~colin/236/W20/exercises/ex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.pdf&quot;)" office:value-type="string" office:string-value="file:///home/user/books/reading/cm-materials/20/www.cs.toronto.edu/~colin/236/W20/exercises/ex6.pdf" calcext:value-type="string">
            <text:p>file:///home/user/books/reading/cm-materials/20/www.cs.toronto.edu/~colin/236/W20/exercises/ex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_solutions.pdf&quot;)" office:value-type="string" office:string-value="file:///home/user/books/reading/cm-materials/20/www.cs.toronto.edu/~colin/236/W20/exercises/ex6_solutions.pdf" calcext:value-type="string">
            <text:p>file:///home/user/books/reading/cm-materials/20/www.cs.toronto.edu/~colin/236/W20/exercises/ex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.pdf&quot;)" office:value-type="string" office:string-value="file:///home/user/books/reading/cm-materials/20/www.cs.toronto.edu/~colin/236/W20/exercises/ex7.pdf" calcext:value-type="string">
            <text:p>file:///home/user/books/reading/cm-materials/20/www.cs.toronto.edu/~colin/236/W20/exercises/ex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_solutions.pdf&quot;)" office:value-type="string" office:string-value="file:///home/user/books/reading/cm-materials/20/www.cs.toronto.edu/~colin/236/W20/exercises/ex7_solutions.pdf" calcext:value-type="string">
            <text:p>file:///home/user/books/reading/cm-materials/20/www.cs.toronto.edu/~colin/236/W20/exercises/ex7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.pdf&quot;)" office:value-type="string" office:string-value="file:///home/user/books/reading/cm-materials/20/www.cs.toronto.edu/~colin/236/W20/exercises/ex8.pdf" calcext:value-type="string">
            <text:p>file:///home/user/books/reading/cm-materials/20/www.cs.toronto.edu/~colin/236/W20/exercises/ex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_solutions.pdf&quot;)" office:value-type="string" office:string-value="file:///home/user/books/reading/cm-materials/20/www.cs.toronto.edu/~colin/236/W20/exercises/ex8_solutions.pdf" calcext:value-type="string">
            <text:p>file:///home/user/books/reading/cm-materials/20/www.cs.toronto.edu/~colin/236/W20/exercises/ex8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.pdf&quot;)" office:value-type="string" office:string-value="file:///home/user/books/reading/cm-materials/20/www.cs.toronto.edu/~colin/236/W20/exercises/ex9.pdf" calcext:value-type="string">
            <text:p>file:///home/user/books/reading/cm-materials/20/www.cs.toronto.edu/~colin/236/W20/exercises/ex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_solutions.pdf&quot;)" office:value-type="string" office:string-value="file:///home/user/books/reading/cm-materials/20/www.cs.toronto.edu/~colin/236/W20/exercises/ex9_solutions.pdf" calcext:value-type="string">
            <text:p>file:///home/user/books/reading/cm-materials/20/www.cs.toronto.edu/~colin/236/W20/exercises/ex9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1_solutions.pdf&quot;)" office:value-type="string" office:string-value="file:///home/user/books/reading/cm-materials/20/www.cs.toronto.edu/~colin/236/W20/exercises/q10_v1_solutions.pdf" calcext:value-type="string">
            <text:p>file:///home/user/books/reading/cm-materials/20/www.cs.toronto.edu/~colin/236/W20/exercises/q10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2_solutions.pdf&quot;)" office:value-type="string" office:string-value="file:///home/user/books/reading/cm-materials/20/www.cs.toronto.edu/~colin/236/W20/exercises/q10_v2_solutions.pdf" calcext:value-type="string">
            <text:p>file:///home/user/books/reading/cm-materials/20/www.cs.toronto.edu/~colin/236/W20/exercises/q10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3_solutions.pdf&quot;)" office:value-type="string" office:string-value="file:///home/user/books/reading/cm-materials/20/www.cs.toronto.edu/~colin/236/W20/exercises/q10_v3_solutions.pdf" calcext:value-type="string">
            <text:p>file:///home/user/books/reading/cm-materials/20/www.cs.toronto.edu/~colin/236/W20/exercises/q10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5_solutions.pdf&quot;)" office:value-type="string" office:string-value="file:///home/user/books/reading/cm-materials/20/www.cs.toronto.edu/~colin/236/W20/exercises/q10_v5_solutions.pdf" calcext:value-type="string">
            <text:p>file:///home/user/books/reading/cm-materials/20/www.cs.toronto.edu/~colin/236/W20/exercises/q10_v5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6_solutions.pdf&quot;)" office:value-type="string" office:string-value="file:///home/user/books/reading/cm-materials/20/www.cs.toronto.edu/~colin/236/W20/exercises/q10_v6_solutions.pdf" calcext:value-type="string">
            <text:p>file:///home/user/books/reading/cm-materials/20/www.cs.toronto.edu/~colin/236/W20/exercises/q10_v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1_solutions.pdf&quot;)" office:value-type="string" office:string-value="file:///home/user/books/reading/cm-materials/20/www.cs.toronto.edu/~colin/236/W20/exercises/q12_v1_solutions.pdf" calcext:value-type="string">
            <text:p>file:///home/user/books/reading/cm-materials/20/www.cs.toronto.edu/~colin/236/W20/exercises/q12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2_solutions.pdf&quot;)" office:value-type="string" office:string-value="file:///home/user/books/reading/cm-materials/20/www.cs.toronto.edu/~colin/236/W20/exercises/q12_v2_solutions.pdf" calcext:value-type="string">
            <text:p>file:///home/user/books/reading/cm-materials/20/www.cs.toronto.edu/~colin/236/W20/exercises/q12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1_solutions.pdf&quot;)" office:value-type="string" office:string-value="file:///home/user/books/reading/cm-materials/20/www.cs.toronto.edu/~colin/236/W20/exercises/q4_v1_solutions.pdf" calcext:value-type="string">
            <text:p>file:///home/user/books/reading/cm-materials/20/www.cs.toronto.edu/~colin/236/W20/exercises/q4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2_solutions.pdf&quot;)" office:value-type="string" office:string-value="file:///home/user/books/reading/cm-materials/20/www.cs.toronto.edu/~colin/236/W20/exercises/q4_v2_solutions.pdf" calcext:value-type="string">
            <text:p>file:///home/user/books/reading/cm-materials/20/www.cs.toronto.edu/~colin/236/W20/exercises/q4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1_solutions.pdf&quot;)" office:value-type="string" office:string-value="file:///home/user/books/reading/cm-materials/20/www.cs.toronto.edu/~colin/236/W20/exercises/q6_v1_solutions.pdf" calcext:value-type="string">
            <text:p>file:///home/user/books/reading/cm-materials/20/www.cs.toronto.edu/~colin/236/W20/exercises/q6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2_solutions.pdf&quot;)" office:value-type="string" office:string-value="file:///home/user/books/reading/cm-materials/20/www.cs.toronto.edu/~colin/236/W20/exercises/q6_v2_solutions.pdf" calcext:value-type="string">
            <text:p>file:///home/user/books/reading/cm-materials/20/www.cs.toronto.edu/~colin/236/W20/exercises/q6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1_solutions.pdf&quot;)" office:value-type="string" office:string-value="file:///home/user/books/reading/cm-materials/20/www.cs.toronto.edu/~colin/236/W20/exercises/q7_v1_solutions.pdf" calcext:value-type="string">
            <text:p>file:///home/user/books/reading/cm-materials/20/www.cs.toronto.edu/~colin/236/W20/exercises/q7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2_solutions.pdf&quot;)" office:value-type="string" office:string-value="file:///home/user/books/reading/cm-materials/20/www.cs.toronto.edu/~colin/236/W20/exercises/q7_v2_solutions.pdf" calcext:value-type="string">
            <text:p>file:///home/user/books/reading/cm-materials/20/www.cs.toronto.edu/~colin/236/W20/exercises/q7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1_solutions.pdf&quot;)" office:value-type="string" office:string-value="file:///home/user/books/reading/cm-materials/20/www.cs.toronto.edu/~colin/236/W20/exercises/q8_v1_solutions.pdf" calcext:value-type="string">
            <text:p>file:///home/user/books/reading/cm-materials/20/www.cs.toronto.edu/~colin/236/W20/exercises/q8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2_solutions.pdf&quot;)" office:value-type="string" office:string-value="file:///home/user/books/reading/cm-materials/20/www.cs.toronto.edu/~colin/236/W20/exercises/q8_v2_solutions.pdf" calcext:value-type="string">
            <text:p>file:///home/user/books/reading/cm-materials/20/www.cs.toronto.edu/~colin/236/W20/exercises/q8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1_solutions.pdf&quot;)" office:value-type="string" office:string-value="file:///home/user/books/reading/cm-materials/20/www.cs.toronto.edu/~colin/236/W20/exercises/w11_v1_solutions.pdf" calcext:value-type="string">
            <text:p>file:///home/user/books/reading/cm-materials/20/www.cs.toronto.edu/~colin/236/W20/exercises/w11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2_solutions.pdf&quot;)" office:value-type="string" office:string-value="file:///home/user/books/reading/cm-materials/20/www.cs.toronto.edu/~colin/236/W20/exercises/w11_v2_solutions.pdf" calcext:value-type="string">
            <text:p>file:///home/user/books/reading/cm-materials/20/www.cs.toronto.edu/~colin/236/W20/exercises/w11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3_solutions.pdf&quot;)" office:value-type="string" office:string-value="file:///home/user/books/reading/cm-materials/20/www.cs.toronto.edu/~colin/236/W20/exercises/w11_v3_solutions.pdf" calcext:value-type="string">
            <text:p>file:///home/user/books/reading/cm-materials/20/www.cs.toronto.edu/~colin/236/W20/exercises/w11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4_solutions.pdf&quot;)" office:value-type="string" office:string-value="file:///home/user/books/reading/cm-materials/20/www.cs.toronto.edu/~colin/236/W20/exercises/w11_v4_solutions.pdf" calcext:value-type="string">
            <text:p>file:///home/user/books/reading/cm-materials/20/www.cs.toronto.edu/~colin/236/W20/exercises/w11_v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merge_proof.pdf&quot;)" office:value-type="string" office:string-value="file:///home/user/books/reading/cm-materials/20/www.cs.toronto.edu/~colin/236/W20/lecture_slides/merge_proof.pdf" calcext:value-type="string">
            <text:p>file:///home/user/books/reading/cm-materials/20/www.cs.toronto.edu/~colin/236/W20/lecture_slides/merge_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annotated.pdf&quot;)" office:value-type="string" office:string-value="file:///home/user/books/reading/cm-materials/20/www.cs.toronto.edu/~colin/236/W20/lecture_slides/w10_annotated.pdf" calcext:value-type="string">
            <text:p>file:///home/user/books/reading/cm-materials/20/www.cs.toronto.edu/~colin/236/W20/lecture_slides/w10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dfa_recipe.pdf&quot;)" office:value-type="string" office:string-value="file:///home/user/books/reading/cm-materials/20/www.cs.toronto.edu/~colin/236/W20/lecture_slides/w10_dfa_recipe.pdf" calcext:value-type="string">
            <text:p>file:///home/user/books/reading/cm-materials/20/www.cs.toronto.edu/~colin/236/W20/lecture_slides/w10_dfa_recip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.pdf&quot;)" office:value-type="string" office:string-value="file:///home/user/books/reading/cm-materials/20/www.cs.toronto.edu/~colin/236/W20/lecture_slides/w10.pdf" calcext:value-type="string">
            <text:p>file:///home/user/books/reading/cm-materials/20/www.cs.toronto.edu/~colin/236/W20/lecture_slides/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_annotated.pdf&quot;)" office:value-type="string" office:string-value="file:///home/user/books/reading/cm-materials/20/www.cs.toronto.edu/~colin/236/W20/lecture_slides/w12_annotated.pdf" calcext:value-type="string">
            <text:p>file:///home/user/books/reading/cm-materials/20/www.cs.toronto.edu/~colin/236/W20/lecture_slides/w1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.pdf&quot;)" office:value-type="string" office:string-value="file:///home/user/books/reading/cm-materials/20/www.cs.toronto.edu/~colin/236/W20/lecture_slides/w12.pdf" calcext:value-type="string">
            <text:p>file:///home/user/books/reading/cm-materials/20/www.cs.toronto.edu/~colin/236/W20/lecture_slides/w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1_annotated.pdf&quot;)" office:value-type="string" office:string-value="file:///home/user/books/reading/cm-materials/20/www.cs.toronto.edu/~colin/236/W20/lecture_slides/w1_lec1_annotated.pdf" calcext:value-type="string">
            <text:p>file:///home/user/books/reading/cm-materials/20/www.cs.toronto.edu/~colin/236/W20/lecture_slides/w1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2_annotated.pdf&quot;)" office:value-type="string" office:string-value="file:///home/user/books/reading/cm-materials/20/www.cs.toronto.edu/~colin/236/W20/lecture_slides/w1_lec2_annotated.pdf" calcext:value-type="string">
            <text:p>file:///home/user/books/reading/cm-materials/20/www.cs.toronto.edu/~colin/236/W20/lecture_slides/w1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.pdf&quot;)" office:value-type="string" office:string-value="file:///home/user/books/reading/cm-materials/20/www.cs.toronto.edu/~colin/236/W20/lecture_slides/w1.pdf" calcext:value-type="string">
            <text:p>file:///home/user/books/reading/cm-materials/20/www.cs.toronto.edu/~colin/236/W20/lecture_slides/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1_annotated.pdf&quot;)" office:value-type="string" office:string-value="file:///home/user/books/reading/cm-materials/20/www.cs.toronto.edu/~colin/236/W20/lecture_slides/w2_lec1_annotated.pdf" calcext:value-type="string">
            <text:p>file:///home/user/books/reading/cm-materials/20/www.cs.toronto.edu/~colin/236/W20/lecture_slides/w2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2_annotated.pdf&quot;)" office:value-type="string" office:string-value="file:///home/user/books/reading/cm-materials/20/www.cs.toronto.edu/~colin/236/W20/lecture_slides/w2_lec2_annotated.pdf" calcext:value-type="string">
            <text:p>file:///home/user/books/reading/cm-materials/20/www.cs.toronto.edu/~colin/236/W20/lecture_slides/w2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.pdf&quot;)" office:value-type="string" office:string-value="file:///home/user/books/reading/cm-materials/20/www.cs.toronto.edu/~colin/236/W20/lecture_slides/w2.pdf" calcext:value-type="string">
            <text:p>file:///home/user/books/reading/cm-materials/20/www.cs.toronto.edu/~colin/236/W20/lecture_slides/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1_annotated.pdf&quot;)" office:value-type="string" office:string-value="file:///home/user/books/reading/cm-materials/20/www.cs.toronto.edu/~colin/236/W20/lecture_slides/w3_lec1_annotated.pdf" calcext:value-type="string">
            <text:p>file:///home/user/books/reading/cm-materials/20/www.cs.toronto.edu/~colin/236/W20/lecture_slides/w3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2_annotated.pdf&quot;)" office:value-type="string" office:string-value="file:///home/user/books/reading/cm-materials/20/www.cs.toronto.edu/~colin/236/W20/lecture_slides/w3_lec2_annotated.pdf" calcext:value-type="string">
            <text:p>file:///home/user/books/reading/cm-materials/20/www.cs.toronto.edu/~colin/236/W20/lecture_slides/w3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.pdf&quot;)" office:value-type="string" office:string-value="file:///home/user/books/reading/cm-materials/20/www.cs.toronto.edu/~colin/236/W20/lecture_slides/w3.pdf" calcext:value-type="string">
            <text:p>file:///home/user/books/reading/cm-materials/20/www.cs.toronto.edu/~colin/236/W20/lecture_slides/w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1_annotated.pdf&quot;)" office:value-type="string" office:string-value="file:///home/user/books/reading/cm-materials/20/www.cs.toronto.edu/~colin/236/W20/lecture_slides/w4_lec1_annotated.pdf" calcext:value-type="string">
            <text:p>file:///home/user/books/reading/cm-materials/20/www.cs.toronto.edu/~colin/236/W20/lecture_slides/w4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2_annotated.pdf&quot;)" office:value-type="string" office:string-value="file:///home/user/books/reading/cm-materials/20/www.cs.toronto.edu/~colin/236/W20/lecture_slides/w4_lec2_annotated.pdf" calcext:value-type="string">
            <text:p>file:///home/user/books/reading/cm-materials/20/www.cs.toronto.edu/~colin/236/W20/lecture_slides/w4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.pdf&quot;)" office:value-type="string" office:string-value="file:///home/user/books/reading/cm-materials/20/www.cs.toronto.edu/~colin/236/W20/lecture_slides/w4.pdf" calcext:value-type="string">
            <text:p>file:///home/user/books/reading/cm-materials/20/www.cs.toronto.edu/~colin/236/W20/lecture_slides/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1_annotated.pdf&quot;)" office:value-type="string" office:string-value="file:///home/user/books/reading/cm-materials/20/www.cs.toronto.edu/~colin/236/W20/lecture_slides/w5_lec1_annotated.pdf" calcext:value-type="string">
            <text:p>file:///home/user/books/reading/cm-materials/20/www.cs.toronto.edu/~colin/236/W20/lecture_slides/w5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2_annotated.pdf&quot;)" office:value-type="string" office:string-value="file:///home/user/books/reading/cm-materials/20/www.cs.toronto.edu/~colin/236/W20/lecture_slides/w5_lec2_annotated.pdf" calcext:value-type="string">
            <text:p>file:///home/user/books/reading/cm-materials/20/www.cs.toronto.edu/~colin/236/W20/lecture_slides/w5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.pdf&quot;)" office:value-type="string" office:string-value="file:///home/user/books/reading/cm-materials/20/www.cs.toronto.edu/~colin/236/W20/lecture_slides/w5.pdf" calcext:value-type="string">
            <text:p>file:///home/user/books/reading/cm-materials/20/www.cs.toronto.edu/~colin/236/W20/lecture_slides/w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1_annotated.pdf&quot;)" office:value-type="string" office:string-value="file:///home/user/books/reading/cm-materials/20/www.cs.toronto.edu/~colin/236/W20/lecture_slides/w6_lec1_annotated.pdf" calcext:value-type="string">
            <text:p>file:///home/user/books/reading/cm-materials/20/www.cs.toronto.edu/~colin/236/W20/lecture_slides/w6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2_annotated.pdf&quot;)" office:value-type="string" office:string-value="file:///home/user/books/reading/cm-materials/20/www.cs.toronto.edu/~colin/236/W20/lecture_slides/w6_lec2_annotated.pdf" calcext:value-type="string">
            <text:p>file:///home/user/books/reading/cm-materials/20/www.cs.toronto.edu/~colin/236/W20/lecture_slides/w6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.pdf&quot;)" office:value-type="string" office:string-value="file:///home/user/books/reading/cm-materials/20/www.cs.toronto.edu/~colin/236/W20/lecture_slides/w6.pdf" calcext:value-type="string">
            <text:p>file:///home/user/books/reading/cm-materials/20/www.cs.toronto.edu/~colin/236/W20/lecture_slides/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1_annotated.pdf&quot;)" office:value-type="string" office:string-value="file:///home/user/books/reading/cm-materials/20/www.cs.toronto.edu/~colin/236/W20/lecture_slides/w7_lec1_annotated.pdf" calcext:value-type="string">
            <text:p>file:///home/user/books/reading/cm-materials/20/www.cs.toronto.edu/~colin/236/W20/lecture_slides/w7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2_annotated.pdf&quot;)" office:value-type="string" office:string-value="file:///home/user/books/reading/cm-materials/20/www.cs.toronto.edu/~colin/236/W20/lecture_slides/w7_lec2_annotated.pdf" calcext:value-type="string">
            <text:p>file:///home/user/books/reading/cm-materials/20/www.cs.toronto.edu/~colin/236/W20/lecture_slides/w7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.pdf&quot;)" office:value-type="string" office:string-value="file:///home/user/books/reading/cm-materials/20/www.cs.toronto.edu/~colin/236/W20/lecture_slides/w7.pdf" calcext:value-type="string">
            <text:p>file:///home/user/books/reading/cm-materials/20/www.cs.toronto.edu/~colin/236/W20/lecture_slides/w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1_annotated.pdf&quot;)" office:value-type="string" office:string-value="file:///home/user/books/reading/cm-materials/20/www.cs.toronto.edu/~colin/236/W20/lecture_slides/w8_lec1_annotated.pdf" calcext:value-type="string">
            <text:p>file:///home/user/books/reading/cm-materials/20/www.cs.toronto.edu/~colin/236/W20/lecture_slides/w8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2_annotated.pdf&quot;)" office:value-type="string" office:string-value="file:///home/user/books/reading/cm-materials/20/www.cs.toronto.edu/~colin/236/W20/lecture_slides/w8_lec2_annotated.pdf" calcext:value-type="string">
            <text:p>file:///home/user/books/reading/cm-materials/20/www.cs.toronto.edu/~colin/236/W20/lecture_slides/w8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.pdf&quot;)" office:value-type="string" office:string-value="file:///home/user/books/reading/cm-materials/20/www.cs.toronto.edu/~colin/236/W20/lecture_slides/w8.pdf" calcext:value-type="string">
            <text:p>file:///home/user/books/reading/cm-materials/20/www.cs.toronto.edu/~colin/236/W20/lecture_slides/w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1_annotated.pdf&quot;)" office:value-type="string" office:string-value="file:///home/user/books/reading/cm-materials/20/www.cs.toronto.edu/~colin/236/W20/lecture_slides/w9_lec1_annotated.pdf" calcext:value-type="string">
            <text:p>file:///home/user/books/reading/cm-materials/20/www.cs.toronto.edu/~colin/236/W20/lecture_slides/w9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2_annotated.pdf&quot;)" office:value-type="string" office:string-value="file:///home/user/books/reading/cm-materials/20/www.cs.toronto.edu/~colin/236/W20/lecture_slides/w9_lec2_annotated.pdf" calcext:value-type="string">
            <text:p>file:///home/user/books/reading/cm-materials/20/www.cs.toronto.edu/~colin/236/W20/lecture_slides/w9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.pdf&quot;)" office:value-type="string" office:string-value="file:///home/user/books/reading/cm-materials/20/www.cs.toronto.edu/~colin/236/W20/lecture_slides/w9.pdf" calcext:value-type="string">
            <text:p>file:///home/user/books/reading/cm-materials/20/www.cs.toronto.edu/~colin/236/W20/lecture_slides/w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courseinfo.pdf&quot;)" office:value-type="string" office:string-value="file:///home/user/books/reading/cm-materials/20/www.cs.toronto.edu/~colin/236/W20/misc/courseinfo.pdf" calcext:value-type="string">
            <text:p>file:///home/user/books/reading/cm-materials/20/www.cs.toronto.edu/~colin/236/W20/misc/courseinfo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1_solutions.pdf&quot;)" office:value-type="string" office:string-value="file:///home/user/books/reading/cm-materials/20/www.cs.toronto.edu/~colin/236/W20/misc/t1_solutions.pdf" calcext:value-type="string">
            <text:p>file:///home/user/books/reading/cm-materials/20/www.cs.toronto.edu/~colin/236/W20/misc/t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heatsheet.pdf&quot;)" office:value-type="string" office:string-value="file:///home/user/books/reading/cm-materials/20/www.cs.toronto.edu/~colin/236/W20/misc/t2_cheatsheet.pdf" calcext:value-type="string">
            <text:p>file:///home/user/books/reading/cm-materials/20/www.cs.toronto.edu/~colin/236/W20/misc/t2_cheatshee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ompact.pdf&quot;)" office:value-type="string" office:string-value="file:///home/user/books/reading/cm-materials/20/www.cs.toronto.edu/~colin/236/W20/misc/t2_compact.pdf" calcext:value-type="string">
            <text:p>file:///home/user/books/reading/cm-materials/20/www.cs.toronto.edu/~colin/236/W20/misc/t2_compa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long.pdf&quot;)" office:value-type="string" office:string-value="file:///home/user/books/reading/cm-materials/20/www.cs.toronto.edu/~colin/236/W20/misc/t2_long.pdf" calcext:value-type="string">
            <text:p>file:///home/user/books/reading/cm-materials/20/www.cs.toronto.edu/~colin/236/W20/misc/t2_lo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solutions.pdf&quot;)" office:value-type="string" office:string-value="file:///home/user/books/reading/cm-materials/20/www.cs.toronto.edu/~colin/236/W20/misc/t2_solutions.pdf" calcext:value-type="string">
            <text:p>file:///home/user/books/reading/cm-materials/20/www.cs.toronto.edu/~colin/236/W20/misc/t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4reviewfinal.pdf&quot;)" office:value-type="string" office:string-value="file:///home/user/books/reading/cm-materials/2/www3.cs.stonybrook.edu/~cse547/14reviewfinal.pdf" calcext:value-type="string">
            <text:p>file:///home/user/books/reading/cm-materials/2/www3.cs.stonybrook.edu/~cse547/14review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mid.pdf&quot;)" office:value-type="string" office:string-value="file:///home/user/books/reading/cm-materials/2/www3.cs.stonybrook.edu/~cse547/17mid.pdf" calcext:value-type="string">
            <text:p>file:///home/user/books/reading/cm-materials/2/www3.cs.stonybrook.edu/~cse547/17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pracmid.pdf&quot;)" office:value-type="string" office:string-value="file:///home/user/books/reading/cm-materials/2/www3.cs.stonybrook.edu/~cse547/17pracmid.pdf" calcext:value-type="string">
            <text:p>file:///home/user/books/reading/cm-materials/2/www3.cs.stonybrook.edu/~cse547/17prac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sults.pdf&quot;)" office:value-type="string" office:string-value="file:///home/user/books/reading/cm-materials/15/cs.ioc.ee/cm/midterm-results.pdf" calcext:value-type="string">
            <text:p>file:///home/user/books/reading/cm-materials/15/cs.ioc.ee/cm/midterm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ules.pdf&quot;)" office:value-type="string" office:string-value="file:///home/user/books/reading/cm-materials/15/cs.ioc.ee/cm/midterm-rules.pdf" calcext:value-type="string">
            <text:p>file:///home/user/books/reading/cm-materials/15/cs.ioc.ee/cm/midterm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-rules.pdf&quot;)" office:value-type="string" office:string-value="file:///home/user/books/reading/cm-materials/15/cs.ioc.ee/cm/final-rules.pdf" calcext:value-type="string">
            <text:p>file:///home/user/books/reading/cm-materials/15/cs.ioc.ee/cm/final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1.pdf&quot;)" office:value-type="string" office:string-value="file:///home/user/books/reading/cm-materials/15/cs.ioc.ee/cm/GeneratingFunctions1.pdf" calcext:value-type="string">
            <text:p>file:///home/user/books/reading/cm-materials/15/cs.ioc.ee/cm/GeneratingFunction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2.pdf&quot;)" office:value-type="string" office:string-value="file:///home/user/books/reading/cm-materials/15/cs.ioc.ee/cm/GeneratingFunctions2.pdf" calcext:value-type="string">
            <text:p>file:///home/user/books/reading/cm-materials/15/cs.ioc.ee/cm/GeneratingFunction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3.pdf&quot;)" office:value-type="string" office:string-value="file:///home/user/books/reading/cm-materials/15/cs.ioc.ee/cm/GeneratingFunctions3.pdf" calcext:value-type="string">
            <text:p>file:///home/user/books/reading/cm-materials/15/cs.ioc.ee/cm/GeneratingFunctions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egerFunctions.pdf&quot;)" office:value-type="string" office:string-value="file:///home/user/books/reading/cm-materials/15/cs.ioc.ee/cm/IntegerFunctions.pdf" calcext:value-type="string">
            <text:p>file:///home/user/books/reading/cm-materials/15/cs.ioc.ee/cm/IntegerFunc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Exercises.pdf&quot;)" office:value-type="string" office:string-value="file:///home/user/books/reading/cm-materials/15/cs.ioc.ee/cm/IntroductionExercises.pdf" calcext:value-type="string">
            <text:p>file:///home/user/books/reading/cm-materials/15/cs.ioc.ee/cm/IntroductionExercis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.pdf&quot;)" office:value-type="string" office:string-value="file:///home/user/books/reading/cm-materials/15/cs.ioc.ee/cm/Introduction.pdf" calcext:value-type="string">
            <text:p>file:///home/user/books/reading/cm-materials/15/cs.ioc.ee/cm/Introductio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.pdf&quot;)" office:value-type="string" office:string-value="file:///home/user/books/reading/cm-materials/15/cs.ioc.ee/cm/midterm2014.pdf" calcext:value-type="string">
            <text:p>file:///home/user/books/reading/cm-materials/15/cs.ioc.ee/cm/midterm20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solutions.pdf&quot;)" office:value-type="string" office:string-value="file:///home/user/books/reading/cm-materials/15/cs.ioc.ee/cm/midterm2014solutions.pdf" calcext:value-type="string">
            <text:p>file:///home/user/books/reading/cm-materials/15/cs.ioc.ee/cm/midterm2014solu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covery-results.pdf&quot;)" office:value-type="string" office:string-value="file:///home/user/books/reading/cm-materials/15/cs.ioc.ee/cm/midterm-recovery-results.pdf" calcext:value-type="string">
            <text:p>file:///home/user/books/reading/cm-materials/15/cs.ioc.ee/cm/midterm-recovery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2-results.pdf&quot;)" office:value-type="string" office:string-value="file:///home/user/books/reading/cm-materials/15/cs.ioc.ee/cm/final2-results.pdf" calcext:value-type="string">
            <text:p>file:///home/user/books/reading/cm-materials/15/cs.ioc.ee/cm/final2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1-results.pdf&quot;)" office:value-type="string" office:string-value="file:///home/user/books/reading/cm-materials/15/cs.ioc.ee/cm/final1-results.pdf" calcext:value-type="string">
            <text:p>file:///home/user/books/reading/cm-materials/15/cs.ioc.ee/cm/final1-results.pdf</text:p>
          </table:table-cell>
          <table:table-cell table:number-columns-repeated="6"/>
        </table:table-row>
        <table:table-row table:style-name="ro1" table:number-rows-repeated="104797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ams and problem sets" table:style-name="ta1"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/>
        </table:table-row>
        <table:table-row table:style-name="ro1">
          <table:table-cell table:formula="of:=HYPERLINK(&quot;file:///home/user/books/reading/cm-materials/15/cs.ioc.ee/cm/final1-solutions.pdf&quot;)" office:value-type="string" office:string-value="file:///home/user/books/reading/cm-materials/15/cs.ioc.ee/cm/final1-solutions.pdf" calcext:value-type="string">
            <text:p>file:///home/user/books/reading/cm-materials/15/cs.ioc.ee/cm/final1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09.pdf&quot;)" office:value-type="string" office:string-value="file:///home/user/books/reading/cm-materials/4/www.ioc.ee/~silvio/2019/ITT9132/Exercises09.pdf" calcext:value-type="string">
            <text:p>file:///home/user/books/reading/cm-materials/4/www.ioc.ee/~silvio/2019/ITT9132/Exercises09.pdf</text:p>
          </table:table-cell>
          <table:table-cell office:value-type="string" calcext:value-type="string">
            <text:p>sum problems, related but not part of CM</text:p>
          </table:table-cell>
          <table:table-cell/>
        </table:table-row>
        <table:table-row table:style-name="ro1">
          <table:table-cell table:formula="of:=HYPERLINK(&quot;file:///home/user/books/reading/cm-materials/15/cs.ioc.ee/cm/final2-solutions.pdf&quot;)" office:value-type="string" office:string-value="file:///home/user/books/reading/cm-materials/15/cs.ioc.ee/cm/final2-solutions.pdf" calcext:value-type="string">
            <text:p>file:///home/user/books/reading/cm-materials/15/cs.ioc.ee/cm/final2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recovery-solutions.pdf&quot;)" office:value-type="string" office:string-value="file:///home/user/books/reading/cm-materials/15/cs.ioc.ee/cm/midterm-recovery-solutions.pdf" calcext:value-type="string">
            <text:p>file:///home/user/books/reading/cm-materials/15/cs.ioc.ee/cm/midterm-recovery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solutions.pdf&quot;)" office:value-type="string" office:string-value="file:///home/user/books/reading/cm-materials/15/cs.ioc.ee/cm/midterm-solutions.pdf" calcext:value-type="string">
            <text:p>file:///home/user/books/reading/cm-materials/15/cs.ioc.ee/cm/midterm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17problems.pdf&quot;)" office:value-type="string" office:string-value="file:///home/user/books/reading/cm-materials/2/www3.cs.stonybrook.edu/~cse547/17problems.pdf" calcext:value-type="string">
            <text:p>file:///home/user/books/reading/cm-materials/2/www3.cs.stonybrook.edu/~cse547/17problems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3.pdf&quot;)" office:value-type="string" office:string-value="file:///home/user/books/reading/cm-materials/2/www3.cs.stonybrook.edu/~cse547/newLec3.pdf" calcext:value-type="string">
            <text:p>file:///home/user/books/reading/cm-materials/2/www3.cs.stonybrook.edu/~cse547/newLec3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4a.pdf&quot;)" office:value-type="string" office:string-value="file:///home/user/books/reading/cm-materials/2/www3.cs.stonybrook.edu/~cse547/newLec4a.pdf" calcext:value-type="string">
            <text:p>file:///home/user/books/reading/cm-materials/2/www3.cs.stonybrook.edu/~cse547/newLec4a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5.pdf&quot;)" office:value-type="string" office:string-value="file:///home/user/books/reading/cm-materials/2/www3.cs.stonybrook.edu/~cse547/newLec5.pdf" calcext:value-type="string">
            <text:p>file:///home/user/books/reading/cm-materials/2/www3.cs.stonybrook.edu/~cse547/newLec5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16.pdf&quot;)" office:value-type="string" office:string-value="file:///home/user/books/reading/cm-materials/4/www.ioc.ee/~silvio/2019/ITT9132/Exercises16.pdf" calcext:value-type="string">
            <text:p>file:///home/user/books/reading/cm-materials/4/www.ioc.ee/~silvio/2019/ITT9132/Exercises1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1.pdf&quot;)" office:value-type="string" office:string-value="file:///home/user/books/reading/cm-materials/4/www.ioc.ee/~silvio/2019/ITT9132/FinalExam1.pdf" calcext:value-type="string">
            <text:p>file:///home/user/books/reading/cm-materials/4/www.ioc.ee/~silvio/2019/ITT9132/FinalExam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2.pdf&quot;)" office:value-type="string" office:string-value="file:///home/user/books/reading/cm-materials/4/www.ioc.ee/~silvio/2019/ITT9132/FinalExam2.pdf" calcext:value-type="string">
            <text:p>file:///home/user/books/reading/cm-materials/4/www.ioc.ee/~silvio/2019/ITT9132/FinalExam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3.pdf&quot;)" office:value-type="string" office:string-value="file:///home/user/books/reading/cm-materials/4/www.ioc.ee/~silvio/2019/ITT9132/FinalExam3.pdf" calcext:value-type="string">
            <text:p>file:///home/user/books/reading/cm-materials/4/www.ioc.ee/~silvio/2019/ITT9132/FinalExam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.pdf&quot;)" office:value-type="string" office:string-value="file:///home/user/books/reading/cm-materials/4/www.ioc.ee/~silvio/2019/ITT9132/Midterm.pdf" calcext:value-type="string">
            <text:p>file:///home/user/books/reading/cm-materials/4/www.ioc.ee/~silvio/2019/ITT9132/Midterm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Recovery.pdf&quot;)" office:value-type="string" office:string-value="file:///home/user/books/reading/cm-materials/4/www.ioc.ee/~silvio/2019/ITT9132/MidtermRecovery.pdf" calcext:value-type="string">
            <text:p>file:///home/user/books/reading/cm-materials/4/www.ioc.ee/~silvio/2019/ITT9132/MidtermRecovery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2instr.pdf&quot;)" office:value-type="string" office:string-value="file:///home/user/books/reading/cm-materials/5/homepages.gac.edu/~holte/courses/mcs256/2001S/exams/exam2instr.pdf" calcext:value-type="string">
            <text:p>file:///home/user/books/reading/cm-materials/5/homepages.gac.edu/~holte/courses/mcs256/2001S/exams/exam2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3instr.pdf&quot;)" office:value-type="string" office:string-value="file:///home/user/books/reading/cm-materials/5/homepages.gac.edu/~holte/courses/mcs256/2001S/exams/exam3instr.pdf" calcext:value-type="string">
            <text:p>file:///home/user/books/reading/cm-materials/5/homepages.gac.edu/~holte/courses/mcs256/2001S/exams/exam3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4instr.pdf&quot;)" office:value-type="string" office:string-value="file:///home/user/books/reading/cm-materials/5/homepages.gac.edu/~holte/courses/mcs256/2001S/exams/exam4instr.pdf" calcext:value-type="string">
            <text:p>file:///home/user/books/reading/cm-materials/5/homepages.gac.edu/~holte/courses/mcs256/2001S/exams/exam4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_2012.pdf&quot;)" office:value-type="string" office:string-value="file:///home/user/books/reading/cm-materials/6/webhome.cs.uvic.ca/~ruskey/classes/582/quiz/csc582_Quiz1_2012.pdf" calcext:value-type="string">
            <text:p>file:///home/user/books/reading/cm-materials/6/webhome.cs.uvic.ca/~ruskey/classes/582/quiz/csc582_Quiz1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ans_2012.pdf&quot;)" office:value-type="string" office:string-value="file:///home/user/books/reading/cm-materials/6/webhome.cs.uvic.ca/~ruskey/classes/582/quiz/csc582_Quiz1ans_2012.pdf" calcext:value-type="string">
            <text:p>file:///home/user/books/reading/cm-materials/6/webhome.cs.uvic.ca/~ruskey/classes/582/quiz/csc582_Quiz1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2ans_2012.pdf&quot;)" office:value-type="string" office:string-value="file:///home/user/books/reading/cm-materials/6/webhome.cs.uvic.ca/~ruskey/classes/582/quiz/csc582_Quiz2ans_2012.pdf" calcext:value-type="string">
            <text:p>file:///home/user/books/reading/cm-materials/6/webhome.cs.uvic.ca/~ruskey/classes/582/quiz/csc582_Quiz2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_2012.pdf&quot;)" office:value-type="string" office:string-value="file:///home/user/books/reading/cm-materials/6/webhome.cs.uvic.ca/~ruskey/classes/582/quiz/csc582_Quiz3_2012.pdf" calcext:value-type="string">
            <text:p>file:///home/user/books/reading/cm-materials/6/webhome.cs.uvic.ca/~ruskey/classes/582/quiz/csc582_Quiz3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ans_2012.pdf&quot;)" office:value-type="string" office:string-value="file:///home/user/books/reading/cm-materials/6/webhome.cs.uvic.ca/~ruskey/classes/582/quiz/csc582_Quiz3ans_2012.pdf" calcext:value-type="string">
            <text:p>file:///home/user/books/reading/cm-materials/6/webhome.cs.uvic.ca/~ruskey/classes/582/quiz/csc582_Quiz3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4ans_2012.pdf&quot;)" office:value-type="string" office:string-value="file:///home/user/books/reading/cm-materials/6/webhome.cs.uvic.ca/~ruskey/classes/582/quiz/csc582_Quiz4ans_2012.pdf" calcext:value-type="string">
            <text:p>file:///home/user/books/reading/cm-materials/6/webhome.cs.uvic.ca/~ruskey/classes/582/quiz/csc582_Quiz4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7/homepages.warwick.ac.uk/~masbal/MA241Combinatorics0607/mock.pdf&quot;)" office:value-type="string" office:string-value="file:///home/user/books/reading/cm-materials/7/homepages.warwick.ac.uk/~masbal/MA241Combinatorics0607/mock.pdf" calcext:value-type="string">
            <text:p>file:///home/user/books/reading/cm-materials/7/homepages.warwick.ac.uk/~masbal/MA241Combinatorics0607/mock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final_91.pdf&quot;)" office:value-type="string" office:string-value="file:///home/user/books/reading/cm-materials/8/web.cs.wpi.edu/~cs504/s00m/exams/1991/final_91.pdf" calcext:value-type="string">
            <text:p>file:///home/user/books/reading/cm-materials/8/web.cs.wpi.edu/~cs504/s00m/exams/1991/final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midterm_91.pdf&quot;)" office:value-type="string" office:string-value="file:///home/user/books/reading/cm-materials/8/web.cs.wpi.edu/~cs504/s00m/exams/1991/midterm_91.pdf" calcext:value-type="string">
            <text:p>file:///home/user/books/reading/cm-materials/8/web.cs.wpi.edu/~cs504/s00m/exams/1991/midterm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final_92.pdf&quot;)" office:value-type="string" office:string-value="file:///home/user/books/reading/cm-materials/8/web.cs.wpi.edu/~cs504/s00m/exams/1992/final_92.pdf" calcext:value-type="string">
            <text:p>file:///home/user/books/reading/cm-materials/8/web.cs.wpi.edu/~cs504/s00m/exams/1992/final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midterm_92.pdf&quot;)" office:value-type="string" office:string-value="file:///home/user/books/reading/cm-materials/8/web.cs.wpi.edu/~cs504/s00m/exams/1992/midterm_92.pdf" calcext:value-type="string">
            <text:p>file:///home/user/books/reading/cm-materials/8/web.cs.wpi.edu/~cs504/s00m/exams/1992/midterm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final_93.pdf&quot;)" office:value-type="string" office:string-value="file:///home/user/books/reading/cm-materials/8/web.cs.wpi.edu/~cs504/s00m/exams/1993/final_93.pdf" calcext:value-type="string">
            <text:p>file:///home/user/books/reading/cm-materials/8/web.cs.wpi.edu/~cs504/s00m/exams/1993/final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midterm_93.pdf&quot;)" office:value-type="string" office:string-value="file:///home/user/books/reading/cm-materials/8/web.cs.wpi.edu/~cs504/s00m/exams/1993/midterm_93.pdf" calcext:value-type="string">
            <text:p>file:///home/user/books/reading/cm-materials/8/web.cs.wpi.edu/~cs504/s00m/exams/1993/midterm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final1_96.pdf&quot;)" office:value-type="string" office:string-value="file:///home/user/books/reading/cm-materials/8/web.cs.wpi.edu/~cs504/s00m/exams/1996/final1_96.pdf" calcext:value-type="string">
            <text:p>file:///home/user/books/reading/cm-materials/8/web.cs.wpi.edu/~cs504/s00m/exams/1996/final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midterm1_96.pdf&quot;)" office:value-type="string" office:string-value="file:///home/user/books/reading/cm-materials/8/web.cs.wpi.edu/~cs504/s00m/exams/1996/midterm1_96.pdf" calcext:value-type="string">
            <text:p>file:///home/user/books/reading/cm-materials/8/web.cs.wpi.edu/~cs504/s00m/exams/1996/midterm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final1_98.pdf&quot;)" office:value-type="string" office:string-value="file:///home/user/books/reading/cm-materials/8/web.cs.wpi.edu/~cs504/s00m/exams/1998/final1_98.pdf" calcext:value-type="string">
            <text:p>file:///home/user/books/reading/cm-materials/8/web.cs.wpi.edu/~cs504/s00m/exams/1998/final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1_98.pdf&quot;)" office:value-type="string" office:string-value="file:///home/user/books/reading/cm-materials/8/web.cs.wpi.edu/~cs504/s00m/exams/1998/midterm1_98.pdf" calcext:value-type="string">
            <text:p>file:///home/user/books/reading/cm-materials/8/web.cs.wpi.edu/~cs504/s00m/exams/1998/midterm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2_98/midterm2_96.pdf&quot;)" office:value-type="string" office:string-value="file:///home/user/books/reading/cm-materials/8/web.cs.wpi.edu/~cs504/s00m/exams/1998/midterm2_98/midterm2_96.pdf" calcext:value-type="string">
            <text:p>file:///home/user/books/reading/cm-materials/8/web.cs.wpi.edu/~cs504/s00m/exams/1998/midterm2_98/midterm2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final2/tst2.pdf&quot;)" office:value-type="string" office:string-value="file:///home/user/books/reading/cm-materials/8/web.cs.wpi.edu/~cs504/s00m/exams/1999/final2/tst2.pdf" calcext:value-type="string">
            <text:p>file:///home/user/books/reading/cm-materials/8/web.cs.wpi.edu/~cs504/s00m/exams/1999/final2/tst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.pdf&quot;)" office:value-type="string" office:string-value="file:///home/user/books/reading/cm-materials/8/web.cs.wpi.edu/~cs504/s00m/exams/1999/midterm2/tst1.pdf" calcext:value-type="string">
            <text:p>file:///home/user/books/reading/cm-materials/8/web.cs.wpi.edu/~cs504/s00m/exams/1999/midterm2/tst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_s.pdf&quot;)" office:value-type="string" office:string-value="file:///home/user/books/reading/cm-materials/8/web.cs.wpi.edu/~cs504/s00m/exams/1999/midterm2/tst1_s.pdf" calcext:value-type="string">
            <text:p>file:///home/user/books/reading/cm-materials/8/web.cs.wpi.edu/~cs504/s00m/exams/1999/midterm2/tst1_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6.pdf&quot;)" office:value-type="string" office:string-value="file:///home/user/books/reading/cm-materials/8/web.cs.wpi.edu/~cs504/s00m/notes/ln/1996/ln6.pdf" calcext:value-type="string">
            <text:p>file:///home/user/books/reading/cm-materials/8/web.cs.wpi.edu/~cs504/s00m/notes/ln/1996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7.pdf&quot;)" office:value-type="string" office:string-value="file:///home/user/books/reading/cm-materials/8/web.cs.wpi.edu/~cs504/s00m/notes/ln/1996/ln7.pdf" calcext:value-type="string">
            <text:p>file:///home/user/books/reading/cm-materials/8/web.cs.wpi.edu/~cs504/s00m/notes/ln/1996/ln7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1.pdf&quot;)" office:value-type="string" office:string-value="file:///home/user/books/reading/cm-materials/8/web.cs.wpi.edu/~cs504/s00m/notes/ln/1998/ln1.pdf" calcext:value-type="string">
            <text:p>file:///home/user/books/reading/cm-materials/8/web.cs.wpi.edu/~cs504/s00m/notes/ln/1998/ln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2.pdf&quot;)" office:value-type="string" office:string-value="file:///home/user/books/reading/cm-materials/8/web.cs.wpi.edu/~cs504/s00m/notes/ln/1998/ln2.pdf" calcext:value-type="string">
            <text:p>file:///home/user/books/reading/cm-materials/8/web.cs.wpi.edu/~cs504/s00m/notes/ln/1998/ln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3.pdf&quot;)" office:value-type="string" office:string-value="file:///home/user/books/reading/cm-materials/8/web.cs.wpi.edu/~cs504/s00m/notes/ln/1998/ln3.pdf" calcext:value-type="string">
            <text:p>file:///home/user/books/reading/cm-materials/8/web.cs.wpi.edu/~cs504/s00m/notes/ln/1998/ln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4.pdf&quot;)" office:value-type="string" office:string-value="file:///home/user/books/reading/cm-materials/8/web.cs.wpi.edu/~cs504/s00m/notes/ln/1998/ln4.pdf" calcext:value-type="string">
            <text:p>file:///home/user/books/reading/cm-materials/8/web.cs.wpi.edu/~cs504/s00m/notes/ln/1998/ln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5.pdf&quot;)" office:value-type="string" office:string-value="file:///home/user/books/reading/cm-materials/8/web.cs.wpi.edu/~cs504/s00m/notes/ln/1998/ln5.pdf" calcext:value-type="string">
            <text:p>file:///home/user/books/reading/cm-materials/8/web.cs.wpi.edu/~cs504/s00m/notes/ln/1998/ln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6.pdf&quot;)" office:value-type="string" office:string-value="file:///home/user/books/reading/cm-materials/8/web.cs.wpi.edu/~cs504/s00m/notes/ln/1998/ln6.pdf" calcext:value-type="string">
            <text:p>file:///home/user/books/reading/cm-materials/8/web.cs.wpi.edu/~cs504/s00m/notes/ln/1998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notes02.pdf&quot;)" office:value-type="string" office:string-value="file:///home/user/books/reading/cm-materials/9/notes02.pdf" calcext:value-type="string">
            <text:p>file:///home/user/books/reading/cm-materials/9/notes02.pdf</text:p>
          </table:table-cell>
          <table:table-cell office:value-type="string" calcext:value-type="string">
            <text:p>domino tilings, catalan</text:p>
          </table:table-cell>
          <table:table-cell/>
        </table:table-row>
        <table:table-row table:style-name="ro1">
          <table:table-cell table:formula="of:=HYPERLINK(&quot;file:///home/user/books/reading/cm-materials/9/notes03.pdf&quot;)" office:value-type="string" office:string-value="file:///home/user/books/reading/cm-materials/9/notes03.pdf" calcext:value-type="string">
            <text:p>file:///home/user/books/reading/cm-materials/9/notes03.pdf</text:p>
          </table:table-cell>
          <table:table-cell office:value-type="string" calcext:value-type="string">
            <text:p>subsets and multisets</text:p>
          </table:table-cell>
          <table:table-cell/>
        </table:table-row>
        <table:table-row table:style-name="ro1">
          <table:table-cell table:formula="of:=HYPERLINK(&quot;file:///home/user/books/reading/cm-materials/9/notes09.pdf&quot;)" office:value-type="string" office:string-value="file:///home/user/books/reading/cm-materials/9/notes09.pdf" calcext:value-type="string">
            <text:p>file:///home/user/books/reading/cm-materials/9/notes09.pdf</text:p>
          </table:table-cell>
          <table:table-cell office:value-type="string" calcext:value-type="string">
            <text:p>generating functions and generating series</text:p>
          </table:table-cell>
          <table:table-cell/>
        </table:table-row>
        <table:table-row table:style-name="ro1">
          <table:table-cell table:formula="of:=HYPERLINK(&quot;file:///home/user/books/reading/cm-materials/9/notes10.pdf&quot;)" office:value-type="string" office:string-value="file:///home/user/books/reading/cm-materials/9/notes10.pdf" calcext:value-type="string">
            <text:p>file:///home/user/books/reading/cm-materials/9/notes10.pdf</text:p>
          </table:table-cell>
          <table:table-cell office:value-type="string" calcext:value-type="string">
            <text:p>partition identities</text:p>
          </table:table-cell>
          <table:table-cell/>
        </table:table-row>
        <table:table-row table:style-name="ro1">
          <table:table-cell table:formula="of:=HYPERLINK(&quot;file:///home/user/books/reading/cm-materials/9/notes11.pdf&quot;)" office:value-type="string" office:string-value="file:///home/user/books/reading/cm-materials/9/notes11.pdf" calcext:value-type="string">
            <text:p>file:///home/user/books/reading/cm-materials/9/notes11.pdf</text:p>
          </table:table-cell>
          <table:table-cell office:value-type="string" calcext:value-type="string">
            <text:p>rational generating functions</text:p>
          </table:table-cell>
          <table:table-cell/>
        </table:table-row>
        <table:table-row table:style-name="ro1">
          <table:table-cell table:formula="of:=HYPERLINK(&quot;file:///home/user/books/reading/cm-materials/9/notes12.pdf&quot;)" office:value-type="string" office:string-value="file:///home/user/books/reading/cm-materials/9/notes12.pdf" calcext:value-type="string">
            <text:p>file:///home/user/books/reading/cm-materials/9/notes12.pdf</text:p>
          </table:table-cell>
          <table:table-cell office:value-type="string" calcext:value-type="string">
            <text:p>Gosper’s algorithm</text:p>
          </table:table-cell>
          <table:table-cell/>
        </table:table-row>
        <table:table-row table:style-name="ro1">
          <table:table-cell table:formula="of:=HYPERLINK(&quot;file:///home/user/books/reading/cm-materials/9/problems01.pdf&quot;)" office:value-type="string" office:string-value="file:///home/user/books/reading/cm-materials/9/problems01.pdf" calcext:value-type="string">
            <text:p>file:///home/user/books/reading/cm-materials/9/problems0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2.pdf&quot;)" office:value-type="string" office:string-value="file:///home/user/books/reading/cm-materials/9/problems02.pdf" calcext:value-type="string">
            <text:p>file:///home/user/books/reading/cm-materials/9/problems0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3.pdf&quot;)" office:value-type="string" office:string-value="file:///home/user/books/reading/cm-materials/9/problems03.pdf" calcext:value-type="string">
            <text:p>file:///home/user/books/reading/cm-materials/9/problems0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4.pdf&quot;)" office:value-type="string" office:string-value="file:///home/user/books/reading/cm-materials/9/problems04.pdf" calcext:value-type="string">
            <text:p>file:///home/user/books/reading/cm-materials/9/problems0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5.pdf&quot;)" office:value-type="string" office:string-value="file:///home/user/books/reading/cm-materials/9/problems05.pdf" calcext:value-type="string">
            <text:p>file:///home/user/books/reading/cm-materials/9/problems0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6.pdf&quot;)" office:value-type="string" office:string-value="file:///home/user/books/reading/cm-materials/9/problems06.pdf" calcext:value-type="string">
            <text:p>file:///home/user/books/reading/cm-materials/9/problems0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7.pdf&quot;)" office:value-type="string" office:string-value="file:///home/user/books/reading/cm-materials/9/problems07.pdf" calcext:value-type="string">
            <text:p>file:///home/user/books/reading/cm-materials/9/problems07.pdf</text:p>
          </table:table-cell>
          <table:table-cell office:value-type="string" calcext:value-type="string">
            <text:p>problem set</text:p>
          </table:table-cell>
          <table:table-cell/>
        </table:table-row>
      </table:table>
      <table:named-expressions/>
      <table:database-ranges>
        <table:database-range table:name="__Anonymous_Sheet_DB__0" table:target-range-address="exercises.A2:exercises.D28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 style:data-style-name="N2" text:time-value="01:05:41.867936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6T01:26:52.089529578</dc:date>
    <meta:editing-duration>P2DT2H10M44S</meta:editing-duration>
    <meta:editing-cycles>367</meta:editing-cycles>
    <meta:generator>LibreOffice/7.0.4.2$Linux_X86_64 LibreOffice_project/00$Build-2</meta:generator>
    <meta:document-statistic meta:table-count="5" meta:cell-count="2702" meta:object-count="0"/>
  </office:meta>
</office:document-meta>
</file>